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700000259E9D54C245B866225.jpg" manifest:media-type="image/jpeg"/>
  <manifest:file-entry manifest:full-path="Pictures/TablePreview1.svm" manifest:media-type=""/>
  <manifest:file-entry manifest:full-path="Pictures/1000020100000249000002CD062A51BD4F2D732D.png" manifest:media-type="image/png"/>
  <manifest:file-entry manifest:full-path="Pictures/TablePreview7.svm" manifest:media-type=""/>
  <manifest:file-entry manifest:full-path="Pictures/10000000000001AC0000023A101DA4C7875F05C2.jpg" manifest:media-type="image/jpeg"/>
  <manifest:file-entry manifest:full-path="Pictures/TablePreview9.svm" manifest:media-type=""/>
  <manifest:file-entry manifest:full-path="Pictures/10000000000001B3000002374BB8A0A44FE947FA.jpg" manifest:media-type="image/jpeg"/>
  <manifest:file-entry manifest:full-path="Pictures/1000020100000248000002CDAC48BCEA86A6C534.png" manifest:media-type="image/png"/>
  <manifest:file-entry manifest:full-path="Pictures/1000020100000249000002D226FB22B2F76ACCEE.png" manifest:media-type="image/png"/>
  <manifest:file-entry manifest:full-path="Pictures/TablePreview6.svm" manifest:media-type=""/>
  <manifest:file-entry manifest:full-path="Pictures/10000000000001B30000023789DC241A5381EE1F.jpg" manifest:media-type="image/jpeg"/>
  <manifest:file-entry manifest:full-path="Pictures/10000000000002090000023D9662A1949EEFFBFB.jpg" manifest:media-type="image/jpeg"/>
  <manifest:file-entry manifest:full-path="Pictures/1000020100000244000002C9D954DFBCD31FFB59.png" manifest:media-type="image/png"/>
  <manifest:file-entry manifest:full-path="Pictures/1000020100000248000002D35657E365B7F521D6.png" manifest:media-type="image/png"/>
  <manifest:file-entry manifest:full-path="Pictures/10000000000001DF00000257B26A10B56B2878A5.jpg" manifest:media-type="image/jpeg"/>
  <manifest:file-entry manifest:full-path="Pictures/TablePreview5.svm" manifest:media-type="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D300000255439CD69676F5737A.jpg" manifest:media-type="image/jpeg"/>
  <manifest:file-entry manifest:full-path="Pictures/1000020100000248000002D316CB6A04B542E927.png" manifest:media-type="image/png"/>
  <manifest:file-entry manifest:full-path="Pictures/TablePreview8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6" svg:font-family="Arial" style:font-adornments="Semibold"/>
    <style:font-face style:name="Arial8" svg:font-family="Arial" style:font-adornments="標準"/>
    <style:font-face style:name="Arial4" svg:font-family="Arial" style:font-adornments="細字"/>
    <style:font-face style:name="Arial1" svg:font-family="Arial" style:font-adornments="黒"/>
    <style:font-face style:name="Calibri2" svg:font-family="Calibri"/>
    <style:font-face style:name="Calibri1" svg:font-family="Calibri" style:font-adornments="Semibold"/>
    <style:font-face style:name="Calibri4" svg:font-family="Calibri" style:font-adornments="標準"/>
    <style:font-face style:name="Consolas2" svg:font-family="Consolas"/>
    <style:font-face style:name="Consolas1" svg:font-family="Consolas" style:font-adornments="Semibold"/>
    <style:font-face style:name="Consolas4" svg:font-family="Consolas" style:font-adornments="標準"/>
    <style:font-face style:name="Times New Roman2" svg:font-family="'Times New Roman'"/>
    <style:font-face style:name="Times New Roman1" svg:font-family="'Times New Roman'" style:font-adornments="Semibold"/>
    <style:font-face style:name="Times New Roman4" svg:font-family="'Times New Roman'" style:font-adornments="標準"/>
    <style:font-face style:name="LM Mono 101" svg:font-family="'LM Mono 10'" style:font-pitch="fixed"/>
    <style:font-face style:name="LM Mono 103" svg:font-family="'LM Mono 10'" style:font-adornments="標準" style:font-pitch="fixed"/>
    <style:font-face style:name="Arial9" svg:font-family="Arial" style:font-pitch="variable"/>
    <style:font-face style:name="Arial5" svg:font-family="Arial" style:font-adornments="Semibold" style:font-pitch="variable"/>
    <style:font-face style:name="Arial7" svg:font-family="Arial" style:font-adornments="標準" style:font-pitch="variable"/>
    <style:font-face style:name="Arial3" svg:font-family="Arial" style:font-adornments="細字" style:font-pitch="variable"/>
    <style:font-face style:name="Arial" svg:font-family="Arial" style:font-adornments="黒" style:font-pitch="variable"/>
    <style:font-face style:name="Calibri5" svg:font-family="Calibri" style:font-pitch="variable"/>
    <style:font-face style:name="Calibri" svg:font-family="Calibri" style:font-adornments="Semibold" style:font-pitch="variable"/>
    <style:font-face style:name="Calibri3" svg:font-family="Calibri" style:font-adornments="標準" style:font-pitch="variable"/>
    <style:font-face style:name="Consolas5" svg:font-family="Consolas" style:font-pitch="variable"/>
    <style:font-face style:name="Consolas" svg:font-family="Consolas" style:font-adornments="Semibold" style:font-pitch="variable"/>
    <style:font-face style:name="Consolas3" svg:font-family="Consolas" style:font-adornments="標準" style:font-pitch="variable"/>
    <style:font-face style:name="FreeSans1" svg:font-family="FreeSans" style:font-pitch="variable"/>
    <style:font-face style:name="LM Mono 10" svg:font-family="'LM Mono 10'" style:font-pitch="variable"/>
    <style:font-face style:name="LM Mono 102" svg:font-family="'LM Mono 10'" style:font-adornments="標準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5" svg:font-family="'Times New Roman'" style:font-pitch="variable"/>
    <style:font-face style:name="Times New Roman" svg:font-family="'Times New Roman'" style:font-adornments="Semibold" style:font-pitch="variable"/>
    <style:font-face style:name="Times New Roman3" svg:font-family="'Times New Roman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6.586cm" fo:min-width="4.939cm" fo:padding-top="0cm" fo:padding-bottom="0cm" fo:padding-left="0cm" fo:padding-right="0cm" fo:wrap-option="wrap" fo:clip="rect(0cm, 0cm, 0cm, 0cm)"/>
    </style:style>
    <style:style style:name="gr3" style:family="graphic" style:parent-style-name="standard" style:list-style-name="L17">
      <style:graphic-properties draw:stroke="none" draw:fill="none" fo:min-height="9.11cm"/>
    </style:style>
    <style:style style:name="gr4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7.831cm" fo:min-width="22.166cm" fo:padding-top="0cm" fo:padding-bottom="0cm" fo:padding-left="0cm" fo:padding-right="0cm" fo:wrap-option="wrap"/>
    </style:style>
    <style:style style:name="gr5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414cm" fo:min-width="14.616cm" fo:padding-top="0cm" fo:padding-bottom="0cm" fo:padding-left="0cm" fo:padding-right="0cm" fo:wrap-option="wrap"/>
    </style:style>
    <style:style style:name="gr1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5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1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0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2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3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28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2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0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2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4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7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6.132cm" fo:min-width="19.716cm" fo:padding-top="0cm" fo:padding-bottom="0cm" fo:padding-left="0cm" fo:padding-right="0cm" fo:wrap-option="wrap"/>
    </style:style>
    <style:style style:name="gr3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40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2.892cm" fo:min-width="21.373cm" fo:padding-top="0cm" fo:padding-bottom="0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2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3.826cm" fo:min-width="20.718cm" fo:padding-top="0cm" fo:padding-bottom="0cm" fo:padding-left="0cm" fo:padding-right="0cm" fo:wrap-option="wrap"/>
    </style:style>
    <style:style style:name="gr4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4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5" style:family="graphic" style:parent-style-name="standard" style:list-style-name="L22">
      <style:graphic-properties draw:stroke="none" draw:fill="none" fo:min-height="3.409cm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7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2.566cm" fo:min-width="7.9cm" fo:padding-top="0cm" fo:padding-bottom="0cm" fo:padding-left="0cm" fo:padding-right="0cm" fo:wrap-option="wrap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49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2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4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134cm" fo:padding-bottom="0cm" fo:padding-left="0cm" fo:padding-right="0cm" fo:wrap-option="wrap"/>
    </style:style>
    <style:style style:name="gr55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6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5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0.608cm" fo:padding-top="0cm" fo:padding-bottom="0cm" fo:padding-left="0cm" fo:padding-right="0cm" fo:wrap-option="wrap"/>
    </style:style>
    <style:style style:name="gr6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2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3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5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6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solid" svg:stroke-width="0.071cm" svg:stroke-color="#000000" draw:fill="none" draw:textarea-vertical-align="top" draw:auto-grow-height="false" draw:fit-to-size="false" fo:min-height="4.105cm" fo:min-width="23.044cm" fo:padding-top="0cm" fo:padding-bottom="0cm" fo:padding-left="0cm" fo:padding-right="0cm" fo:wrap-option="wrap"/>
    </style:style>
    <style:style style:name="gr6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72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3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4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5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6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7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8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79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0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1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2" style:family="graphic" style:parent-style-name="standard" style:list-style-name="L20">
      <style:graphic-properties draw:stroke="solid" svg:stroke-width="0.071cm" svg:stroke-color="#6095c9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8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2.884cm" fo:padding-top="0cm" fo:padding-bottom="0cm" fo:padding-left="0cm" fo:padding-right="0cm" fo:wrap-option="wrap"/>
    </style:style>
    <style:style style:name="gr84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207cm" fo:min-width="1.078cm" fo:padding-top="0cm" fo:padding-bottom="0cm" fo:padding-left="0cm" fo:padding-right="0cm" fo:wrap-option="wrap"/>
    </style:style>
    <style:style style:name="gr85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71cm" fo:min-width="1.843cm" fo:padding-top="0cm" fo:padding-bottom="0cm" fo:padding-left="0cm" fo:padding-right="0cm" fo:wrap-option="wrap"/>
    </style:style>
    <style:style style:name="gr86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5.874cm" fo:padding-top="0cm" fo:padding-bottom="0cm" fo:padding-left="0cm" fo:padding-right="0cm" fo:wrap-option="wrap"/>
    </style:style>
    <style:style style:name="gr8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2cm" fo:min-width="1.341cm" fo:padding-top="0cm" fo:padding-bottom="0cm" fo:padding-left="0cm" fo:padding-right="0cm" fo:wrap-option="wrap"/>
    </style:style>
    <style:style style:name="gr88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25cm" fo:min-width="3.059cm" fo:padding-top="0cm" fo:padding-bottom="0cm" fo:padding-left="0cm" fo:padding-right="0cm" fo:wrap-option="wrap"/>
    </style:style>
    <style:style style:name="gr89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134cm" fo:min-width="3.113cm" fo:padding-top="0cm" fo:padding-bottom="0cm" fo:padding-left="0cm" fo:padding-right="0cm" fo:wrap-option="wrap"/>
    </style:style>
    <style:style style:name="gr90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1" style:family="graphic" style:parent-style-name="standard" style:list-style-name="L20">
      <style:graphic-properties draw:stroke="solid" svg:stroke-width="0.071cm" svg:stroke-color="#000000" draw:fill="none" draw:textarea-vertical-align="top" draw:auto-grow-height="true" draw:fit-to-size="false" fo:min-height="0cm" fo:min-width="0cm" fo:padding-top="0.092cm" fo:padding-bottom="0cm" fo:padding-left="0cm" fo:padding-right="0cm" fo:wrap-option="wrap"/>
    </style:style>
    <style:style style:name="gr9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651cm" fo:padding-top="0cm" fo:padding-bottom="0cm" fo:padding-left="0cm" fo:padding-right="0cm" fo:wrap-option="wrap"/>
    </style:style>
    <style:style style:name="gr9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1.711cm" fo:min-width="1.882cm" fo:padding-top="0cm" fo:padding-bottom="0cm" fo:padding-left="0cm" fo:padding-right="0cm" fo:wrap-option="wrap"/>
    </style:style>
    <style:style style:name="gr9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5" style:family="graphic" style:parent-style-name="standard">
      <style:graphic-properties draw:stroke="solid" svg:stroke-width="0.071cm" svg:stroke-color="#aac46c" draw:fill="none" draw:textarea-vertical-align="top" draw:auto-grow-height="false" draw:fit-to-size="false" fo:min-height="3.336cm" fo:min-width="15.071cm" fo:padding-top="0cm" fo:padding-bottom="0cm" fo:padding-left="0cm" fo:padding-right="0cm" fo:wrap-option="wrap"/>
    </style:style>
    <style:style style:name="gr9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8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99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0" style:family="graphic" style:parent-style-name="standard" style:list-style-name="L19">
      <style:graphic-properties draw:stroke="solid" svg:stroke-width="0.071cm" svg:stroke-color="#000000" draw:fill="none" draw:textarea-vertical-align="top" draw:auto-grow-height="true" draw:fit-to-size="false" fo:min-height="0cm" fo:min-width="0cm" fo:padding-top="0.095cm" fo:padding-bottom="0cm" fo:padding-left="0cm" fo:padding-right="0cm" fo:wrap-option="wrap"/>
    </style:style>
    <style:style style:name="gr101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2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1.796cm" fo:min-width="4.895cm" fo:padding-top="0cm" fo:padding-bottom="0cm" fo:padding-left="0cm" fo:padding-right="0cm" fo:wrap-option="wrap"/>
    </style:style>
    <style:style style:name="gr103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4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5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6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8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0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0" style:family="graphic" style:parent-style-name="standard">
      <style:graphic-properties draw:stroke="none" svg:stroke-width="0cm" draw:fill="bitmap" draw:fill-image-name="msFillBitmap_20_52" style:repeat="stretch" draw:textarea-vertical-align="top" draw:auto-grow-height="false" draw:fit-to-size="false" fo:min-height="7.69cm" fo:min-width="6.573cm" fo:padding-top="0cm" fo:padding-bottom="0cm" fo:padding-left="0cm" fo:padding-right="0cm" fo:wrap-option="wrap" fo:clip="rect(0cm, 0cm, 0cm, 0cm)"/>
    </style:style>
    <style:style style:name="gr111" style:family="graphic" style:parent-style-name="standard">
      <style:graphic-properties draw:stroke="none" svg:stroke-width="0cm" draw:fill="bitmap" draw:fill-image-name="msFillBitmap_20_53" style:repeat="stretch" draw:textarea-vertical-align="top" draw:auto-grow-height="false" draw:fit-to-size="false" fo:min-height="6.096cm" fo:min-width="4.905cm" fo:padding-top="0cm" fo:padding-bottom="0cm" fo:padding-left="0cm" fo:padding-right="0cm" fo:wrap-option="wrap" fo:clip="rect(0cm, 0cm, 0cm, 0cm)"/>
    </style:style>
    <style:style style:name="gr112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1cm" fo:min-width="4.933cm" fo:padding-top="0cm" fo:padding-bottom="0cm" fo:padding-left="0cm" fo:padding-right="0cm" fo:wrap-option="wrap"/>
    </style:style>
    <style:style style:name="gr113" style:family="graphic" style:parent-style-name="standard">
      <style:graphic-properties draw:stroke="none" svg:stroke-width="0cm" draw:fill="bitmap" draw:fill-image-name="msFillBitmap_20_54" style:repeat="stretch" draw:textarea-vertical-align="top" draw:auto-grow-height="false" draw:fit-to-size="false" fo:min-height="7.648cm" fo:min-width="6.527cm" fo:padding-top="0cm" fo:padding-bottom="0cm" fo:padding-left="0cm" fo:padding-right="0cm" fo:wrap-option="wrap" fo:clip="rect(0cm, 0cm, 0cm, 0cm)"/>
    </style:style>
    <style:style style:name="gr114" style:family="graphic" style:parent-style-name="standard">
      <style:graphic-properties draw:stroke="none" svg:stroke-width="0cm" draw:fill="bitmap" draw:fill-image-name="msFillBitmap_20_55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5" style:family="graphic" style:parent-style-name="standard">
      <style:graphic-properties draw:stroke="none" svg:stroke-width="0cm" draw:fill="bitmap" draw:fill-image-name="msFillBitmap_20_56" style:repeat="stretch" draw:textarea-vertical-align="top" draw:auto-grow-height="false" draw:fit-to-size="false" fo:min-height="7.69cm" fo:min-width="6.583cm" fo:padding-top="0cm" fo:padding-bottom="0cm" fo:padding-left="0cm" fo:padding-right="0cm" fo:wrap-option="wrap" fo:clip="rect(0cm, 0cm, 0cm, 0cm)"/>
    </style:style>
    <style:style style:name="gr116" style:family="graphic" style:parent-style-name="standard">
      <style:graphic-properties draw:stroke="none" svg:stroke-width="0cm" draw:fill="bitmap" draw:fill-image-name="msFillBitmap_20_57" style:repeat="stretch" draw:textarea-vertical-align="top" draw:auto-grow-height="false" draw:fit-to-size="false" fo:min-height="6.095cm" fo:min-width="4.906cm" fo:padding-top="0cm" fo:padding-bottom="0cm" fo:padding-left="0cm" fo:padding-right="0cm" fo:wrap-option="wrap" fo:clip="rect(0cm, 0cm, 0cm, 0cm)"/>
    </style:style>
    <style:style style:name="gr117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2cm" fo:min-width="4.933cm" fo:padding-top="0cm" fo:padding-bottom="0cm" fo:padding-left="0cm" fo:padding-right="0cm" fo:wrap-option="wrap"/>
    </style:style>
    <style:style style:name="gr118" style:family="graphic" style:parent-style-name="standard">
      <style:graphic-properties draw:stroke="none" svg:stroke-width="0cm" draw:fill="bitmap" draw:fill-image-name="msFillBitmap_20_58" style:repeat="stretch" draw:textarea-vertical-align="top" draw:auto-grow-height="false" draw:fit-to-size="false" fo:min-height="7.744cm" fo:min-width="6.583cm" fo:padding-top="0cm" fo:padding-bottom="0cm" fo:padding-left="0cm" fo:padding-right="0cm" fo:wrap-option="wrap" fo:clip="rect(0cm, 0cm, 0cm, 0cm)"/>
    </style:style>
    <style:style style:name="gr119" style:family="graphic" style:parent-style-name="standard">
      <style:graphic-properties draw:stroke="none" svg:stroke-width="0cm" draw:fill="bitmap" draw:fill-image-name="msFillBitmap_20_59" style:repeat="stretch" draw:textarea-vertical-align="top" draw:auto-grow-height="false" draw:fit-to-size="false" fo:min-height="6.155cm" fo:min-width="4.906cm" fo:padding-top="0cm" fo:padding-bottom="0cm" fo:padding-left="0cm" fo:padding-right="0cm" fo:wrap-option="wrap" fo:clip="rect(0cm, 0cm, 0cm, 0cm)"/>
    </style:style>
    <style:style style:name="gr120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1cm" fo:min-width="4.933cm" fo:padding-top="0cm" fo:padding-bottom="0cm" fo:padding-left="0cm" fo:padding-right="0cm" fo:wrap-option="wrap"/>
    </style:style>
    <style:style style:name="gr121" style:family="graphic" style:parent-style-name="standard">
      <style:graphic-properties draw:stroke="none" svg:stroke-width="0cm" draw:fill="bitmap" draw:fill-image-name="msFillBitmap_20_60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2" style:family="graphic" style:parent-style-name="standard">
      <style:graphic-properties draw:stroke="none" svg:stroke-width="0cm" draw:fill="bitmap" draw:fill-image-name="msFillBitmap_20_61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3" style:family="graphic" style:parent-style-name="standard">
      <style:graphic-properties draw:stroke="solid" svg:stroke-width="0.026cm" svg:stroke-color="#000000" draw:fill="none" draw:textarea-vertical-align="top" draw:auto-grow-height="false" draw:fit-to-size="false" fo:min-height="6.189cm" fo:min-width="4.933cm" fo:padding-top="0cm" fo:padding-bottom="0cm" fo:padding-left="0cm" fo:padding-right="0cm" fo:wrap-option="wrap"/>
    </style:style>
    <style:style style:name="gr124" style:family="graphic" style:parent-style-name="standard">
      <style:graphic-properties draw:stroke="none" svg:stroke-width="0cm" draw:fill="bitmap" draw:fill-image-name="msFillBitmap_20_62" style:repeat="stretch" draw:textarea-vertical-align="top" draw:auto-grow-height="false" draw:fit-to-size="false" fo:min-height="7.755cm" fo:min-width="6.572cm" fo:padding-top="0cm" fo:padding-bottom="0cm" fo:padding-left="0cm" fo:padding-right="0cm" fo:wrap-option="wrap" fo:clip="rect(0cm, 0cm, 0cm, 0cm)"/>
    </style:style>
    <style:style style:name="gr125" style:family="graphic" style:parent-style-name="standard">
      <style:graphic-properties draw:stroke="none" svg:stroke-width="0cm" draw:fill="bitmap" draw:fill-image-name="msFillBitmap_20_63" style:repeat="stretch" draw:textarea-vertical-align="top" draw:auto-grow-height="false" draw:fit-to-size="false" fo:min-height="6.165cm" fo:min-width="4.906cm" fo:padding-top="0cm" fo:padding-bottom="0cm" fo:padding-left="0cm" fo:padding-right="0cm" fo:wrap-option="wrap" fo:clip="rect(0cm, 0cm, 0cm, 0cm)"/>
    </style:style>
    <style:style style:name="gr126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7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9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30" style:family="graphic" style:parent-style-name="standard" style:list-style-name="L16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title">
      <style:graphic-properties draw:stroke="none" svg:stroke-width="0cm" draw:fill="none" draw:textarea-vertical-align="top" draw:auto-grow-height="true" draw:fit-to-size="false" fo:min-height="4.524cm" fo:padding-top="0cm" fo:padding-bottom="0cm" fo:padding-left="0cm" fo:padding-right="0cm" fo:wrap-option="wrap"/>
    </style:style>
    <style:style style:name="pr10" style:family="presentation" style:parent-style-name="alizarin-title" style:list-style-name="L23">
      <style:graphic-properties draw:stroke="none" svg:stroke-width="0cm" draw:fill="none" draw:textarea-vertical-align="top" draw:auto-grow-height="true" draw:fit-to-size="false" fo:min-height="2.653cm" fo:padding-top="0cm" fo:padding-bottom="0cm" fo:padding-left="0cm" fo:padding-right="0cm" fo:wrap-option="wrap"/>
    </style:style>
    <style:style style:name="co1" style:family="table-column">
      <style:table-column-properties style:column-width="1.81cm" style:use-optimal-column-width="false"/>
    </style:style>
    <style:style style:name="co2" style:family="table-column">
      <style:table-column-properties style:column-width="3.982cm" style:use-optimal-column-width="false"/>
    </style:style>
    <style:style style:name="co3" style:family="table-column">
      <style:table-column-properties style:column-width="0.221cm" style:use-optimal-column-width="false"/>
    </style:style>
    <style:style style:name="co4" style:family="table-column">
      <style:table-column-properties style:column-width="0.698cm" style:use-optimal-column-width="false"/>
    </style:style>
    <style:style style:name="co5" style:family="table-column">
      <style:table-column-properties style:column-width="1.92cm" style:use-optimal-column-width="false"/>
    </style:style>
    <style:style style:name="co6" style:family="table-column">
      <style:table-column-properties style:column-width="2.82cm" style:use-optimal-column-width="false"/>
    </style:style>
    <style:style style:name="co7" style:family="table-column">
      <style:table-column-properties style:column-width="6.67cm" style:use-optimal-column-width="false"/>
    </style:style>
    <style:style style:name="co8" style:family="table-column">
      <style:table-column-properties style:column-width="2.183cm" style:use-optimal-column-width="false"/>
    </style:style>
    <style:style style:name="co9" style:family="table-column">
      <style:table-column-properties style:column-width="0.701cm" style:use-optimal-column-width="false"/>
    </style:style>
    <style:style style:name="co10" style:family="table-column">
      <style:table-column-properties style:column-width="2.139cm" style:use-optimal-column-width="false"/>
    </style:style>
    <style:style style:name="co11" style:family="table-column">
      <style:table-column-properties style:column-width="1.912cm" style:use-optimal-column-width="false"/>
    </style:style>
    <style:style style:name="co12" style:family="table-column">
      <style:table-column-properties style:column-width="4.467cm" style:use-optimal-column-width="false"/>
    </style:style>
    <style:style style:name="co13" style:family="table-column">
      <style:table-column-properties style:column-width="3.378cm" style:use-optimal-column-width="false"/>
    </style:style>
    <style:style style:name="co14" style:family="table-column">
      <style:table-column-properties style:column-width="3.491cm" style:use-optimal-column-width="false"/>
    </style:style>
    <style:style style:name="co15" style:family="table-column">
      <style:table-column-properties style:column-width="1.047cm" style:use-optimal-column-width="false"/>
    </style:style>
    <style:style style:name="co16" style:family="table-column">
      <style:table-column-properties style:column-width="10.361cm" style:use-optimal-column-width="false"/>
    </style:style>
    <style:style style:name="co17" style:family="table-column">
      <style:table-column-properties style:column-width="22.437cm" style:use-optimal-column-width="false"/>
    </style:style>
    <style:style style:name="co18" style:family="table-column">
      <style:table-column-properties style:column-width="5.316cm" style:use-optimal-column-width="false"/>
    </style:style>
    <style:style style:name="co19" style:family="table-column">
      <style:table-column-properties style:column-width="6.633cm" style:use-optimal-column-width="false"/>
    </style:style>
    <style:style style:name="co20" style:family="table-column">
      <style:table-column-properties style:column-width="5.852cm" style:use-optimal-column-width="false"/>
    </style:style>
    <style:style style:name="co21" style:family="table-column">
      <style:table-column-properties style:column-width="14.001cm" style:use-optimal-column-width="false"/>
    </style:style>
    <style:style style:name="co22" style:family="table-column">
      <style:table-column-properties style:column-width="4.894cm" style:use-optimal-column-width="false"/>
    </style:style>
    <style:style style:name="co23" style:family="table-column">
      <style:table-column-properties style:column-width="1.706cm" style:use-optimal-column-width="false"/>
    </style:style>
    <style:style style:name="co24" style:family="table-column">
      <style:table-column-properties style:column-width="6.826cm" style:use-optimal-column-width="false"/>
    </style:style>
    <style:style style:name="co25" style:family="table-column">
      <style:table-column-properties style:column-width="6.104cm" style:use-optimal-column-width="false"/>
    </style:style>
    <style:style style:name="co26" style:family="table-column">
      <style:table-column-properties style:column-width="1.362cm" style:use-optimal-column-width="false"/>
    </style:style>
    <style:style style:name="co27" style:family="table-column">
      <style:table-column-properties style:column-width="3.824cm" style:use-optimal-column-width="false"/>
    </style:style>
    <style:style style:name="co28" style:family="table-column">
      <style:table-column-properties style:column-width="1.18cm" style:use-optimal-column-width="false"/>
    </style:style>
    <style:style style:name="co29" style:family="table-column">
      <style:table-column-properties style:column-width="1.073cm" style:use-optimal-column-width="false"/>
    </style:style>
    <style:style style:name="co30" style:family="table-column">
      <style:table-column-properties style:column-width="7.102cm" style:use-optimal-column-width="false"/>
    </style:style>
    <style:style style:name="co31" style:family="table-column">
      <style:table-column-properties style:column-width="4.494cm" style:use-optimal-column-width="false"/>
    </style:style>
    <style:style style:name="co32" style:family="table-column">
      <style:table-column-properties style:column-width="1.232cm" style:use-optimal-column-width="false"/>
    </style:style>
    <style:style style:name="co33" style:family="table-column">
      <style:table-column-properties style:column-width="2.698cm" style:use-optimal-column-width="false"/>
    </style:style>
    <style:style style:name="co34" style:family="table-column">
      <style:table-column-properties style:column-width="2.436cm" style:use-optimal-column-width="false"/>
    </style:style>
    <style:style style:name="co35" style:family="table-column">
      <style:table-column-properties style:column-width="3.353cm" style:use-optimal-column-width="false"/>
    </style:style>
    <style:style style:name="co36" style:family="table-column">
      <style:table-column-properties style:column-width="0.891cm" style:use-optimal-column-width="false"/>
    </style:style>
    <style:style style:name="co37" style:family="table-column">
      <style:table-column-properties style:column-width="1.755cm" style:use-optimal-column-width="false"/>
    </style:style>
    <style:style style:name="co38" style:family="table-column">
      <style:table-column-properties style:column-width="3.248cm" style:use-optimal-column-width="false"/>
    </style:style>
    <style:style style:name="co39" style:family="table-column">
      <style:table-column-properties style:column-width="1.258cm" style:use-optimal-column-width="false"/>
    </style:style>
    <style:style style:name="co40" style:family="table-column">
      <style:table-column-properties style:column-width="8.433cm" style:use-optimal-column-width="false"/>
    </style:style>
    <style:style style:name="co41" style:family="table-column">
      <style:table-column-properties style:column-width="6.924cm" style:use-optimal-column-width="false"/>
    </style:style>
    <style:style style:name="co42" style:family="table-column">
      <style:table-column-properties style:column-width="2.41cm" style:use-optimal-column-width="false"/>
    </style:style>
    <style:style style:name="co43" style:family="table-column">
      <style:table-column-properties style:column-width="1.991cm" style:use-optimal-column-width="false"/>
    </style:style>
    <style:style style:name="co44" style:family="table-column">
      <style:table-column-properties style:column-width="1.101cm" style:use-optimal-column-width="false"/>
    </style:style>
    <style:style style:name="co45" style:family="table-column">
      <style:table-column-properties style:column-width="2.2cm" style:use-optimal-column-width="false"/>
    </style:style>
    <style:style style:name="co46" style:family="table-column">
      <style:table-column-properties style:column-width="1.1cm" style:use-optimal-column-width="false"/>
    </style:style>
    <style:style style:name="co47" style:family="table-column">
      <style:table-column-properties style:column-width="4.394cm" style:use-optimal-column-width="false"/>
    </style:style>
    <style:style style:name="ro1" style:family="table-row">
      <style:table-row-properties style:row-height="3.405cm"/>
    </style:style>
    <style:style style:name="ro2" style:family="table-row">
      <style:table-row-properties style:row-height="2.554cm"/>
    </style:style>
    <style:style style:name="ro3" style:family="table-row">
      <style:table-row-properties style:row-height="1.76cm"/>
    </style:style>
    <style:style style:name="ro4" style:family="table-row">
      <style:table-row-properties style:row-height="0.868cm"/>
    </style:style>
    <style:style style:name="ro5" style:family="table-row">
      <style:table-row-properties style:row-height="2.096cm"/>
    </style:style>
    <style:style style:name="ro6" style:family="table-row">
      <style:table-row-properties style:row-height="1.249cm"/>
    </style:style>
    <style:style style:name="ro7" style:family="table-row">
      <style:table-row-properties style:row-height="1.583cm"/>
    </style:style>
    <style:style style:name="ro8" style:family="table-row">
      <style:table-row-properties style:row-height="11.736cm"/>
    </style:style>
    <style:style style:name="ro9" style:family="table-row">
      <style:table-row-properties style:row-height="0.978cm"/>
    </style:style>
    <style:style style:name="ro10" style:family="table-row">
      <style:table-row-properties style:row-height="0.817cm"/>
    </style:style>
    <style:style style:name="ro11" style:family="table-row">
      <style:table-row-properties style:row-height="2.58cm"/>
    </style:style>
    <style:style style:name="ro12" style:family="table-row">
      <style:table-row-properties style:row-height="1.701cm"/>
    </style:style>
    <style:style style:name="ro13" style:family="table-row">
      <style:table-row-properties style:row-height="1.703cm"/>
    </style:style>
    <style:style style:name="ro14" style:family="table-row">
      <style:table-row-properties style:row-height="1.123cm"/>
    </style:style>
    <style:style style:name="ro15" style:family="table-row">
      <style:table-row-properties style:row-height="1.269cm"/>
    </style:style>
    <style:style style:name="ro16" style:family="table-row">
      <style:table-row-properties style:row-height="1.365cm"/>
    </style:style>
    <style:style style:name="ro17" style:family="table-row">
      <style:table-row-properties style:row-height="1.27cm"/>
    </style:style>
    <style:style style:name="ro18" style:family="table-row">
      <style:table-row-properties style:row-height="2.679cm"/>
    </style:style>
    <style:style style:name="ro19" style:family="table-row">
      <style:table-row-properties style:row-height="1.31cm"/>
    </style:style>
    <style:style style:name="ro20" style:family="table-row">
      <style:table-row-properties style:row-height="2.539cm"/>
    </style:style>
    <style:style style:name="ce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.152cm" fo:margin-top="0.002cm" fo:margin-bottom="0cm" style:line-height-at-least="0.741cm" fo:text-align="start" fo:text-indent="0cm" fo:border="none"/>
      <style:text-properties style:font-name="LM Mono 101"/>
    </style:style>
    <style:style style:name="ce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.152cm" fo:margin-top="0.002cm" fo:margin-bottom="0cm" style:line-height-at-least="0.741cm" fo:text-align="start" fo:text-indent="0cm" fo:border="none"/>
      <style:text-properties style:font-name="LM Mono 101"/>
    </style:style>
    <style:style style:name="ce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721cm" fo:text-align="center" fo:text-indent="0cm" fo:border="none"/>
      <style:text-properties style:font-name="LM Mono 101"/>
    </style:style>
    <style:style style:name="ce4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/>
    </style:style>
    <style:style style:name="ce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71cm" fo:text-align="start" fo:text-indent="0cm" fo:border="none"/>
      <style:text-properties style:font-name="LM Mono 101"/>
    </style:style>
    <style:style style:name="ce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3.531cm" fo:margin-top="0.002cm" fo:margin-bottom="0cm" style:line-height-at-least="0.741cm" fo:text-align="start" fo:text-indent="0cm" fo:border="none"/>
      <style:text-properties style:font-name="LM Mono 101"/>
    </style:style>
    <style:style style:name="ce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54cm" fo:margin-right="0cm" fo:margin-top="0cm" fo:margin-bottom="0cm" style:line-height-at-least="0.669cm" fo:text-align="start" fo:text-indent="0cm" fo:border="none"/>
      <style:text-properties style:font-name="LM Mono 101"/>
    </style:style>
    <style:style style:name="ce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69cm" fo:text-align="start" fo:text-indent="0cm" fo:border="none"/>
      <style:text-properties style:font-name="LM Mono 101"/>
    </style:style>
    <style:style style:name="ce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69cm" fo:text-align="center" fo:text-indent="0cm" fo:border="none"/>
      <style:text-properties style:font-name="LM Mono 101"/>
    </style:style>
    <style:style style:name="ce1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697cm" fo:margin-right="0cm" fo:margin-top="0cm" fo:margin-bottom="0cm" style:line-height-at-least="0.669cm" fo:text-align="start" fo:text-indent="0cm" fo:border="none"/>
      <style:text-properties style:font-name="LM Mono 101"/>
    </style:style>
    <style:style style:name="ce1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8cm" fo:text-align="start" fo:text-indent="0cm" fo:border="none"/>
      <style:text-properties style:font-name="LM Mono 101"/>
    </style:style>
    <style:style style:name="ce12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0.99pt solid #000000" fo:border-bottom="none"/>
    </style:style>
    <style:style style:name="ce13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0.99pt solid #000000" fo:border-bottom="none"/>
    </style:style>
    <style:style style:name="ce14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0.99pt solid #000000" fo:border-bottom="none"/>
    </style:style>
    <style:style style:name="ce15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0.99pt solid #000000" fo:border-top="none" fo:border-bottom="none"/>
    </style:style>
    <style:style style:name="ce16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000000" fo:border-right="none" fo:border-top="none" fo:border-bottom="0.99pt solid #000000"/>
    </style:style>
    <style:style style:name="ce17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none" fo:border-top="none" fo:border-bottom="0.99pt solid #000000"/>
    </style:style>
    <style:style style:name="ce18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000000" fo:border-top="none" fo:border-bottom="0.99pt solid #000000"/>
    </style:style>
    <style:style style:name="ce1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012cm" fo:margin-bottom="0cm" style:line-height-at-least="0.751cm" fo:text-align="start" fo:text-indent="0cm" fo:border="none"/>
      <style:text-properties style:font-name="LM Mono 101"/>
    </style:style>
    <style:style style:name="ce2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12cm" fo:margin-bottom="0cm" style:line-height-at-least="0.751cm" fo:text-align="start" fo:text-indent="0cm" fo:border="none"/>
      <style:text-properties style:font-name="LM Mono 101"/>
    </style:style>
    <style:style style:name="ce2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.002cm" fo:margin-bottom="0cm" fo:line-height="100%" fo:text-align="start" fo:text-indent="0cm" fo:border="none"/>
      <style:text-properties style:font-name="LM Mono 101"/>
    </style:style>
    <style:style style:name="ce22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69cm" fo:text-align="end" fo:text-indent="0cm" fo:border="none"/>
      <style:text-properties style:font-name="LM Mono 101"/>
    </style:style>
    <style:style style:name="ce23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52cm" fo:margin-top="0cm" fo:margin-bottom="0cm" style:line-height-at-least="0.651cm" fo:text-align="end" fo:text-indent="0cm" fo:border="none"/>
      <style:text-properties style:font-name="LM Mono 101"/>
    </style:style>
    <style:style style:name="ce24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="none"/>
      <style:text-properties style:font-name="LM Mono 101"/>
    </style:style>
    <style:style style:name="ce2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0.651cm" fo:text-align="center" fo:text-indent="0cm" fo:border="none"/>
      <style:text-properties style:font-name="LM Mono 101"/>
    </style:style>
    <style:style style:name="ce26" style:family="table-cell">
      <loext:graphic-properties draw:fill="none" style:repeat="repeat" draw:textarea-vertical-align="top" fo:padding-top="0cm" fo:padding-bottom="0cm" fo:padding-left="0cm" fo:padding-right="0cm"/>
      <style:paragraph-properties fo:margin-left="1.265cm" fo:margin-right="8.382cm" fo:margin-top="0.134cm" fo:margin-bottom="0cm" style:line-height-at-least="0.741cm" fo:text-align="start" fo:text-indent="-1.047cm" fo:border-left="0.99pt solid #000000" fo:border-right="0.99pt solid #000000" fo:border-top="0.99pt solid #000000" fo:border-bottom="0.03pt solid #000000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ce2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.091cm" fo:margin-bottom="0cm" fo:line-height="100%" fo:text-align="center" fo:text-indent="0cm" fo:border-left="0.99pt solid #6095c9" fo:border-right="none" fo:border-top="0.99pt solid #6095c9" fo:border-bottom="none"/>
      <style:text-properties style:font-name="LM Mono 101"/>
    </style:style>
    <style:style style:name="ce2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.091cm" fo:margin-bottom="0cm" fo:line-height="100%" fo:text-align="start" fo:text-indent="0cm" fo:border-left="none" fo:border-right="none" fo:border-top="0.99pt solid #6095c9" fo:border-bottom="none"/>
      <style:text-properties style:font-name="LM Mono 101"/>
    </style:style>
    <style:style style:name="ce2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.091cm" fo:margin-bottom="0cm" fo:line-height="100%" fo:text-align="start" fo:text-indent="0cm" fo:border-left="none" fo:border-right="0.99pt solid #6095c9" fo:border-top="0.99pt solid #6095c9" fo:border-bottom="none"/>
      <style:text-properties style:font-name="LM Mono 101"/>
    </style:style>
    <style:style style:name="ce3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44cm" fo:margin-right="0cm" fo:margin-top="0cm" fo:margin-bottom="0cm" style:line-height-at-least="0.651cm" fo:text-align="center" fo:text-indent="0cm" fo:border-left="0.99pt solid #6095c9" fo:border-right="none" fo:border-top="none" fo:border-bottom="0.99pt solid #6095c9"/>
      <style:text-properties style:font-name="LM Mono 101"/>
    </style:style>
    <style:style style:name="ce3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73cm" fo:margin-right="0cm" fo:margin-top="0cm" fo:margin-bottom="0cm" style:line-height-at-least="0.651cm" fo:text-align="start" fo:text-indent="0cm" fo:border-left="none" fo:border-right="none" fo:border-top="none" fo:border-bottom="0.99pt solid #6095c9"/>
      <style:text-properties style:font-name="LM Mono 101"/>
    </style:style>
    <style:style style:name="ce3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871cm" fo:margin-right="0cm" fo:margin-top="0cm" fo:margin-bottom="0cm" style:line-height-at-least="0.651cm" fo:text-align="start" fo:text-indent="0cm" fo:border-left="none" fo:border-right="0.99pt solid #6095c9" fo:border-top="none" fo:border-bottom="0.99pt solid #6095c9"/>
      <style:text-properties style:font-name="LM Mono 101"/>
    </style:style>
    <style:style style:name="ce3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19cm" fo:margin-right="0cm" fo:margin-top="0.091cm" fo:margin-bottom="0cm" fo:line-height="100%" fo:text-align="start" fo:text-indent="0cm" fo:border-left="0.99pt solid #000000" fo:border-right="0.99pt solid #000000" fo:border-top="0.99pt solid #000000" fo:border-bottom="none"/>
      <style:text-properties style:font-name="LM Mono 101"/>
    </style:style>
    <style:style style:name="ce34" style:family="table-cell">
      <loext:graphic-properties style:repeat="repeat"/>
      <style:text-properties style:font-name="LM Mono 101"/>
    </style:style>
    <style:style style:name="ce3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915cm" fo:margin-right="0cm" fo:margin-top="0cm" fo:margin-bottom="0cm" style:line-height-at-least="0.71cm" fo:text-align="start" fo:text-indent="0cm" fo:border-left="0.99pt solid #000000" fo:border-right="0.99pt solid #aac46c" fo:border-top="none" fo:border-bottom="0.99pt solid #000000"/>
      <style:text-properties style:font-name="LM Mono 101"/>
    </style:style>
    <style:style style:name="ce36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041cm" fo:margin-top="0.092cm" fo:margin-bottom="0cm" fo:line-height="100%" fo:text-align="center" fo:text-indent="0cm" fo:border-left="0.99pt solid #aac46c" fo:border-right="0.99pt solid #aac46c" fo:border-top="0.99pt solid #aac46c" fo:border-bottom="0.99pt solid #000000"/>
      <style:text-properties style:font-name="LM Mono 101"/>
    </style:style>
    <style:style style:name="ce37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0.99pt solid #000000" fo:border-top="none" fo:border-bottom="0.99pt solid #000000"/>
      <style:text-properties style:font-name="LM Mono 101"/>
    </style:style>
    <style:style style:name="ce38" style:family="table-cell">
      <loext:graphic-properties draw:fill="none" style:repeat="repeat" draw:textarea-vertical-align="top" fo:padding-top="0cm" fo:padding-bottom="0cm" fo:padding-left="0cm" fo:padding-right="0cm"/>
      <style:paragraph-properties fo:border-left="none" fo:border-right="0.99pt solid #aac46c" fo:border-top="0.99pt solid #000000" fo:border-bottom="none"/>
    </style:style>
    <style:style style:name="ce3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48cm" fo:margin-top="0cm" fo:margin-bottom="0cm" style:line-height-at-least="0.697cm" fo:text-align="center" fo:text-indent="0cm" fo:border-left="0.99pt solid #aac46c" fo:border-right="0.99pt solid #aac46c" fo:border-top="0.99pt solid #000000" fo:border-bottom="0.99pt solid #aac46c"/>
      <style:text-properties style:font-name="LM Mono 101"/>
    </style:style>
    <style:style style:name="ce40" style:family="table-cell">
      <loext:graphic-properties draw:fill="none" style:repeat="repeat" draw:textarea-vertical-align="top" fo:padding-top="0cm" fo:padding-bottom="0cm" fo:padding-left="0cm" fo:padding-right="0cm"/>
      <style:paragraph-properties fo:border-left="0.99pt solid #aac46c" fo:border-right="none" fo:border-top="0.99pt solid #000000" fo:border-bottom="none"/>
    </style:style>
    <style:style style:name="ce41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>
        <style:tab-stops>
          <style:tab-stop style:position="2.388cm"/>
          <style:tab-stop style:position="6.461cm"/>
        </style:tab-stops>
      </style:paragraph-properties>
      <style:text-properties style:font-name="LM Mono 101" fo:font-size="20pt" style:font-size-asian="20pt" style:font-size-complex="20pt"/>
    </style:style>
    <style:style style:name="ce4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58cm" fo:margin-right="0cm" fo:margin-top="0cm" fo:margin-bottom="0cm" style:line-height-at-least="1.174cm" fo:text-align="start" fo:text-indent="0cm" fo:border="none"/>
      <style:text-properties style:font-name="LM Mono 101" fo:font-size="20pt" style:font-size-asian="20pt" style:font-size-complex="20pt"/>
    </style:style>
    <style:style style:name="ce43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 fo:font-size="20pt" style:font-size-asian="20pt" style:font-size-complex="20pt"/>
    </style:style>
    <style:style style:name="ce44" style:family="table-cell">
      <loext:graphic-properties style:repeat="repeat"/>
      <style:text-properties style:font-name="LM Mono 101" fo:font-size="20pt" style:font-size-asian="20pt" style:font-size-complex="20pt"/>
    </style:style>
    <style:style style:name="ce45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6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74cm" fo:text-align="start" fo:text-indent="0cm" fo:border="none"/>
      <style:text-properties style:font-name="LM Mono 101" fo:font-size="20pt" style:font-size-asian="20pt" style:font-size-complex="20pt"/>
    </style:style>
    <style:style style:name="ce4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174cm" fo:text-align="start" fo:text-indent="0cm" fo:border="none"/>
      <style:text-properties style:font-name="LM Mono 101" fo:font-size="22pt"/>
    </style:style>
    <style:style style:name="ce4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1" fo:font-size="22pt"/>
    </style:style>
    <style:style style:name="ce50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center" fo:text-indent="0cm" fo:border="none">
        <style:tab-stops>
          <style:tab-stop style:position="1.162cm"/>
        </style:tab-stops>
      </style:paragraph-properties>
      <style:text-properties style:font-name="LM Mono 101" fo:font-size="22pt"/>
    </style:style>
    <style:style style:name="ce5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174cm" fo:text-align="end" fo:text-indent="0cm" fo:border="none"/>
      <style:text-properties style:font-name="LM Mono 101" fo:font-size="22pt"/>
    </style:style>
    <style:style style:name="ce5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53cm" fo:text-align="start" fo:text-indent="0cm" fo:border="none"/>
      <style:text-properties style:font-name="LM Mono 101" fo:font-size="22pt"/>
    </style:style>
    <style:style style:name="ce5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53cm" fo:text-align="start" fo:text-indent="0cm" fo:border="none"/>
      <style:text-properties style:font-name="LM Mono 101" fo:font-size="22pt"/>
    </style:style>
    <style:style style:name="ce5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053cm" fo:text-align="center" fo:text-indent="0cm" fo:border="none"/>
      <style:text-properties style:font-name="LM Mono 101" fo:font-size="22pt"/>
    </style:style>
    <style:style style:name="ce5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53cm" fo:text-align="end" fo:text-indent="0cm" fo:border="none"/>
      <style:text-properties style:font-name="LM Mono 101" fo:font-size="22pt"/>
    </style:style>
    <style:style style:name="ce56" style:family="table-cell">
      <loext:graphic-properties draw:fill="none" style:repeat="repeat" draw:textarea-vertical-align="top" fo:padding-top="0cm" fo:padding-bottom="0cm" fo:padding-left="0cm" fo:padding-right="0cm"/>
      <style:paragraph-properties fo:border="none"/>
      <style:text-properties style:font-name="LM Mono 101" fo:font-size="22pt"/>
    </style:style>
    <style:style style:name="ce5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344cm" fo:margin-right="0cm" fo:margin-top="0cm" fo:margin-bottom="0cm" style:line-height-at-least="1.141cm" fo:text-align="start" fo:text-indent="0cm" fo:border="none"/>
      <style:text-properties style:font-name="LM Mono 101" fo:font-size="22pt" style:font-size-asian="22pt" style:font-size-complex="22pt"/>
    </style:style>
    <style:style style:name="ce58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/>
      <style:text-properties style:font-name="LM Mono 101" fo:font-size="22pt" style:font-size-asian="22pt" style:font-size-complex="22pt"/>
    </style:style>
    <style:style style:name="ce59" style:family="table-cell">
      <loext:graphic-properties draw:fill="none" style:repeat="repeat" draw:textarea-vertical-align="top" fo:padding-top="0cm" fo:padding-bottom="0cm" fo:padding-left="0cm" fo:padding-right="0cm"/>
      <style:paragraph-properties fo:margin-left="0.139cm" fo:margin-right="0cm" fo:margin-top="0cm" fo:margin-bottom="0cm" style:line-height-at-least="1.141cm" fo:text-align="start" fo:text-indent="0cm" fo:border="none">
        <style:tab-stops>
          <style:tab-stop style:position="1.304cm"/>
        </style:tab-stops>
      </style:paragraph-properties>
      <style:text-properties style:font-name="LM Mono 101" fo:font-size="22pt" style:font-size-asian="22pt" style:font-size-complex="22pt"/>
    </style:style>
    <style:style style:name="ce60" style:family="table-cell">
      <loext:graphic-properties style:repeat="repeat"/>
      <style:text-properties style:font-name="LM Mono 101" fo:font-size="22pt" style:font-size-asian="22pt" style:font-size-complex="22pt"/>
    </style:style>
    <style:style style:name="ce61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cm" fo:margin-top="0cm" fo:margin-bottom="0cm" style:line-height-at-least="1.174cm" fo:text-align="start" fo:text-indent="0cm" fo:border="none"/>
      <style:text-properties style:font-name="LM Mono 101" fo:font-size="22pt" style:font-size-asian="22pt" style:font-size-complex="22pt"/>
    </style:style>
    <style:style style:name="ce62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174cm" fo:text-align="start" fo:text-indent="0cm" fo:border="none"/>
      <style:text-properties style:font-name="LM Mono 101" fo:font-size="22pt" style:font-size-asian="22pt" style:font-size-complex="22pt"/>
    </style:style>
    <style:style style:name="ce63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.432cm" fo:margin-bottom="0cm" fo:line-height="100%" fo:text-align="start" fo:text-indent="0cm" fo:border="none"/>
      <style:text-properties style:font-name="LM Mono 101" fo:font-size="22pt" style:font-size-asian="22pt" style:font-size-complex="22pt"/>
    </style:style>
    <style:style style:name="ce64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.432cm" fo:margin-bottom="0cm" fo:line-height="100%" fo:text-align="end" fo:text-indent="0cm" fo:border="none"/>
      <style:text-properties style:font-name="LM Mono 101" fo:font-size="22pt" style:font-size-asian="22pt" style:font-size-complex="22pt"/>
    </style:style>
    <style:style style:name="ce65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.432cm" fo:margin-bottom="0cm" fo:line-height="100%" fo:text-align="end" fo:text-indent="0cm" fo:border="none"/>
      <style:text-properties style:font-name="LM Mono 101" fo:font-size="22pt" style:font-size-asian="22pt" style:font-size-complex="22pt"/>
    </style:style>
    <style:style style:name="ce66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.432cm" fo:margin-bottom="0cm" fo:line-height="100%" fo:text-align="start" fo:text-indent="0cm" fo:border="none"/>
      <style:text-properties style:font-name="LM Mono 101" fo:font-size="22pt" style:font-size-asian="22pt" style:font-size-complex="22pt"/>
    </style:style>
    <style:style style:name="ce67" style:family="table-cell">
      <loext:graphic-properties draw:fill="none" style:repeat="repeat" draw:textarea-vertical-align="top" fo:padding-top="0cm" fo:padding-bottom="0cm" fo:padding-left="0cm" fo:padding-right="0cm"/>
      <style:paragraph-properties fo:margin-left="0.062cm" fo:margin-right="0cm" fo:margin-top="0cm" fo:margin-bottom="0cm" style:line-height-at-least="1.087cm" fo:text-align="start" fo:text-indent="0cm" fo:border="none"/>
      <style:text-properties style:font-name="LM Mono 101" fo:font-size="22pt" style:font-size-asian="22pt" style:font-size-complex="22pt"/>
    </style:style>
    <style:style style:name="ce68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118cm" fo:margin-top="0cm" fo:margin-bottom="0cm" style:line-height-at-least="1.087cm" fo:text-align="end" fo:text-indent="0cm" fo:border="none"/>
      <style:text-properties style:font-name="LM Mono 101" fo:font-size="22pt" style:font-size-asian="22pt" style:font-size-complex="22pt"/>
    </style:style>
    <style:style style:name="ce69" style:family="table-cell">
      <loext:graphic-properties draw:fill="none" style:repeat="repeat" draw:textarea-vertical-align="top" fo:padding-top="0cm" fo:padding-bottom="0cm" fo:padding-left="0cm" fo:padding-right="0cm"/>
      <style:paragraph-properties fo:margin-left="0cm" fo:margin-right="0.268cm" fo:margin-top="0cm" fo:margin-bottom="0cm" style:line-height-at-least="1.087cm" fo:text-align="end" fo:text-indent="0cm" fo:border="none"/>
      <style:text-properties style:font-name="LM Mono 101" fo:font-size="22pt" style:font-size-asian="22pt" style:font-size-complex="22pt"/>
    </style:style>
    <style:style style:name="ce70" style:family="table-cell">
      <loext:graphic-properties draw:fill="none" style:repeat="repeat" draw:textarea-vertical-align="top" fo:padding-top="0cm" fo:padding-bottom="0cm" fo:padding-left="0cm" fo:padding-right="0cm"/>
      <style:paragraph-properties fo:margin-left="0.289cm" fo:margin-right="0cm" fo:margin-top="0cm" fo:margin-bottom="0cm" style:line-height-at-least="1.087cm" fo:text-align="start" fo:text-indent="0cm" fo:border="none"/>
      <style:text-properties style:font-name="LM Mono 101" fo:font-size="22pt" style:font-size-asian="22pt" style:font-size-complex="22pt"/>
    </style:style>
    <style:style style:name="P1" style:family="paragraph">
      <style:paragraph-properties fo:margin-left="0.035cm" fo:margin-right="0cm" fo:margin-top="0cm" fo:margin-bottom="0cm" fo:line-height="100%" fo:text-indent="0cm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</style:style>
    <style:style style:name="P4" style:family="paragraph">
      <loext:graphic-properties draw:fill-color="#ffffff"/>
      <style:text-properties style:font-size-asian="18pt"/>
    </style:style>
    <style:style style:name="P5" style:family="paragraph">
      <style:paragraph-properties fo:line-height="100%" fo:text-align="start"/>
    </style:style>
    <style:style style:name="P6" style:family="paragraph">
      <style:paragraph-properties fo:line-height="121%" fo:text-align="start">
        <style:tab-stops>
          <style:tab-stop style:position="0cm"/>
        </style:tab-stops>
      </style:paragraph-properties>
    </style:style>
    <style:style style:name="P7" style:family="paragraph">
      <style:paragraph-properties fo:line-height="118%" fo:text-align="start">
        <style:tab-stops>
          <style:tab-stop style:position="0cm"/>
        </style:tab-stops>
      </style:paragraph-properties>
    </style:style>
    <style:style style:name="P8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-color="#ffffff"/>
    </style:style>
    <style:style style:name="P10" style:family="paragraph">
      <style:paragraph-properties fo:line-height="100%" fo:text-align="justify"/>
    </style:style>
    <style:style style:name="P11" style:family="paragraph">
      <style:paragraph-properties fo:line-height="119%" fo:text-align="justify">
        <style:tab-stops>
          <style:tab-stop style:position="11.889cm"/>
        </style:tab-stops>
      </style:paragraph-properties>
    </style:style>
    <style:style style:name="P12" style:family="paragraph">
      <style:paragraph-properties fo:margin-left="0.035cm" fo:margin-right="0cm" fo:margin-top="0cm" fo:margin-bottom="0cm" fo:line-height="100%" fo:text-indent="0cm"/>
      <style:text-properties fo:font-size="36pt" style:font-size-asian="36pt" style:font-size-complex="36pt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4" style:family="paragraph">
      <style:paragraph-properties fo:margin-left="0cm" fo:margin-right="0cm" fo:margin-top="0.009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5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" style:family="paragraph">
      <style:paragraph-properties fo:margin-left="0cm" fo:margin-right="0cm" fo:margin-top="0.00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left="0.254cm" fo:margin-right="0.152cm" fo:margin-top="0.002cm" fo:margin-bottom="0cm" style:line-height-at-least="0.741cm" fo:text-align="start" fo:text-indent="0cm"/>
      <style:text-properties style:font-name="LM Mono 101"/>
    </style:style>
    <style:style style:name="P20" style:family="paragraph">
      <style:paragraph-properties fo:margin-left="0.173cm" fo:margin-right="0.152cm" fo:margin-top="0.002cm" fo:margin-bottom="0cm" style:line-height-at-least="0.741cm" fo:text-align="start" fo:text-indent="0cm"/>
    </style:style>
    <style:style style:name="P21" style:family="paragraph">
      <style:paragraph-properties fo:margin-left="0cm" fo:margin-right="0cm" fo:margin-top="0cm" fo:margin-bottom="0cm" style:line-height-at-least="0.721cm" fo:text-align="center" fo:text-indent="0cm"/>
    </style:style>
    <style:style style:name="P22" style:family="paragraph">
      <style:paragraph-properties fo:margin-left="0.697cm" fo:margin-right="0cm" fo:margin-top="0cm" fo:margin-bottom="0cm" style:line-height-at-least="0.71cm" fo:text-align="start" fo:text-indent="0cm"/>
    </style:style>
    <style:style style:name="P23" style:family="paragraph">
      <style:paragraph-properties fo:margin-left="0.697cm" fo:margin-right="0cm" fo:margin-top="0cm" fo:margin-bottom="0cm" style:line-height-at-least="0.751cm" fo:text-align="start" fo:text-indent="0cm"/>
    </style:style>
    <style:style style:name="P24" style:family="paragraph">
      <style:paragraph-properties fo:margin-left="0.173cm" fo:margin-right="3.531cm" fo:margin-top="0.002cm" fo:margin-bottom="0cm" style:line-height-at-least="0.741cm" fo:text-align="start" fo:text-indent="0cm"/>
    </style:style>
    <style:style style:name="P25" style:family="paragraph">
      <style:paragraph-properties fo:margin-left="0.254cm" fo:margin-right="0cm" fo:margin-top="0cm" fo:margin-bottom="0cm" style:line-height-at-least="0.669cm" fo:text-align="start" fo:text-indent="0cm"/>
    </style:style>
    <style:style style:name="P26" style:family="paragraph">
      <style:paragraph-properties fo:margin-left="0.173cm" fo:margin-right="0cm" fo:margin-top="0cm" fo:margin-bottom="0cm" style:line-height-at-least="0.669cm" fo:text-align="start" fo:text-indent="0cm"/>
    </style:style>
    <style:style style:name="P27" style:family="paragraph">
      <style:paragraph-properties fo:margin-left="0cm" fo:margin-right="0cm" fo:margin-top="0cm" fo:margin-bottom="0cm" style:line-height-at-least="0.669cm" fo:text-align="center" fo:text-indent="0cm"/>
    </style:style>
    <style:style style:name="P28" style:family="paragraph">
      <style:paragraph-properties fo:margin-left="0.697cm" fo:margin-right="0cm" fo:margin-top="0cm" fo:margin-bottom="0cm" style:line-height-at-least="0.669cm" fo:text-align="start" fo:text-indent="0cm"/>
    </style:style>
    <style:style style:name="P29" style:family="paragraph">
      <style:paragraph-properties fo:margin-left="0.173cm" fo:margin-right="0cm" fo:margin-top="0cm" fo:margin-bottom="0cm" style:line-height-at-least="0.658cm" fo:text-align="start" fo:text-indent="0cm"/>
    </style:style>
    <style:style style:name="P30" style:family="paragraph">
      <style:paragraph-properties fo:margin-left="0.522cm" fo:margin-right="0cm" fo:margin-top="0cm" fo:margin-bottom="0cm" style:line-height-at-least="0.751cm" fo:text-align="start" fo:text-indent="0cm">
        <style:tab-stops>
          <style:tab-stop style:position="3.316cm"/>
        </style:tab-stops>
      </style:paragraph-properties>
    </style:style>
    <style:style style:name="P31" style:family="paragraph">
      <style:paragraph-properties fo:margin-left="0.035cm" fo:margin-right="0cm" fo:margin-top="0cm" fo:margin-bottom="0cm" fo:line-height="100%" fo:text-align="start" fo:text-indent="0cm"/>
    </style:style>
    <style:style style:name="P32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18pt"/>
    </style:style>
    <style:style style:name="P33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4" style:family="paragraph">
      <style:paragraph-properties fo:margin-left="0cm" fo:margin-right="0.014cm" fo:margin-top="0.183cm" fo:margin-bottom="0cm" fo:line-height="101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5" style:family="paragraph">
      <style:paragraph-properties fo:margin-left="0cm" fo:margin-right="0.014cm" fo:margin-top="0.2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36" style:family="paragraph">
      <style:paragraph-properties fo:margin-left="0cm" fo:margin-right="0.014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7" style:family="paragraph">
      <style:paragraph-properties fo:margin-left="0cm" fo:margin-right="0.014cm" fo:margin-top="0.2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6pt" style:font-size-asian="16pt" style:font-size-complex="16pt"/>
    </style:style>
    <style:style style:name="P39" style:family="paragraph">
      <style:paragraph-properties fo:margin-left="0cm" fo:margin-right="0cm" fo:margin-top="0.213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0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1" style:family="paragraph">
      <style:paragraph-properties fo:margin-left="0cm" fo:margin-right="0cm" fo:margin-top="0.24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1.304cm"/>
          <style:tab-stop style:position="1.305cm"/>
        </style:tab-stops>
      </style:paragraph-properties>
      <style:text-properties fo:font-size="18pt"/>
    </style:style>
    <style:style style:name="P43" style:family="paragraph">
      <style:paragraph-properties fo:margin-left="0cm" fo:margin-right="0cm" fo:margin-top="0.17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44" style:family="paragraph">
      <style:paragraph-properties fo:margin-left="0cm" fo:margin-right="0cm" fo:margin-top="0.16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45" style:family="paragraph">
      <style:paragraph-properties fo:margin-left="0.219cm" fo:margin-right="0cm" fo:margin-top="0.091cm" fo:margin-bottom="0cm" style:line-height-at-least="0.751cm" fo:text-align="start" fo:text-indent="0cm"/>
    </style:style>
    <style:style style:name="P46" style:family="paragraph">
      <style:paragraph-properties fo:margin-left="0.915cm" fo:margin-right="0cm" fo:margin-top="0cm" fo:margin-bottom="0cm" style:line-height-at-least="0.751cm" fo:text-align="start" fo:text-indent="0cm"/>
    </style:style>
    <style:style style:name="P47" style:family="paragraph">
      <style:paragraph-properties fo:margin-left="0.173cm" fo:margin-right="0cm" fo:margin-top="0.091cm" fo:margin-bottom="0cm" style:line-height-at-least="0.751cm" fo:text-align="start" fo:text-indent="0cm"/>
    </style:style>
    <style:style style:name="P48" style:family="paragraph">
      <style:paragraph-properties fo:margin-left="0.173cm" fo:margin-right="0cm" fo:margin-top="0cm" fo:margin-bottom="0cm" style:line-height-at-least="0.751cm" fo:text-align="start" fo:text-indent="0cm"/>
    </style:style>
    <style:style style:name="P49" style:family="paragraph">
      <style:paragraph-properties fo:margin-left="0.173cm" fo:margin-right="0cm" fo:margin-top="0.091cm" fo:margin-bottom="0cm" fo:line-height="100%" fo:text-align="start" fo:text-indent="0cm"/>
    </style:style>
    <style:style style:name="P50" style:family="paragraph">
      <style:paragraph-properties fo:margin-left="0cm" fo:margin-right="0cm" fo:margin-top="0.009cm" fo:margin-bottom="0cm" fo:line-height="100%" fo:text-align="start" fo:text-indent="0cm"/>
    </style:style>
    <style:style style:name="P51" style:family="paragraph">
      <style:paragraph-properties fo:margin-left="0.346cm" fo:margin-right="0cm" fo:margin-top="0cm" fo:margin-bottom="0cm" fo:line-height="100%" fo:text-align="start" fo:text-indent="0cm"/>
    </style:style>
    <style:style style:name="P52" style:family="paragraph">
      <style:paragraph-properties fo:margin-left="0.217cm" fo:margin-right="0cm" fo:margin-top="0.091cm" fo:margin-bottom="0cm" style:line-height-at-least="0.751cm" fo:text-align="start" fo:text-indent="0cm"/>
    </style:style>
    <style:style style:name="P53" style:family="paragraph">
      <style:paragraph-properties fo:margin-left="0.219cm" fo:margin-right="0cm" fo:margin-top="0cm" fo:margin-bottom="0cm" style:line-height-at-least="0.651cm" fo:text-align="start" fo:text-indent="0cm"/>
    </style:style>
    <style:style style:name="P54" style:family="paragraph">
      <style:paragraph-properties fo:margin-left="0.217cm" fo:margin-right="0cm" fo:margin-top="0cm" fo:margin-bottom="0cm" style:line-height-at-least="0.686cm" fo:text-align="start" fo:text-indent="0cm"/>
    </style:style>
    <style:style style:name="P55" style:family="paragraph">
      <style:paragraph-properties fo:margin-top="0cm" fo:margin-bottom="0cm" style:line-height-at-least="0.751cm" fo:text-align="start"/>
    </style:style>
    <style:style style:name="P56" style:family="paragraph">
      <style:paragraph-properties fo:margin-top="0.004cm" fo:margin-bottom="0cm" style:line-height-at-least="0.776cm" fo:text-align="start"/>
    </style:style>
    <style:style style:name="P57" style:family="paragraph">
      <style:paragraph-properties fo:margin-left="1.046cm" fo:margin-right="0cm" fo:margin-top="0cm" fo:margin-bottom="0cm" style:line-height-at-least="0.713cm" fo:text-align="start" fo:text-indent="0cm"/>
    </style:style>
    <style:style style:name="P58" style:family="paragraph">
      <style:paragraph-properties fo:margin-left="1.046cm" fo:margin-right="4.168cm" fo:margin-top="0cm" fo:margin-bottom="0cm" style:line-height-at-least="0.751cm" fo:text-align="center" fo:text-indent="0cm"/>
    </style:style>
    <style:style style:name="P59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style:font-name="LM Mono 101" fo:font-size="18pt"/>
    </style:style>
    <style:style style:name="P60" style:family="paragraph">
      <style:paragraph-properties fo:margin-top="0cm" fo:margin-bottom="0cm" fo:line-height="100%" fo:text-align="start"/>
    </style:style>
    <style:style style:name="P6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M Mono 101" fo:font-size="18pt"/>
    </style:style>
    <style:style style:name="P62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63" style:family="paragraph">
      <style:paragraph-properties fo:margin-left="0.219cm" fo:margin-right="0cm" fo:margin-top="0.014cm" fo:margin-bottom="0cm" fo:line-height="100%" fo:text-align="start" fo:text-indent="0cm"/>
    </style:style>
    <style:style style:name="P64" style:family="paragraph">
      <loext:graphic-properties draw:fill="none"/>
      <style:paragraph-properties fo:margin-left="0.219cm" fo:margin-right="0cm" fo:margin-top="0.091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65" style:family="paragraph">
      <style:paragraph-properties fo:margin-left="0.219cm" fo:margin-right="0cm" fo:margin-top="0.092cm" fo:margin-bottom="0cm" fo:line-height="100%" fo:text-align="start" fo:text-indent="0cm"/>
    </style:style>
    <style:style style:name="P66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style:font-name="LM Mono 101" fo:font-size="18pt"/>
    </style:style>
    <style:style style:name="P67" style:family="paragraph">
      <style:paragraph-properties fo:margin-left="6.602cm" fo:margin-right="0cm" fo:margin-top="0.63cm" fo:margin-bottom="0cm" fo:line-height="100%" fo:text-align="start" fo:text-indent="0cm">
        <style:tab-stops>
          <style:tab-stop style:position="16.568cm"/>
        </style:tab-stops>
      </style:paragraph-properties>
    </style:style>
    <style:style style:name="P68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32.665cm"/>
        </style:tab-stops>
      </style:paragraph-properties>
    </style:style>
    <style:style style:name="P69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0" style:family="paragraph">
      <style:paragraph-properties fo:margin-left="0cm" fo:margin-right="0cm" fo:margin-top="0.00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1" style:family="paragraph">
      <style:paragraph-properties fo:margin-left="0cm" fo:margin-right="0cm" fo:margin-top="0.0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2" style:family="paragraph">
      <style:paragraph-properties fo:margin-left="0cm" fo:margin-right="0cm" fo:margin-top="0.00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73" style:family="paragraph">
      <style:paragraph-properties fo:margin-left="0cm" fo:margin-right="0cm" fo:margin-top="0.13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74" style:family="paragraph">
      <style:paragraph-properties fo:margin-left="0.915cm" fo:margin-right="0cm" fo:margin-top="0.091cm" fo:margin-bottom="0cm" style:line-height-at-least="0.751cm" fo:text-align="start" fo:text-indent="0cm"/>
    </style:style>
    <style:style style:name="P75" style:family="paragraph">
      <style:paragraph-properties fo:margin-left="2.312cm" fo:margin-right="0.87cm" fo:margin-top="0.004cm" fo:margin-bottom="0cm" style:line-height-at-least="0.776cm" fo:text-align="start" fo:text-indent="0cm"/>
    </style:style>
    <style:style style:name="P76" style:family="paragraph">
      <loext:graphic-properties draw:fill="none"/>
      <style:paragraph-properties fo:margin-left="0.915cm" fo:margin-right="0cm" fo:margin-top="0.091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77" style:family="paragraph">
      <style:paragraph-properties fo:margin-left="0.915cm" fo:margin-right="0.275cm" fo:margin-top="0.134cm" fo:margin-bottom="0cm" style:line-height-at-least="0.741cm" fo:text-align="start" fo:text-indent="-0.698cm">
        <style:tab-stops>
          <style:tab-stop style:position="0cm"/>
        </style:tab-stops>
      </style:paragraph-properties>
    </style:style>
    <style:style style:name="P78" style:family="paragraph">
      <style:paragraph-properties fo:margin-left="0.915cm" fo:margin-right="4.117cm" fo:margin-top="0.035cm" fo:margin-bottom="0cm" style:line-height-at-least="0.741cm" fo:text-align="start" fo:text-indent="-0.698cm">
        <style:tab-stops>
          <style:tab-stop style:position="0cm"/>
        </style:tab-stops>
      </style:paragraph-properties>
    </style:style>
    <style:style style:name="P79" style:family="paragraph">
      <style:paragraph-properties fo:margin-left="1.614cm" fo:margin-right="4.117cm" fo:margin-top="0cm" fo:margin-bottom="0cm" style:line-height-at-least="0.744cm" fo:text-align="start" fo:text-indent="-0.698cm">
        <style:tab-stops>
          <style:tab-stop style:position="0cm"/>
        </style:tab-stops>
      </style:paragraph-properties>
    </style:style>
    <style:style style:name="P80" style:family="paragraph">
      <style:paragraph-properties fo:margin-left="1.614cm" fo:margin-right="5.512cm" fo:margin-top="0.004cm" fo:margin-bottom="0cm" style:line-height-at-least="0.776cm" fo:text-align="start" fo:text-indent="-0.698cm">
        <style:tab-stops>
          <style:tab-stop style:position="0cm"/>
        </style:tab-stops>
      </style:paragraph-properties>
    </style:style>
    <style:style style:name="P81" style:family="paragraph">
      <style:paragraph-properties fo:margin-left="0.915cm" fo:margin-right="5.512cm" fo:margin-top="0cm" fo:margin-bottom="0cm" style:line-height-at-least="0.737cm" fo:text-align="start" fo:text-indent="-0.698cm">
        <style:tab-stops>
          <style:tab-stop style:position="0cm"/>
        </style:tab-stops>
      </style:paragraph-properties>
    </style:style>
    <style:style style:name="P82" style:family="paragraph">
      <style:paragraph-properties fo:margin-left="0.915cm" fo:margin-right="5.512cm" fo:margin-top="0cm" fo:margin-bottom="0cm" style:line-height-at-least="0.751cm" fo:text-align="start" fo:text-indent="-0.698cm">
        <style:tab-stops>
          <style:tab-stop style:position="0cm"/>
        </style:tab-stops>
      </style:paragraph-properties>
    </style:style>
    <style:style style:name="P83" style:family="paragraph">
      <style:paragraph-properties fo:margin-left="0.219cm" fo:margin-right="5.512cm" fo:margin-top="0.014cm" fo:margin-bottom="0cm" fo:line-height="100%" fo:text-align="start" fo:text-indent="-0.698cm">
        <style:tab-stops>
          <style:tab-stop style:position="0cm"/>
        </style:tab-stops>
      </style:paragraph-properties>
    </style:style>
    <style:style style:name="P84" style:family="paragraph">
      <loext:graphic-properties draw:fill="none"/>
      <style:paragraph-properties fo:margin-left="0.915cm" fo:margin-right="0.275cm" fo:margin-top="0.134cm" fo:margin-bottom="0cm" style:line-height-at-least="0.741cm" fo:text-align="start" fo:text-indent="-0.698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85" style:family="paragraph">
      <style:paragraph-properties fo:margin-left="0cm" fo:margin-right="0cm" fo:margin-top="0.205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86" style:family="paragraph">
      <style:paragraph-properties fo:margin-left="0.915cm" fo:margin-right="0.275cm" fo:margin-top="0cm" fo:margin-bottom="0cm" style:line-height-at-least="0.744cm" fo:text-align="start" fo:text-indent="-0.698cm">
        <style:tab-stops>
          <style:tab-stop style:position="0cm"/>
        </style:tab-stops>
      </style:paragraph-properties>
    </style:style>
    <style:style style:name="P87" style:family="paragraph">
      <style:paragraph-properties fo:margin-left="0.219cm" fo:margin-right="0.275cm" fo:margin-top="0cm" fo:margin-bottom="0cm" style:line-height-at-least="0.751cm" fo:text-align="start" fo:text-indent="-0.698cm">
        <style:tab-stops>
          <style:tab-stop style:position="0cm"/>
        </style:tab-stops>
      </style:paragraph-properties>
    </style:style>
    <style:style style:name="P88" style:family="paragraph">
      <style:paragraph-properties fo:margin-left="1.614cm" fo:margin-right="0.333cm" fo:margin-top="0.134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89" style:family="paragraph">
      <style:paragraph-properties fo:margin-left="1.614cm" fo:margin-right="7.317cm" fo:margin-top="0.035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0" style:family="paragraph">
      <style:paragraph-properties fo:margin-left="2.312cm" fo:margin-right="7.666cm" fo:margin-top="0.035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1" style:family="paragraph">
      <style:paragraph-properties fo:margin-left="1.614cm" fo:margin-right="7.666cm" fo:margin-top="0cm" fo:margin-bottom="0cm" style:line-height-at-least="0.755cm" fo:text-align="start" fo:text-indent="-1.396cm">
        <style:tab-stops>
          <style:tab-stop style:position="0cm"/>
        </style:tab-stops>
      </style:paragraph-properties>
    </style:style>
    <style:style style:name="P92" style:family="paragraph">
      <style:paragraph-properties fo:margin-left="1.614cm" fo:margin-right="7.666cm" fo:margin-top="0.014cm" fo:margin-bottom="0cm" style:line-height-at-least="0.751cm" fo:text-align="start" fo:text-indent="-1.396cm">
        <style:tab-stops>
          <style:tab-stop style:position="0cm"/>
        </style:tab-stops>
      </style:paragraph-properties>
    </style:style>
    <style:style style:name="P93" style:family="paragraph">
      <style:paragraph-properties fo:margin-left="0.219cm" fo:margin-right="7.666cm" fo:margin-top="0cm" fo:margin-bottom="0cm" style:line-height-at-least="0.751cm" fo:text-align="start" fo:text-indent="-1.396cm">
        <style:tab-stops>
          <style:tab-stop style:position="0cm"/>
        </style:tab-stops>
      </style:paragraph-properties>
    </style:style>
    <style:style style:name="P94" style:family="paragraph">
      <loext:graphic-properties draw:fill="none"/>
      <style:paragraph-properties fo:margin-left="1.614cm" fo:margin-right="0.333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95" style:family="paragraph">
      <style:paragraph-properties fo:margin-left="1.614cm" fo:margin-right="0.418cm" fo:margin-top="0.134cm" fo:margin-bottom="0cm" style:line-height-at-least="0.741cm" fo:text-align="start" fo:text-indent="-1.396cm">
        <style:tab-stops>
          <style:tab-stop style:position="0cm"/>
        </style:tab-stops>
      </style:paragraph-properties>
    </style:style>
    <style:style style:name="P96" style:family="paragraph">
      <style:paragraph-properties fo:margin-left="0.219cm" fo:margin-right="0.418cm" fo:margin-top="0cm" fo:margin-bottom="0cm" style:line-height-at-least="0.755cm" fo:text-align="start" fo:text-indent="-1.396cm">
        <style:tab-stops>
          <style:tab-stop style:position="0cm"/>
        </style:tab-stops>
      </style:paragraph-properties>
    </style:style>
    <style:style style:name="P97" style:family="paragraph">
      <loext:graphic-properties draw:fill="none"/>
      <style:paragraph-properties fo:margin-left="1.614cm" fo:margin-right="0.418cm" fo:margin-top="0.134cm" fo:margin-bottom="0cm" style:line-height-at-least="0.741cm" fo:text-align="start" fo:text-indent="-1.396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98" style:family="paragraph">
      <style:paragraph-properties fo:margin-left="0.062cm" fo:margin-right="0cm" fo:margin-top="0.012cm" fo:margin-bottom="0cm" style:line-height-at-least="0.751cm" fo:text-align="start" fo:text-indent="0cm"/>
      <style:text-properties style:font-name="LM Mono 101"/>
    </style:style>
    <style:style style:name="P99" style:family="paragraph">
      <style:paragraph-properties fo:margin-left="1.806cm" fo:margin-right="0cm" fo:margin-top="0cm" fo:margin-bottom="0cm" style:line-height-at-least="0.751cm" fo:text-align="start" fo:text-indent="0cm"/>
      <style:text-properties style:font-name="LM Mono 101"/>
    </style:style>
    <style:style style:name="P100" style:family="paragraph">
      <style:paragraph-properties fo:margin-left="0.173cm" fo:margin-right="0cm" fo:margin-top="0.012cm" fo:margin-bottom="0cm" style:line-height-at-least="0.751cm" fo:text-align="start" fo:text-indent="0cm"/>
    </style:style>
    <style:style style:name="P101" style:family="paragraph">
      <style:paragraph-properties fo:margin-left="0cm" fo:margin-right="0cm" fo:margin-top="0.002cm" fo:margin-bottom="0cm" fo:line-height="100%" fo:text-align="start" fo:text-indent="0cm"/>
    </style:style>
    <style:style style:name="P102" style:family="paragraph">
      <style:paragraph-properties fo:margin-left="0cm" fo:margin-right="0cm" fo:margin-top="0.002cm" fo:margin-bottom="0cm" fo:line-height="100%" fo:text-align="center" fo:text-indent="0cm"/>
    </style:style>
    <style:style style:name="P103" style:family="paragraph">
      <style:paragraph-properties fo:margin-left="0.173cm" fo:margin-right="0cm" fo:margin-top="0.002cm" fo:margin-bottom="0cm" fo:line-height="100%" fo:text-align="start" fo:text-indent="0cm"/>
    </style:style>
    <style:style style:name="P104" style:family="paragraph">
      <style:paragraph-properties fo:margin-left="0cm" fo:margin-right="0.152cm" fo:margin-top="0cm" fo:margin-bottom="0cm" style:line-height-at-least="0.669cm" fo:text-align="end" fo:text-indent="0cm"/>
    </style:style>
    <style:style style:name="P105" style:family="paragraph">
      <style:paragraph-properties fo:margin-left="0cm" fo:margin-right="0.152cm" fo:margin-top="0cm" fo:margin-bottom="0cm" style:line-height-at-least="0.651cm" fo:text-align="end" fo:text-indent="0cm"/>
    </style:style>
    <style:style style:name="P106" style:family="paragraph">
      <style:paragraph-properties fo:margin-left="0.173cm" fo:margin-right="0cm" fo:margin-top="0cm" fo:margin-bottom="0cm" style:line-height-at-least="0.651cm" fo:text-align="start" fo:text-indent="0cm"/>
    </style:style>
    <style:style style:name="P107" style:family="paragraph">
      <style:paragraph-properties fo:margin-left="0cm" fo:margin-right="0cm" fo:margin-top="0cm" fo:margin-bottom="0cm" style:line-height-at-least="0.651cm" fo:text-align="center" fo:text-indent="0cm"/>
    </style:style>
    <style:style style:name="P108" style:family="paragraph">
      <style:paragraph-properties fo:margin-left="0.566cm" fo:margin-right="0cm" fo:margin-top="0.092cm" fo:margin-bottom="0cm" style:line-height-at-least="0.751cm" fo:text-align="start" fo:text-indent="0cm"/>
    </style:style>
    <style:style style:name="P109" style:family="paragraph">
      <style:paragraph-properties fo:margin-left="2.312cm" fo:margin-right="4.507cm" fo:margin-top="0.004cm" fo:margin-bottom="0cm" style:line-height-at-least="0.776cm" fo:text-align="start" fo:text-indent="0cm">
        <style:tab-stops>
          <style:tab-stop style:position="7.549cm"/>
        </style:tab-stops>
      </style:paragraph-properties>
    </style:style>
    <style:style style:name="P110" style:family="paragraph">
      <style:paragraph-properties fo:margin-left="2.312cm" fo:margin-right="4.507cm" fo:margin-top="0cm" fo:margin-bottom="0cm" style:line-height-at-least="0.713cm" fo:text-align="start" fo:text-indent="0cm">
        <style:tab-stops>
          <style:tab-stop style:position="7.549cm"/>
        </style:tab-stops>
      </style:paragraph-properties>
    </style:style>
    <style:style style:name="P111" style:family="paragraph">
      <style:paragraph-properties fo:margin-left="1.614cm" fo:margin-right="4.507cm" fo:margin-top="0.014cm" fo:margin-bottom="0cm" fo:line-height="100%" fo:text-align="start" fo:text-indent="0cm">
        <style:tab-stops>
          <style:tab-stop style:position="7.549cm"/>
        </style:tab-stops>
      </style:paragraph-properties>
    </style:style>
    <style:style style:name="P112" style:family="paragraph">
      <loext:graphic-properties draw:fill="none"/>
      <style:paragraph-properties fo:margin-left="0.566cm" fo:margin-right="0cm" fo:margin-top="0.092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113" style:family="paragraph">
      <style:paragraph-properties fo:margin-left="0cm" fo:margin-right="0cm" fo:margin-top="0.19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4" style:family="paragraph">
      <style:paragraph-properties fo:margin-left="0cm" fo:margin-right="0cm" fo:margin-top="0.01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5" style:family="paragraph"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16" style:family="paragraph">
      <style:paragraph-properties fo:margin-left="8.077cm" fo:margin-right="0cm" fo:margin-top="0cm" fo:margin-bottom="0cm" fo:line-height="100%" fo:text-align="start" fo:text-indent="0cm">
        <style:tab-stops>
          <style:tab-stop style:position="17.852cm"/>
        </style:tab-stops>
      </style:paragraph-properties>
    </style:style>
    <style:style style:name="P117" style:family="paragraph">
      <style:paragraph-properties fo:margin-left="8.077cm" fo:margin-right="0cm" fo:margin-top="0.012cm" fo:margin-bottom="0cm" fo:line-height="100%" fo:text-align="start" fo:text-indent="0cm">
        <style:tab-stops>
          <style:tab-stop style:position="17.852cm"/>
        </style:tab-stops>
      </style:paragraph-properties>
    </style:style>
    <style:style style:name="P118" style:family="paragraph">
      <style:paragraph-properties fo:margin-left="1.744cm" fo:margin-right="0cm" fo:margin-top="0cm" fo:margin-bottom="0cm" style:line-height-at-least="0.751cm" fo:text-align="start" fo:text-indent="0cm"/>
    </style:style>
    <style:style style:name="P119" style:family="paragraph">
      <loext:graphic-properties draw:fill="none"/>
      <style:paragraph-properties fo:margin-top="0cm" fo:margin-bottom="0cm" style:line-height-at-least="0.751cm" fo:text-align="start" style:font-independent-line-spacing="true"/>
      <style:text-properties fo:font-size="18pt"/>
    </style:style>
    <style:style style:name="P120" style:family="paragraph">
      <style:paragraph-properties fo:margin-left="8.075cm" fo:margin-right="0cm" fo:margin-top="0.004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21" style:family="paragraph">
      <loext:graphic-properties draw:fill="none"/>
      <style:paragraph-properties fo:margin-left="8.079cm" fo:margin-right="0cm" fo:margin-top="0cm" fo:margin-bottom="0cm" style:line-height-at-least="0.751cm" fo:text-align="start" fo:text-indent="0cm">
        <style:tab-stops>
          <style:tab-stop style:position="2.574cm"/>
          <style:tab-stop style:position="2.575cm"/>
        </style:tab-stops>
      </style:paragraph-properties>
      <style:text-properties style:font-name="LM Mono 101" fo:font-size="18pt"/>
    </style:style>
    <style:style style:name="P12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123" style:family="paragraph">
      <style:paragraph-properties fo:margin-left="1.265cm" fo:margin-right="8.382cm" fo:margin-top="0.134cm" fo:margin-bottom="0cm" style:line-height-at-least="0.741cm" fo:text-align="start" fo:text-indent="-1.04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4" style:family="paragraph">
      <style:paragraph-properties fo:margin-left="1.265cm" fo:margin-right="3.145cm" fo:margin-top="0.035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5" style:family="paragraph">
      <style:paragraph-properties fo:margin-left="0cm" fo:margin-right="3.145cm" fo:margin-top="0.004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6" style:family="paragraph">
      <style:paragraph-properties fo:margin-left="0.566cm" fo:margin-right="3.145cm" fo:margin-top="0cm" fo:margin-bottom="0cm" fo:line-height="100%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7" style:family="paragraph">
      <style:paragraph-properties fo:margin-left="0.915cm" fo:margin-right="8.731cm" fo:margin-top="0.056cm" fo:margin-bottom="0cm" style:line-height-at-least="0.74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8" style:family="paragraph">
      <style:paragraph-properties fo:margin-left="0.566cm" fo:margin-right="8.731cm" fo:margin-top="0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29" style:family="paragraph">
      <style:paragraph-properties fo:margin-left="1.265cm" fo:margin-right="8.731cm" fo:margin-top="0.014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0" style:family="paragraph">
      <style:paragraph-properties fo:margin-left="0.566cm" fo:margin-right="8.731cm" fo:margin-top="0cm" fo:margin-bottom="0cm" style:line-height-at-least="0.751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1" style:family="paragraph">
      <style:paragraph-properties fo:margin-left="1.265cm" fo:margin-right="8.731cm" fo:margin-top="0.014cm" fo:margin-bottom="0cm" style:line-height-at-least="0.755cm" fo:text-align="start" fo:text-indent="0.697cm">
        <style:tab-stops>
          <style:tab-stop style:position="0cm"/>
        </style:tab-stops>
      </style:paragraph-properties>
      <style:text-properties style:font-name="LM Mono 101" fo:font-size="16pt" style:font-size-asian="16pt" style:font-size-complex="16pt"/>
    </style:style>
    <style:style style:name="P132" style:family="paragraph">
      <style:paragraph-properties fo:margin-left="0.566cm" fo:margin-right="2.828cm" fo:margin-top="0.134cm" fo:margin-bottom="0cm" style:line-height-at-least="0.741cm" fo:text-align="start" fo:text-indent="-0.348cm">
        <style:tab-stops>
          <style:tab-stop style:position="0cm"/>
        </style:tab-stops>
      </style:paragraph-properties>
    </style:style>
    <style:style style:name="P133" style:family="paragraph">
      <style:paragraph-properties fo:margin-left="1.265cm" fo:margin-right="2.828cm" fo:margin-top="0cm" fo:margin-bottom="0cm" style:line-height-at-least="0.744cm" fo:text-align="start" fo:text-indent="-0.348cm">
        <style:tab-stops>
          <style:tab-stop style:position="0cm"/>
        </style:tab-stops>
      </style:paragraph-properties>
    </style:style>
    <style:style style:name="P134" style:family="paragraph">
      <style:paragraph-properties fo:margin-left="0.566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5" style:family="paragraph">
      <style:paragraph-properties fo:margin-left="1.265cm" fo:margin-right="2.828cm" fo:margin-top="0.014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6" style:family="paragraph">
      <style:paragraph-properties fo:margin-left="0.217cm" fo:margin-right="2.828cm" fo:margin-top="0cm" fo:margin-bottom="0cm" style:line-height-at-least="0.751cm" fo:text-align="start" fo:text-indent="-0.348cm">
        <style:tab-stops>
          <style:tab-stop style:position="0cm"/>
        </style:tab-stops>
      </style:paragraph-properties>
    </style:style>
    <style:style style:name="P137" style:family="paragraph">
      <loext:graphic-properties draw:fill="none"/>
      <style:paragraph-properties fo:margin-left="0.566cm" fo:margin-right="2.828cm" fo:margin-top="0.134cm" fo:margin-bottom="0cm" style:line-height-at-least="0.741cm" fo:text-align="start" fo:text-indent="-0.348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38" style:family="paragraph">
      <style:paragraph-properties fo:margin-left="0.044cm" fo:margin-right="0cm" fo:margin-top="0.091cm" fo:margin-bottom="0cm" fo:line-height="100%" fo:text-align="center" fo:text-indent="0cm"/>
      <style:text-properties style:font-name="LM Mono 101"/>
    </style:style>
    <style:style style:name="P139" style:family="paragraph">
      <style:paragraph-properties fo:margin-left="0.871cm" fo:margin-right="0cm" fo:margin-top="0.091cm" fo:margin-bottom="0cm" fo:line-height="100%" fo:text-align="start" fo:text-indent="0cm"/>
    </style:style>
    <style:style style:name="P140" style:family="paragraph">
      <style:paragraph-properties fo:margin-left="0.044cm" fo:margin-right="0cm" fo:margin-top="0cm" fo:margin-bottom="0cm" style:line-height-at-least="0.651cm" fo:text-align="center" fo:text-indent="0cm"/>
    </style:style>
    <style:style style:name="P141" style:family="paragraph">
      <style:paragraph-properties fo:margin-left="0.871cm" fo:margin-right="0cm" fo:margin-top="0cm" fo:margin-bottom="0cm" style:line-height-at-least="0.651cm" fo:text-align="start" fo:text-indent="0cm"/>
    </style:style>
    <style:style style:name="P142" style:family="paragraph">
      <style:paragraph-properties fo:margin-left="0.219cm" fo:margin-right="0cm" fo:margin-top="0.091cm" fo:margin-bottom="0cm" fo:line-height="100%" fo:text-align="start" fo:text-indent="0cm"/>
    </style:style>
    <style:style style:name="P143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style:font-name="LM Mono 101" fo:font-size="18pt"/>
    </style:style>
    <style:style style:name="P144" style:family="paragraph">
      <style:paragraph-properties fo:margin-left="1.265cm" fo:margin-right="0.667cm" fo:margin-top="0.134cm" fo:margin-bottom="0cm" style:line-height-at-least="0.741cm" fo:text-align="start" fo:text-indent="-1.047cm">
        <style:tab-stops>
          <style:tab-stop style:position="0cm"/>
        </style:tab-stops>
      </style:paragraph-properties>
    </style:style>
    <style:style style:name="P145" style:family="paragraph">
      <style:paragraph-properties fo:margin-left="0.219cm" fo:margin-right="0.667cm" fo:margin-top="0cm" fo:margin-bottom="0cm" style:line-height-at-least="0.755cm" fo:text-align="start" fo:text-indent="-1.047cm">
        <style:tab-stops>
          <style:tab-stop style:position="0cm"/>
        </style:tab-stops>
      </style:paragraph-properties>
    </style:style>
    <style:style style:name="P146" style:family="paragraph">
      <loext:graphic-properties draw:fill="none"/>
      <style:paragraph-properties fo:margin-left="1.265cm" fo:margin-right="0.667cm" fo:margin-top="0.134cm" fo:margin-bottom="0cm" style:line-height-at-least="0.741cm" fo:text-align="start" fo:text-indent="-1.047cm" style:font-independent-line-spacing="true">
        <style:tab-stops>
          <style:tab-stop style:position="0cm"/>
        </style:tab-stops>
      </style:paragraph-properties>
      <style:text-properties style:font-name="LM Mono 101" fo:font-size="18pt"/>
    </style:style>
    <style:style style:name="P147" style:family="paragraph">
      <style:paragraph-properties fo:margin-left="0.219cm" fo:margin-right="0cm" fo:margin-top="0.092cm" fo:margin-bottom="0cm" style:line-height-at-least="0.751cm" fo:text-align="start" fo:text-indent="0cm"/>
    </style:style>
    <style:style style:name="P148" style:family="paragraph">
      <style:paragraph-properties fo:margin-left="1.265cm" fo:margin-right="0cm" fo:margin-top="0cm" fo:margin-bottom="0cm" style:line-height-at-least="0.751cm" fo:text-align="start" fo:text-indent="0cm"/>
    </style:style>
    <style:style style:name="P149" style:family="paragraph">
      <loext:graphic-properties draw:fill="none"/>
      <style:paragraph-properties fo:margin-left="0.219cm" fo:margin-right="0cm" fo:margin-top="0.092cm" fo:margin-bottom="0cm" style:line-height-at-least="0.751cm" fo:text-align="start" fo:text-indent="0cm" style:font-independent-line-spacing="true"/>
      <style:text-properties style:font-name="LM Mono 101" fo:font-size="18pt"/>
    </style:style>
    <style:style style:name="P150" style:family="paragraph">
      <style:paragraph-properties fo:margin-top="0cm" fo:margin-bottom="0cm" fo:line-height="101%" fo:text-align="start"/>
    </style:style>
    <style:style style:name="P151" style:family="paragraph">
      <loext:graphic-properties draw:fill="none"/>
      <style:paragraph-properties fo:margin-top="0cm" fo:margin-bottom="0cm" fo:line-height="101%" fo:text-align="start" style:font-independent-line-spacing="true"/>
      <style:text-properties style:font-name="LM Mono 101" fo:font-size="18pt"/>
    </style:style>
    <style:style style:name="P152" style:family="paragraph">
      <style:paragraph-properties fo:margin-top="0.014cm" fo:margin-bottom="0cm" fo:line-height="100%" fo:text-align="start"/>
    </style:style>
    <style:style style:name="P153" style:family="paragraph">
      <style:paragraph-properties fo:margin-left="0cm" fo:margin-right="0cm" fo:margin-top="0.016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54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5" style:family="paragraph">
      <style:paragraph-properties fo:margin-left="0cm" fo:margin-right="0cm" fo:margin-top="0.018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6" style:family="paragraph">
      <style:paragraph-properties fo:margin-left="0cm" fo:margin-right="0cm" fo:margin-top="0.132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5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58" style:family="paragraph">
      <style:paragraph-properties fo:margin-left="0cm" fo:margin-right="0cm" fo:margin-top="0.393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59" style:family="paragraph">
      <style:paragraph-properties fo:margin-left="0cm" fo:margin-right="0cm" fo:margin-top="0.168cm" fo:margin-bottom="0cm" fo:line-height="100%" fo:text-align="start" fo:text-indent="0cm">
        <style:tab-stops>
          <style:tab-stop style:position="3.844cm"/>
          <style:tab-stop style:position="3.845cm"/>
        </style:tab-stops>
      </style:paragraph-properties>
    </style:style>
    <style:style style:name="P160" style:family="paragraph">
      <style:paragraph-properties fo:margin-left="0cm" fo:margin-right="0cm" fo:margin-top="0.427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1" style:family="paragraph">
      <style:paragraph-properties fo:margin-left="0cm" fo:margin-right="0cm" fo:margin-top="0.011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2" style:family="paragraph">
      <style:paragraph-properties fo:margin-left="0cm" fo:margin-right="0cm" fo:margin-top="0.182cm" fo:margin-bottom="0cm" fo:line-height="100%" fo:text-align="start" fo:text-indent="0cm">
        <style:tab-stops>
          <style:tab-stop style:position="2.574cm"/>
          <style:tab-stop style:position="2.575cm"/>
        </style:tab-stops>
      </style:paragraph-properties>
    </style:style>
    <style:style style:name="P163" style:family="paragraph">
      <style:paragraph-properties fo:margin-left="0cm" fo:margin-right="0cm" fo:margin-top="0.512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4" style:family="paragraph">
      <style:paragraph-properties fo:margin-left="0cm" fo:margin-right="0cm" fo:margin-top="0.268cm" fo:margin-bottom="0cm" fo:line-height="100%" fo:text-align="start" fo:text-indent="0cm">
        <style:tab-stops>
          <style:tab-stop style:position="1.304cm"/>
          <style:tab-stop style:position="1.305cm"/>
        </style:tab-stops>
      </style:paragraph-properties>
    </style:style>
    <style:style style:name="P165" style:family="paragraph">
      <style:paragraph-properties fo:margin-top="0cm" fo:margin-bottom="0cm" fo:line-height="199%" fo:text-align="start">
        <style:tab-stops>
          <style:tab-stop style:position="17.106cm"/>
        </style:tab-stops>
      </style:paragraph-properties>
    </style:style>
    <style:style style:name="P166" style:family="paragraph">
      <loext:graphic-properties draw:fill="none"/>
      <style:paragraph-properties fo:margin-left="0.219cm" fo:margin-right="0cm" fo:margin-top="0.092cm" fo:margin-bottom="0cm" fo:line-height="100%" fo:text-align="start" fo:text-indent="0cm" style:font-independent-line-spacing="true"/>
      <style:text-properties fo:font-size="18pt"/>
    </style:style>
    <style:style style:name="P167" style:family="paragraph">
      <loext:graphic-properties draw:fill="none"/>
      <style:paragraph-properties fo:margin-left="0.219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68" style:family="paragraph">
      <style:paragraph-properties fo:margin-left="0.217cm" fo:margin-right="0cm" fo:margin-top="0.091cm" fo:margin-bottom="0cm" fo:line-height="100%" fo:text-align="start" fo:text-indent="0cm"/>
    </style:style>
    <style:style style:name="P169" style:family="paragraph">
      <loext:graphic-properties draw:fill="none"/>
      <style:paragraph-properties fo:margin-left="0.217cm" fo:margin-right="0cm" fo:margin-top="0.091cm" fo:margin-bottom="0cm" fo:line-height="100%" fo:text-align="start" fo:text-indent="0cm" style:font-independent-line-spacing="true"/>
      <style:text-properties fo:font-size="18pt"/>
    </style:style>
    <style:style style:name="P170" style:family="paragraph">
      <style:paragraph-properties fo:margin-top="0cm" fo:margin-bottom="0cm" style:line-height-at-least="0.741cm" fo:text-align="start"/>
    </style:style>
    <style:style style:name="P171" style:family="paragraph">
      <loext:graphic-properties draw:fill="none"/>
      <style:paragraph-properties fo:margin-top="0cm" fo:margin-bottom="0cm" style:line-height-at-least="0.741cm" fo:text-align="start" style:font-independent-line-spacing="true"/>
      <style:text-properties style:font-name="LM Mono 101" fo:font-size="18pt"/>
    </style:style>
    <style:style style:name="P172" style:family="paragraph">
      <style:paragraph-properties fo:margin-left="0.217cm" fo:margin-right="2.097cm" fo:margin-top="0.095cm" fo:margin-bottom="0cm" fo:line-height="99%" fo:text-align="start" fo:text-indent="0cm">
        <style:tab-stops>
          <style:tab-stop style:position="14.533cm"/>
        </style:tab-stops>
      </style:paragraph-properties>
    </style:style>
    <style:style style:name="P173" style:family="paragraph">
      <loext:graphic-properties draw:fill="none"/>
      <style:paragraph-properties fo:margin-left="0.217cm" fo:margin-right="2.097cm" fo:margin-top="0.095cm" fo:margin-bottom="0cm" fo:line-height="99%" fo:text-align="start" fo:text-indent="0cm" style:font-independent-line-spacing="true">
        <style:tab-stops>
          <style:tab-stop style:position="14.533cm"/>
        </style:tab-stops>
      </style:paragraph-properties>
      <style:text-properties style:font-name="LM Mono 101" fo:font-size="16pt" style:font-size-asian="16pt" style:font-size-complex="16pt"/>
    </style:style>
    <style:style style:name="P174" style:family="paragraph">
      <style:paragraph-properties fo:margin-left="0.219cm" fo:margin-right="0cm" fo:margin-top="0.091cm" fo:margin-bottom="0cm" fo:line-height="100%" fo:text-align="start" fo:text-indent="0cm"/>
      <style:text-properties style:font-name="LM Mono 101"/>
    </style:style>
    <style:style style:name="P175" style:family="paragraph">
      <style:paragraph-properties fo:margin-left="0cm" fo:margin-right="0cm" fo:margin-top="0.004cm" fo:margin-bottom="0cm" fo:line-height="100%" fo:text-align="start" fo:text-indent="0cm"/>
      <style:text-properties style:font-name="LM Mono 101"/>
    </style:style>
    <style:style style:name="P176" style:family="paragraph">
      <style:paragraph-properties fo:margin-left="0.219cm" fo:margin-right="0cm" fo:margin-top="0cm" fo:margin-bottom="0cm" fo:line-height="100%" fo:text-align="start" fo:text-indent="0cm"/>
      <style:text-properties style:font-name="LM Mono 101"/>
    </style:style>
    <style:style style:name="P177" style:family="paragraph">
      <style:paragraph-properties fo:margin-left="0.915cm" fo:margin-right="0cm" fo:margin-top="0cm" fo:margin-bottom="0cm" style:line-height-at-least="0.71cm" fo:text-align="start" fo:text-indent="0cm"/>
    </style:style>
    <style:style style:name="P178" style:family="paragraph">
      <style:paragraph-properties fo:margin-left="0cm" fo:margin-right="0.041cm" fo:margin-top="0.092cm" fo:margin-bottom="0cm" fo:line-height="100%" fo:text-align="center" fo:text-indent="0cm"/>
    </style:style>
    <style:style style:name="P179" style:family="paragraph">
      <style:paragraph-properties fo:margin-left="0cm" fo:margin-right="0.148cm" fo:margin-top="0cm" fo:margin-bottom="0cm" style:line-height-at-least="0.697cm" fo:text-align="center" fo:text-indent="0cm"/>
    </style:style>
    <style:style style:name="P180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1" style:family="paragraph">
      <style:paragraph-properties fo:margin-left="1.27cm" fo:margin-right="0cm" fo:margin-top="0.487cm" fo:margin-bottom="0cm" fo:line-height="100%" fo:text-align="start" fo:text-indent="0cm">
        <style:tab-stops>
          <style:tab-stop style:position="2.085cm"/>
        </style:tab-stops>
      </style:paragraph-properties>
    </style:style>
    <style:style style:name="P182" style:family="paragraph">
      <style:paragraph-properties fo:margin-left="0cm" fo:margin-right="0cm" fo:margin-top="0.487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</style:style>
    <style:style style:name="P183" style:family="paragraph">
      <style:paragraph-properties fo:margin-left="0cm" fo:margin-right="0cm" fo:margin-top="0.716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4" style:family="paragraph">
      <style:paragraph-properties fo:margin-left="1.27cm" fo:margin-right="0cm" fo:margin-top="0.504cm" fo:margin-bottom="0cm" fo:line-height="100%" fo:text-align="start" fo:text-indent="0cm">
        <style:tab-stops>
          <style:tab-stop style:position="2.085cm"/>
          <style:tab-stop style:position="9.259cm"/>
        </style:tab-stops>
      </style:paragraph-properties>
    </style:style>
    <style:style style:name="P185" style:family="paragraph">
      <style:paragraph-properties fo:margin-left="0cm" fo:margin-right="0cm" fo:margin-top="0.751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186" style:family="paragraph">
      <style:paragraph-properties fo:margin-left="0cm" fo:margin-right="0cm" fo:margin-top="0.469cm" fo:margin-bottom="0cm" fo:line-height="100%" fo:text-align="start" fo:text-indent="0cm">
        <style:tab-stops>
          <style:tab-stop style:position="2.085cm"/>
          <style:tab-stop style:position="2.087cm"/>
        </style:tab-stops>
      </style:paragraph-properties>
    </style:style>
    <style:style style:name="P18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18pt"/>
    </style:style>
    <style:style style:name="P188" style:family="paragraph">
      <style:paragraph-properties fo:margin-left="0.035cm" fo:margin-right="0cm" fo:margin-top="0cm" fo:margin-bottom="0cm" fo:line-height="115%" fo:text-align="start" fo:text-indent="0cm" style:text-autospace="ideograph-alpha" style:punctuation-wrap="hanging">
        <style:tab-stops/>
      </style:paragraph-properties>
    </style:style>
    <style:style style:name="P189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</style:style>
    <style:style style:name="P190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</style:style>
    <style:style style:name="P191" style:family="paragraph">
      <style:paragraph-properties fo:margin-left="0.988cm" fo:margin-right="0cm" fo:margin-top="0cm" fo:margin-bottom="0cm" fo:line-height="115%" fo:text-align="start" fo:text-indent="0cm" style:text-autospace="ideograph-alpha" style:punctuation-wrap="hanging">
        <style:tab-stops>
          <style:tab-stop style:position="10.668cm"/>
        </style:tab-stops>
      </style:paragraph-properties>
    </style:style>
    <style:style style:name="P192" style:family="paragraph">
      <style:paragraph-properties fo:margin-left="1.94cm" fo:margin-right="0cm" fo:margin-top="0cm" fo:margin-bottom="0cm" fo:line-height="115%" fo:text-align="start" fo:text-indent="0cm" style:text-autospace="ideograph-alpha" style:punctuation-wrap="hanging">
        <style:tab-stops>
          <style:tab-stop style:position="3.314cm"/>
        </style:tab-stops>
      </style:paragraph-properties>
    </style:style>
    <style:style style:name="P193" style:family="paragraph">
      <style:paragraph-properties fo:margin-left="1.94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4" style:family="paragraph">
      <style:paragraph-properties fo:margin-left="0.988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5" style:family="paragraph">
      <style:paragraph-properties fo:margin-left="0.035cm" fo:margin-right="9.694cm" fo:margin-top="0cm" fo:margin-bottom="0cm" fo:line-height="115%" fo:text-align="start" fo:text-indent="-0.952cm" style:text-autospace="ideograph-alpha" style:punctuation-wrap="hanging">
        <style:tab-stops>
          <style:tab-stop style:position="0cm"/>
        </style:tab-stops>
      </style:paragraph-properties>
    </style:style>
    <style:style style:name="P196" style:family="paragraph">
      <loext:graphic-properties draw:fill="none"/>
      <style:paragraph-properties fo:margin-left="0.035cm" fo:margin-right="0cm" fo:margin-top="0cm" fo:margin-bottom="0cm" fo:line-height="115%" fo:text-align="start" fo:text-indent="0cm" style:font-independent-line-spacing="true"/>
      <style:text-properties style:font-name="LM Mono 101" fo:font-size="18pt" style:font-size-asian="18pt" style:font-size-complex="18pt"/>
    </style:style>
    <style:style style:name="P197" style:family="paragraph">
      <style:paragraph-properties fo:margin-left="0.035cm" fo:margin-right="0cm" fo:margin-top="0cm" fo:margin-bottom="0cm" style:line-height-at-least="1.221cm" fo:text-align="start" fo:text-indent="0cm"/>
    </style:style>
    <style:style style:name="P198" style:family="paragraph">
      <style:paragraph-properties fo:margin-left="0.988cm" fo:margin-right="0cm" fo:margin-top="0cm" fo:margin-bottom="0cm" style:line-height-at-least="1.221cm" fo:text-align="start" fo:text-indent="0cm">
        <style:tab-stops>
          <style:tab-stop style:position="3.314cm"/>
        </style:tab-stops>
      </style:paragraph-properties>
    </style:style>
    <style:style style:name="P199" style:family="paragraph">
      <style:paragraph-properties fo:margin-left="1.94cm" fo:margin-right="0cm" fo:margin-top="0cm" fo:margin-bottom="0cm" style:line-height-at-least="1.252cm" fo:text-align="start" fo:text-indent="0cm">
        <style:tab-stops>
          <style:tab-stop style:position="10.668cm"/>
        </style:tab-stops>
      </style:paragraph-properties>
    </style:style>
    <style:style style:name="P200" style:family="paragraph">
      <style:paragraph-properties fo:margin-left="0.988cm" fo:margin-right="0cm" fo:margin-top="0cm" fo:margin-bottom="0cm" style:line-height-at-least="1.235cm" fo:text-align="start" fo:text-indent="0cm">
        <style:tab-stops>
          <style:tab-stop style:position="10.668cm"/>
        </style:tab-stops>
      </style:paragraph-properties>
    </style:style>
    <style:style style:name="P201" style:family="paragraph">
      <style:paragraph-properties fo:margin-left="1.94cm" fo:margin-right="9.694cm" fo:margin-top="0.053cm" fo:margin-bottom="0cm" style:line-height-at-least="1.235cm" fo:text-align="start" fo:text-indent="-0.952cm">
        <style:tab-stops>
          <style:tab-stop style:position="0cm"/>
        </style:tab-stops>
      </style:paragraph-properties>
    </style:style>
    <style:style style:name="P202" style:family="paragraph">
      <style:paragraph-properties fo:margin-left="0.988cm" fo:margin-right="9.694cm" fo:margin-top="0cm" fo:margin-bottom="0cm" style:line-height-at-least="1.235cm" fo:text-align="start" fo:text-indent="-0.952cm">
        <style:tab-stops>
          <style:tab-stop style:position="0cm"/>
        </style:tab-stops>
      </style:paragraph-properties>
    </style:style>
    <style:style style:name="P203" style:family="paragraph">
      <style:paragraph-properties fo:margin-left="0.035cm" fo:margin-right="9.694cm" fo:margin-top="0cm" fo:margin-bottom="0cm" fo:line-height="100%" fo:text-align="start" fo:text-indent="-0.952cm">
        <style:tab-stops>
          <style:tab-stop style:position="0cm"/>
        </style:tab-stops>
      </style:paragraph-properties>
    </style:style>
    <style:style style:name="P204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/>
      <style:text-properties style:font-name="LM Mono 101" fo:font-size="22pt" style:font-size-asian="22pt" style:font-size-complex="22pt"/>
    </style:style>
    <style:style style:name="P205" style:family="paragraph">
      <style:paragraph-properties fo:margin-left="0.988cm" fo:margin-right="0.014cm" fo:margin-top="0cm" fo:margin-bottom="0cm" style:line-height-at-least="1.171cm" fo:text-align="start" fo:text-indent="-0.952cm">
        <style:tab-stops>
          <style:tab-stop style:position="0cm"/>
        </style:tab-stops>
      </style:paragraph-properties>
    </style:style>
    <style:style style:name="P206" style:family="paragraph">
      <style:paragraph-properties fo:margin-left="0.988cm" fo:margin-right="0.014cm" fo:margin-top="0cm" fo:margin-bottom="0cm" style:line-height-at-least="1.229cm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7" style:family="paragraph">
      <style:paragraph-properties fo:margin-left="0.035cm" fo:margin-right="0.014cm" fo:margin-top="0.014cm" fo:margin-bottom="0cm" fo:line-height="100%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8" style:family="paragraph">
      <style:paragraph-properties fo:margin-left="0.035cm" fo:margin-right="0.014cm" fo:margin-top="0cm" fo:margin-bottom="0cm" style:line-height-at-least="1.221cm" fo:text-align="start" fo:text-indent="-0.952cm">
        <style:tab-stops>
          <style:tab-stop style:position="3.314cm"/>
          <style:tab-stop style:position="7.387cm"/>
        </style:tab-stops>
      </style:paragraph-properties>
    </style:style>
    <style:style style:name="P209" style:family="paragraph">
      <style:paragraph-properties fo:margin-left="1.976cm" fo:margin-right="5.055cm" fo:margin-top="0.122cm" fo:margin-bottom="0cm" style:line-height-at-least="1.171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0" style:family="paragraph">
      <style:paragraph-properties fo:margin-left="0.988cm" fo:margin-right="5.055cm" fo:margin-top="0cm" fo:margin-bottom="0cm" style:line-height-at-least="1.224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1" style:family="paragraph">
      <style:paragraph-properties fo:margin-left="0.035cm" fo:margin-right="5.055cm" fo:margin-top="0cm" fo:margin-bottom="0cm" style:line-height-at-least="1.252cm" fo:text-align="start" fo:text-indent="-0.987cm">
        <style:tab-stops>
          <style:tab-stop style:position="4.302cm"/>
          <style:tab-stop style:position="5.466cm"/>
          <style:tab-stop style:position="6.629cm"/>
          <style:tab-stop style:position="17.685cm"/>
        </style:tab-stops>
      </style:paragraph-properties>
    </style:style>
    <style:style style:name="P212" style:family="paragraph">
      <loext:graphic-properties draw:fill="none"/>
      <style:paragraph-properties fo:margin-left="0.988cm" fo:margin-right="0.014cm" fo:margin-top="0cm" fo:margin-bottom="0cm" style:line-height-at-least="1.171cm" fo:text-align="start" fo:text-indent="-0.952cm" style:font-independent-line-spacing="true">
        <style:tab-stops>
          <style:tab-stop style:position="0cm"/>
        </style:tab-stops>
      </style:paragraph-properties>
      <style:text-properties style:font-name="LM Mono 101" fo:font-size="22pt" style:font-size-asian="22pt" style:font-size-complex="22pt"/>
    </style:style>
    <style:style style:name="P213" style:family="paragraph">
      <style:paragraph-properties fo:margin-left="0.035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4" style:family="paragraph">
      <style:paragraph-properties fo:margin-left="0.482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5" style:family="paragraph">
      <style:paragraph-properties fo:margin-left="0.928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6" style:family="paragraph">
      <style:paragraph-properties fo:margin-left="0.035cm" fo:margin-right="0.014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7" style:family="paragraph">
      <style:paragraph-properties fo:margin-left="0.035cm" fo:margin-right="12.204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218" style:family="paragraph">
      <style:paragraph-properties fo:margin-left="0.035cm" fo:margin-right="0.58cm" fo:margin-top="0cm" fo:margin-bottom="0cm" fo:line-height="100%" fo:text-align="start" fo:text-indent="0cm" style:text-autospace="ideograph-alpha" style:punctuation-wrap="hanging">
        <style:tab-stops>
          <style:tab-stop style:position="8.114cm"/>
          <style:tab-stop style:position="8.975cm"/>
        </style:tab-stops>
      </style:paragraph-properties>
    </style:style>
    <style:style style:name="P219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style:font-name="LM Mono 101" fo:font-size="16pt" style:font-size-asian="16pt" style:font-size-complex="16pt"/>
    </style:style>
    <style:style style:name="P220" style:family="paragraph">
      <style:paragraph-properties fo:margin-left="0.062cm" fo:margin-right="0cm" fo:margin-top="0cm" fo:margin-bottom="0cm" style:line-height-at-least="1.174cm" fo:text-align="start" fo:text-indent="0cm">
        <style:tab-stops>
          <style:tab-stop style:position="2.388cm"/>
          <style:tab-stop style:position="6.461cm"/>
        </style:tab-stops>
      </style:paragraph-properties>
      <style:text-properties style:font-name="LM Mono 101" fo:font-size="20pt" style:font-size-asian="20pt" style:font-size-complex="20pt"/>
    </style:style>
    <style:style style:name="P221" style:family="paragraph">
      <style:paragraph-properties fo:margin-left="0.58cm" fo:margin-right="0cm" fo:margin-top="0cm" fo:margin-bottom="0cm" style:line-height-at-least="1.174cm" fo:text-align="start" fo:text-indent="0cm"/>
    </style:style>
    <style:style style:name="P222" style:family="paragraph">
      <style:paragraph-properties fo:margin-left="0.062cm" fo:margin-right="0cm" fo:margin-top="0cm" fo:margin-bottom="0cm" style:line-height-at-least="1.074cm" fo:text-align="start" fo:text-indent="0cm"/>
    </style:style>
    <style:style style:name="P223" style:family="paragraph">
      <style:paragraph-properties fo:margin-left="0cm" fo:margin-right="0cm" fo:margin-top="0cm" fo:margin-bottom="0cm" style:line-height-at-least="1.074cm" fo:text-align="start" fo:text-indent="0cm"/>
    </style:style>
    <style:style style:name="P224" style:family="paragraph">
      <style:paragraph-properties fo:margin-left="0.289cm" fo:margin-right="0cm" fo:margin-top="0cm" fo:margin-bottom="0cm" style:line-height-at-least="1.074cm" fo:text-align="start" fo:text-indent="0cm"/>
    </style:style>
    <style:style style:name="P225" style:family="paragraph">
      <style:paragraph-properties fo:margin-left="0.035cm" fo:margin-right="0cm" fo:margin-top="0cm" fo:margin-bottom="0cm" fo:line-height="100%" fo:text-align="start" fo:text-indent="0cm">
        <style:tab-stops>
          <style:tab-stop style:position="12.836cm"/>
        </style:tab-stops>
      </style:paragraph-properties>
    </style:style>
    <style:style style:name="P226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>
        <style:tab-stops>
          <style:tab-stop style:position="12.836cm"/>
        </style:tab-stops>
      </style:paragraph-properties>
      <style:text-properties style:font-name="LM Mono 101" fo:font-size="22pt" style:font-size-asian="22pt" style:font-size-complex="22pt"/>
    </style:style>
    <style:style style:name="P227" style:family="paragraph">
      <style:paragraph-properties fo:margin-left="0.062cm" fo:margin-right="0cm" fo:margin-top="0cm" fo:margin-bottom="0cm" style:line-height-at-least="1.174cm" fo:text-align="start" fo:text-indent="0cm"/>
      <style:text-properties style:font-name="LM Mono 101" fo:font-size="22pt"/>
    </style:style>
    <style:style style:name="P228" style:family="paragraph">
      <style:paragraph-properties fo:margin-left="0.289cm" fo:margin-right="0cm" fo:margin-top="0cm" fo:margin-bottom="0cm" style:line-height-at-least="1.174cm" fo:text-align="start" fo:text-indent="0cm"/>
    </style:style>
    <style:style style:name="P229" style:family="paragraph">
      <style:paragraph-properties fo:margin-left="0cm" fo:margin-right="0cm" fo:margin-top="0cm" fo:margin-bottom="0cm" style:line-height-at-least="1.174cm" fo:text-align="center" fo:text-indent="0cm">
        <style:tab-stops>
          <style:tab-stop style:position="1.162cm"/>
        </style:tab-stops>
      </style:paragraph-properties>
    </style:style>
    <style:style style:name="P230" style:family="paragraph">
      <style:paragraph-properties fo:margin-left="0cm" fo:margin-right="0.268cm" fo:margin-top="0cm" fo:margin-bottom="0cm" style:line-height-at-least="1.174cm" fo:text-align="end" fo:text-indent="0cm"/>
    </style:style>
    <style:style style:name="P231" style:family="paragraph">
      <style:paragraph-properties fo:margin-left="0.062cm" fo:margin-right="0cm" fo:margin-top="0cm" fo:margin-bottom="0cm" style:line-height-at-least="1.053cm" fo:text-align="start" fo:text-indent="0cm"/>
    </style:style>
    <style:style style:name="P232" style:family="paragraph">
      <style:paragraph-properties fo:margin-left="0.289cm" fo:margin-right="0cm" fo:margin-top="0cm" fo:margin-bottom="0cm" style:line-height-at-least="1.053cm" fo:text-align="start" fo:text-indent="0cm"/>
    </style:style>
    <style:style style:name="P233" style:family="paragraph">
      <style:paragraph-properties fo:margin-left="0cm" fo:margin-right="0cm" fo:margin-top="0cm" fo:margin-bottom="0cm" style:line-height-at-least="1.053cm" fo:text-align="center" fo:text-indent="0cm"/>
    </style:style>
    <style:style style:name="P234" style:family="paragraph">
      <style:paragraph-properties fo:margin-left="0cm" fo:margin-right="0.268cm" fo:margin-top="0cm" fo:margin-bottom="0cm" style:line-height-at-least="1.053cm" fo:text-align="end" fo:text-indent="0cm"/>
    </style:style>
    <style:style style:name="P235" style:family="paragraph">
      <style:paragraph-properties fo:margin-left="0.035cm" fo:margin-right="0.014cm" fo:margin-top="0cm" fo:margin-bottom="0cm" style:line-height-at-least="1.207cm" fo:text-align="start" fo:text-indent="0cm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</style:style>
    <style:style style:name="P236" style:family="paragraph">
      <loext:graphic-properties draw:fill="none"/>
      <style:paragraph-properties fo:margin-left="0.035cm" fo:margin-right="0.014cm" fo:margin-top="0cm" fo:margin-bottom="0cm" style:line-height-at-least="1.207cm" fo:text-align="start" fo:text-indent="0cm" style:font-independent-line-spacing="true">
        <style:tab-stops>
          <style:tab-stop style:position="9.345cm"/>
          <style:tab-stop style:position="10.507cm"/>
          <style:tab-stop style:position="11.09cm"/>
          <style:tab-stop style:position="12.254cm"/>
          <style:tab-stop style:position="13.418cm"/>
          <style:tab-stop style:position="23.892cm"/>
        </style:tab-stops>
      </style:paragraph-properties>
      <style:text-properties style:font-name="LM Mono 101" fo:font-size="22pt" style:font-size-asian="22pt" style:font-size-complex="22pt"/>
    </style:style>
    <style:style style:name="P237" style:family="paragraph">
      <style:paragraph-properties fo:margin-left="0.344cm" fo:margin-right="0cm" fo:margin-top="0cm" fo:margin-bottom="0cm" style:line-height-at-least="1.141cm" fo:text-align="start" fo:text-indent="0cm"/>
      <style:text-properties style:font-name="LM Mono 101" fo:font-size="22pt" style:font-size-asian="22pt" style:font-size-complex="22pt"/>
    </style:style>
    <style:style style:name="P238" style:family="paragraph">
      <style:paragraph-properties fo:margin-left="0.344cm" fo:margin-right="0cm" fo:margin-top="0cm" fo:margin-bottom="0cm" style:line-height-at-least="1.238cm" fo:text-align="start" fo:text-indent="0cm"/>
      <style:text-properties style:font-name="LM Mono 101" fo:font-size="22pt" style:font-size-asian="22pt" style:font-size-complex="22pt"/>
    </style:style>
    <style:style style:name="P239" style:family="paragraph">
      <style:paragraph-properties fo:margin-left="0.139cm" fo:margin-right="0cm" fo:margin-top="0cm" fo:margin-bottom="0cm" style:line-height-at-least="1.141cm" fo:text-align="start" fo:text-indent="0cm"/>
    </style:style>
    <style:style style:name="P240" style:family="paragraph">
      <style:paragraph-properties fo:margin-left="0.139cm" fo:margin-right="0cm" fo:margin-top="0cm" fo:margin-bottom="0cm" style:line-height-at-least="1.238cm" fo:text-align="start" fo:text-indent="0cm"/>
    </style:style>
    <style:style style:name="P241" style:family="paragraph">
      <style:paragraph-properties fo:margin-left="0.139cm" fo:margin-right="0cm" fo:margin-top="0cm" fo:margin-bottom="0cm" style:line-height-at-least="1.141cm" fo:text-align="start" fo:text-indent="0cm">
        <style:tab-stops>
          <style:tab-stop style:position="1.304cm"/>
        </style:tab-stops>
      </style:paragraph-properties>
    </style:style>
    <style:style style:name="P242" style:family="paragraph">
      <style:paragraph-properties fo:margin-left="0.139cm" fo:margin-right="0cm" fo:margin-top="0cm" fo:margin-bottom="0cm" style:line-height-at-least="1.238cm" fo:text-align="start" fo:text-indent="0cm">
        <style:tab-stops>
          <style:tab-stop style:position="1.304cm"/>
        </style:tab-stops>
      </style:paragraph-properties>
    </style:style>
    <style:style style:name="P243" style:family="paragraph">
      <style:paragraph-properties fo:margin-left="0cm" fo:margin-right="0cm" fo:margin-top="0cm" fo:margin-bottom="0cm" style:line-height-at-least="1.174cm" fo:text-align="start" fo:text-indent="0cm"/>
    </style:style>
    <style:style style:name="P244" style:family="paragraph">
      <style:paragraph-properties fo:margin-left="0.062cm" fo:margin-right="0cm" fo:margin-top="0.432cm" fo:margin-bottom="0cm" fo:line-height="100%" fo:text-align="start" fo:text-indent="0cm"/>
    </style:style>
    <style:style style:name="P245" style:family="paragraph">
      <style:paragraph-properties fo:margin-left="0cm" fo:margin-right="0.118cm" fo:margin-top="0.432cm" fo:margin-bottom="0cm" fo:line-height="100%" fo:text-align="end" fo:text-indent="0cm"/>
    </style:style>
    <style:style style:name="P246" style:family="paragraph">
      <style:paragraph-properties fo:margin-left="0cm" fo:margin-right="0.268cm" fo:margin-top="0.432cm" fo:margin-bottom="0cm" fo:line-height="100%" fo:text-align="end" fo:text-indent="0cm"/>
    </style:style>
    <style:style style:name="P247" style:family="paragraph">
      <style:paragraph-properties fo:margin-left="0.289cm" fo:margin-right="0cm" fo:margin-top="0.432cm" fo:margin-bottom="0cm" fo:line-height="100%" fo:text-align="start" fo:text-indent="0cm"/>
    </style:style>
    <style:style style:name="P248" style:family="paragraph">
      <style:paragraph-properties fo:margin-left="0.062cm" fo:margin-right="0cm" fo:margin-top="0cm" fo:margin-bottom="0cm" style:line-height-at-least="1.087cm" fo:text-align="start" fo:text-indent="0cm"/>
    </style:style>
    <style:style style:name="P249" style:family="paragraph">
      <style:paragraph-properties fo:margin-left="0cm" fo:margin-right="0.118cm" fo:margin-top="0cm" fo:margin-bottom="0cm" style:line-height-at-least="1.087cm" fo:text-align="end" fo:text-indent="0cm"/>
    </style:style>
    <style:style style:name="P250" style:family="paragraph">
      <style:paragraph-properties fo:margin-left="0cm" fo:margin-right="0.268cm" fo:margin-top="0cm" fo:margin-bottom="0cm" style:line-height-at-least="1.087cm" fo:text-align="end" fo:text-indent="0cm"/>
    </style:style>
    <style:style style:name="P251" style:family="paragraph">
      <style:paragraph-properties fo:margin-left="0.289cm" fo:margin-right="0cm" fo:margin-top="0cm" fo:margin-bottom="0cm" style:line-height-at-least="1.087cm" fo:text-align="start" fo:text-indent="0cm"/>
    </style:style>
    <style:style style:name="P252" style:family="paragraph">
      <loext:graphic-properties draw:fill="bitmap" draw:fill-image-name="msFillBitmap_20_52" style:repeat="stretch"/>
      <style:paragraph-properties fo:text-align="start" style:font-independent-line-spacing="true"/>
      <style:text-properties fo:font-size="18pt"/>
    </style:style>
    <style:style style:name="P253" style:family="paragraph">
      <loext:graphic-properties draw:fill="bitmap" draw:fill-image-name="msFillBitmap_20_53" style:repeat="stretch"/>
      <style:paragraph-properties fo:text-align="start" style:font-independent-line-spacing="true"/>
      <style:text-properties fo:font-size="18pt"/>
    </style:style>
    <style:style style:name="P254" style:family="paragraph">
      <loext:graphic-properties draw:fill="bitmap" draw:fill-image-name="msFillBitmap_20_54" style:repeat="stretch"/>
      <style:paragraph-properties fo:text-align="start" style:font-independent-line-spacing="true"/>
      <style:text-properties fo:font-size="18pt"/>
    </style:style>
    <style:style style:name="P255" style:family="paragraph">
      <loext:graphic-properties draw:fill="bitmap" draw:fill-image-name="msFillBitmap_20_55" style:repeat="stretch"/>
      <style:paragraph-properties fo:text-align="start" style:font-independent-line-spacing="true"/>
      <style:text-properties fo:font-size="18pt"/>
    </style:style>
    <style:style style:name="P256" style:family="paragraph">
      <loext:graphic-properties draw:fill="bitmap" draw:fill-image-name="msFillBitmap_20_56" style:repeat="stretch"/>
      <style:paragraph-properties fo:text-align="start" style:font-independent-line-spacing="true"/>
      <style:text-properties fo:font-size="18pt"/>
    </style:style>
    <style:style style:name="P257" style:family="paragraph">
      <loext:graphic-properties draw:fill="bitmap" draw:fill-image-name="msFillBitmap_20_57" style:repeat="stretch"/>
      <style:paragraph-properties fo:text-align="start" style:font-independent-line-spacing="true"/>
      <style:text-properties fo:font-size="18pt"/>
    </style:style>
    <style:style style:name="P258" style:family="paragraph">
      <loext:graphic-properties draw:fill="bitmap" draw:fill-image-name="msFillBitmap_20_58" style:repeat="stretch"/>
      <style:paragraph-properties fo:text-align="start" style:font-independent-line-spacing="true"/>
      <style:text-properties fo:font-size="18pt"/>
    </style:style>
    <style:style style:name="P259" style:family="paragraph">
      <loext:graphic-properties draw:fill="bitmap" draw:fill-image-name="msFillBitmap_20_59" style:repeat="stretch"/>
      <style:paragraph-properties fo:text-align="start" style:font-independent-line-spacing="true"/>
      <style:text-properties fo:font-size="18pt"/>
    </style:style>
    <style:style style:name="P260" style:family="paragraph">
      <loext:graphic-properties draw:fill="bitmap" draw:fill-image-name="msFillBitmap_20_60" style:repeat="stretch"/>
      <style:paragraph-properties fo:text-align="start" style:font-independent-line-spacing="true"/>
      <style:text-properties fo:font-size="18pt"/>
    </style:style>
    <style:style style:name="P261" style:family="paragraph">
      <loext:graphic-properties draw:fill="bitmap" draw:fill-image-name="msFillBitmap_20_61" style:repeat="stretch"/>
      <style:paragraph-properties fo:text-align="start" style:font-independent-line-spacing="true"/>
      <style:text-properties fo:font-size="18pt"/>
    </style:style>
    <style:style style:name="P262" style:family="paragraph">
      <loext:graphic-properties draw:fill="bitmap" draw:fill-image-name="msFillBitmap_20_62" style:repeat="stretch"/>
      <style:paragraph-properties fo:text-align="start" style:font-independent-line-spacing="true"/>
      <style:text-properties fo:font-size="18pt"/>
    </style:style>
    <style:style style:name="P263" style:family="paragraph">
      <loext:graphic-properties draw:fill="bitmap" draw:fill-image-name="msFillBitmap_20_63" style:repeat="stretch"/>
      <style:paragraph-properties fo:text-align="start" style:font-independent-line-spacing="true"/>
      <style:text-properties fo:font-size="18pt"/>
    </style:style>
    <style:style style:name="P264" style:family="paragraph">
      <loext:graphic-properties draw:fill="none"/>
      <style:paragraph-properties fo:margin-left="0.035cm" fo:margin-right="0cm" fo:margin-top="0cm" fo:margin-bottom="0cm" fo:line-height="100%" fo:text-align="start" fo:text-indent="0cm" style:font-independent-line-spacing="true"/>
      <style:text-properties fo:font-size="42pt"/>
    </style:style>
    <style:style style:name="P2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66" style:family="paragraph">
      <style:paragraph-properties fo:margin-left="0cm" fo:margin-right="0.155cm" fo:margin-top="0.62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67" style:family="paragraph">
      <style:paragraph-properties fo:margin-left="0cm" fo:margin-right="0.155cm" fo:margin-top="0.599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68" style:family="paragraph">
      <style:paragraph-properties fo:margin-left="0cm" fo:margin-right="0.155cm" fo:margin-top="0.404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</style:style>
    <style:style style:name="P269" style:family="paragraph">
      <style:paragraph-properties fo:margin-left="0cm" fo:margin-right="0.155cm" fo:margin-top="0.387cm" fo:margin-bottom="0cm" fo:line-height="100%" fo:text-align="start" fo:text-indent="0cm" style:text-autospace="ideograph-alpha" style:punctuation-wrap="hanging">
        <style:tab-stops>
          <style:tab-stop style:position="2.085cm"/>
          <style:tab-stop style:position="2.087cm"/>
        </style:tab-stops>
      </style:paragraph-properties>
    </style:style>
    <style:style style:name="P270" style:family="paragraph">
      <style:paragraph-properties fo:margin-left="0cm" fo:margin-right="0.155cm" fo:margin-top="0.651cm" fo:margin-bottom="0cm" fo:line-height="100%" fo:text-align="start" fo:text-indent="0cm" style:text-autospace="ideograph-alpha" style:punctuation-wrap="hanging">
        <style:tab-stops>
          <style:tab-stop style:position="0.813cm"/>
          <style:tab-stop style:position="0.815cm"/>
        </style:tab-stops>
      </style:paragraph-properties>
    </style:style>
    <style:style style:name="P27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fo:font-size="20pt" style:font-size-asian="20pt" style:font-size-complex="20pt"/>
    </style:style>
    <style:style style:name="P272" style:family="paragraph">
      <style:paragraph-properties fo:margin-left="0.035cm" fo:margin-right="0cm" fo:margin-top="0cm" fo:margin-bottom="0cm" style:line-height-at-least="1.221cm" fo:text-align="start" fo:text-indent="0cm">
        <style:tab-stops>
          <style:tab-stop style:position="10.507cm"/>
        </style:tab-stops>
      </style:paragraph-properties>
    </style:style>
    <style:style style:name="P273" style:family="paragraph">
      <style:paragraph-properties fo:margin-left="1.198cm" fo:margin-right="0cm" fo:margin-top="0cm" fo:margin-bottom="0cm" style:line-height-at-least="1.221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4" style:family="paragraph">
      <style:paragraph-properties fo:margin-left="2.362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5" style:family="paragraph">
      <style:paragraph-properties fo:margin-left="1.198cm" fo:margin-right="0cm" fo:margin-top="0cm" fo:margin-bottom="0cm" style:line-height-at-least="1.235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6" style:family="paragraph">
      <style:paragraph-properties fo:margin-left="0.035cm" fo:margin-right="0cm" fo:margin-top="0cm" fo:margin-bottom="0cm" style:line-height-at-least="1.252cm" fo:text-align="start" fo:text-indent="0cm">
        <style:tab-stops>
          <style:tab-stop style:position="3.526cm"/>
          <style:tab-stop style:position="9.925cm"/>
        </style:tab-stops>
      </style:paragraph-properties>
    </style:style>
    <style:style style:name="P277" style:family="paragraph">
      <loext:graphic-properties draw:fill="none"/>
      <style:paragraph-properties fo:margin-left="0.035cm" fo:margin-right="0cm" fo:margin-top="0cm" fo:margin-bottom="0cm" style:line-height-at-least="1.221cm" fo:text-align="start" fo:text-indent="0cm" style:font-independent-line-spacing="true">
        <style:tab-stops>
          <style:tab-stop style:position="10.507cm"/>
        </style:tab-stops>
      </style:paragraph-properties>
      <style:text-properties style:font-name="LM Mono 101" fo:font-size="22pt" style:font-size-asian="22pt" style:font-size-complex="22pt"/>
    </style:style>
    <style:style style:name="P278" style:family="paragraph">
      <style:paragraph-properties fo:margin-left="0cm" fo:margin-right="0cm" fo:margin-top="0.734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79" style:family="paragraph">
      <style:paragraph-properties fo:margin-left="1.198cm" fo:margin-right="0.014cm" fo:margin-top="0cm" fo:margin-bottom="0cm" style:line-height-at-least="1.171cm" fo:text-align="start" fo:text-indent="-1.163cm">
        <style:tab-stops>
          <style:tab-stop style:position="0cm"/>
        </style:tab-stops>
      </style:paragraph-properties>
    </style:style>
    <style:style style:name="P280" style:family="paragraph">
      <style:paragraph-properties fo:margin-left="0.035cm" fo:margin-right="0.014cm" fo:margin-top="0cm" fo:margin-bottom="0cm" style:line-height-at-least="1.247cm" fo:text-align="start" fo:text-indent="-1.163cm">
        <style:tab-stops>
          <style:tab-stop style:position="0cm"/>
        </style:tab-stops>
      </style:paragraph-properties>
    </style:style>
    <style:style style:name="P281" style:family="paragraph">
      <loext:graphic-properties draw:fill="none"/>
      <style:paragraph-properties fo:margin-left="1.198cm" fo:margin-right="0.014cm" fo:margin-top="0cm" fo:margin-bottom="0cm" style:line-height-at-least="1.171cm" fo:text-align="start" fo:text-indent="-1.163cm" style:font-independent-line-spacing="true">
        <style:tab-stops>
          <style:tab-stop style:position="0cm"/>
        </style:tab-stops>
      </style:paragraph-properties>
      <style:text-properties style:font-name="LM Mono 101" fo:font-size="22pt" style:font-size-asian="22pt" style:font-size-complex="22pt"/>
    </style:style>
    <style:style style:name="P282" style:family="paragraph">
      <style:paragraph-properties fo:margin-left="0cm" fo:margin-right="0.014cm" fo:margin-top="0cm" fo:margin-bottom="0cm" fo:line-height="104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83" style:family="paragraph">
      <style:paragraph-properties fo:margin-left="0.035cm" fo:margin-right="0.014cm" fo:margin-top="0.445cm" fo:margin-bottom="0cm" fo:line-height="100%" fo:text-align="start" fo:text-indent="0cm">
        <style:tab-stops>
          <style:tab-stop style:position="0.813cm"/>
          <style:tab-stop style:position="0.815cm"/>
        </style:tab-stops>
      </style:paragraph-properties>
    </style:style>
    <style:style style:name="P284" style:family="paragraph">
      <style:paragraph-properties fo:margin-left="0.035cm" fo:margin-right="0.014cm" fo:margin-top="0.106cm" fo:margin-bottom="0cm" fo:line-height="100%" fo:text-align="start" fo:text-indent="0cm">
        <style:tab-stops>
          <style:tab-stop style:position="6.435cm"/>
        </style:tab-stops>
      </style:paragraph-properties>
    </style:style>
    <style:style style:name="P285" style:family="paragraph">
      <style:paragraph-properties fo:margin-left="1.198cm" fo:margin-right="13.559cm" fo:margin-top="0cm" fo:margin-bottom="0cm" fo:line-height="108%" fo:text-align="start" fo:text-indent="-1.163cm">
        <style:tab-stops>
          <style:tab-stop style:position="0cm"/>
        </style:tab-stops>
      </style:paragraph-properties>
    </style:style>
    <style:style style:name="P286" style:family="paragraph">
      <style:paragraph-properties fo:margin-left="0.035cm" fo:margin-right="13.559cm" fo:margin-top="0.106cm" fo:margin-bottom="0cm" fo:line-height="100%" fo:text-align="start" fo:text-indent="-1.163cm">
        <style:tab-stops>
          <style:tab-stop style:position="0cm"/>
        </style:tab-stops>
      </style:paragraph-properties>
    </style:style>
    <style:style style:name="P287" style:family="paragraph">
      <style:paragraph-properties fo:margin-left="0.035cm" fo:margin-right="13.559cm" fo:margin-top="0.005cm" fo:margin-bottom="0cm" fo:line-height="100%" fo:text-align="start" fo:text-indent="-1.163cm">
        <style:tab-stops>
          <style:tab-stop style:position="0cm"/>
        </style:tab-stops>
      </style:paragraph-properties>
    </style:style>
    <style:style style:name="P288" style:family="paragraph">
      <style:paragraph-properties fo:margin-left="5.398cm" fo:margin-right="13.559cm" fo:margin-top="0cm" fo:margin-bottom="0cm" fo:line-height="100%" fo:text-align="start" fo:text-indent="-1.163cm">
        <style:tab-stops>
          <style:tab-stop style:position="6.56cm"/>
        </style:tab-stops>
      </style:paragraph-properties>
    </style:style>
    <style:style style:name="P289" style:family="paragraph">
      <loext:graphic-properties draw:fill="none"/>
      <style:paragraph-properties fo:margin-left="0cm" fo:margin-right="0.014cm" fo:margin-top="0cm" fo:margin-bottom="0cm" fo:line-height="104%" fo:text-align="start" fo:text-indent="0cm" style:font-independent-line-spacing="true">
        <style:tab-stops>
          <style:tab-stop style:position="0.813cm"/>
          <style:tab-stop style:position="0.815cm"/>
        </style:tab-stops>
      </style:paragraph-properties>
      <style:text-properties style:font-name="LM Mono 101" fo:font-size="20pt" style:font-size-asian="20pt" style:font-size-complex="20pt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2" fo:font-size="42pt" fo:letter-spacing="0.018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2" fo:font-size="42pt" fo:letter-spacing="-0.029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2" fo:font-size="42pt" fo:letter-spacing="-0.128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2" fo:font-size="42pt" fo:letter-spacing="-0.006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2" fo:font-size="26pt" fo:letter-spacing="-0.02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2" fo:font-size="26pt" fo:letter-spacing="-0.00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2" fo:font-size="26pt" fo:letter-spacing="-0.0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2" fo:font-size="26pt" fo:letter-spacing="-0.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2" fo:font-size="26pt" fo:letter-spacing="0.016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Arial2" fo:font-size="26pt" fo:letter-spacing="0.00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2" fo:font-size="26pt" fo:letter-spacing="-0.00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2" fo:font-size="26pt" fo:letter-spacing="0.00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style:font-name="Times New Roman2" fo:font-size="31.5pt" fo:letter-spacing="normal" fo:font-style="normal" style:text-underline-style="none" fo:font-weight="normal" style:font-size-asian="31.5pt" style:font-style-asian="normal" style:font-weight-asian="normal" style:font-name-complex="Times New Roman2" style:font-size-complex="31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Arial2" fo:font-size="26pt" fo:letter-spacing="0.00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2" fo:font-size="26pt" fo:letter-spacing="-0.01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style:font-name="Arial2" fo:font-size="26pt" fo:letter-spacing="0.00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8" style:family="text">
      <style:text-properties fo:font-variant="normal" fo:text-transform="none" style:text-line-through-style="none" style:text-line-through-type="none" style:text-position="0% 100%" style:font-name="Arial2" fo:font-size="26pt" fo:letter-spacing="-0.02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2" fo:font-size="26pt" fo:letter-spacing="0.00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Arial2" fo:font-size="26pt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2" style:family="text">
      <style:text-properties fo:font-variant="normal" fo:text-transform="none" style:text-line-through-style="none" style:text-line-through-type="none" style:text-position="0% 100%" style:font-name="Calibri2" fo:font-size="32pt" fo:letter-spacing="-0.034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01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normal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6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01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7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03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28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0.002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alibri2" fo:font-size="28pt" fo:letter-spacing="-0.011cm" fo:font-style="normal" style:text-underline-style="none" fo:font-weight="normal" style:font-size-asian="28pt" style:font-style-asian="normal" style:font-weight-asian="normal" style:font-name-complex="Calibri2" style:font-size-complex="28pt" style:font-style-complex="normal" style:font-weight-complex="normal"/>
    </style:style>
    <style:style style:name="T30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0.004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normal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2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18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34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solid" style:text-underline-width="bold" style:text-underline-color="font-color" fo:font-weight="normal" style:font-size-asian="24pt" style:font-style-asian="normal" style:font-weight-asian="normal" style:font-name-complex="Consolas2" style:font-size-complex="24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alibri2" fo:font-size="32pt" fo:letter-spacing="-0.017cm" fo:font-style="normal" style:text-underline-style="none" fo:font-weight="normal" style:font-size-asian="32pt" style:font-style-asian="normal" style:font-weight-asian="normal" style:font-name-complex="Calibri2" style:font-size-complex="32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7" style:family="text">
      <style:text-properties fo:font-variant="normal" fo:text-transform="none" style:text-line-through-style="none" style:text-line-through-type="none" style:text-position="0% 100%" style:font-name="Arial2" fo:font-size="36pt" fo:letter-spacing="-0.001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text-position="0% 100%" style:font-name="Arial2" fo:font-size="36pt" fo:letter-spacing="0.019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39" style:family="text">
      <style:text-properties fo:font-variant="normal" fo:text-transform="none" style:text-line-through-style="none" style:text-line-through-type="none" style:text-position="0% 100%" style:font-name="Arial2" fo:font-size="36pt" fo:letter-spacing="0.009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0" style:family="text">
      <style:text-properties fo:font-variant="normal" fo:text-transform="none" style:text-line-through-style="none" style:text-line-through-type="none" style:text-position="0% 100%" style:font-name="Arial2" fo:font-size="36pt" fo:letter-spacing="-0.015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1" style:family="text">
      <style:text-properties fo:font-variant="normal" fo:text-transform="none" style:text-line-through-style="none" style:text-line-through-type="none" style:text-position="0% 100%" style:font-name="Arial2" fo:font-size="36pt" fo:letter-spacing="-0.234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2" style:family="text">
      <style:text-properties fo:font-variant="normal" fo:text-transform="none" style:text-line-through-style="none" style:text-line-through-type="none" style:text-position="0% 100%" style:font-name="Arial2" fo:font-size="36pt" fo:letter-spacing="-0.004cm" fo:font-style="normal" style:text-underline-style="none" fo:font-weight="normal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style:font-name="Times New Roman2" fo:font-size="33.5pt" fo:letter-spacing="normal" fo:font-style="normal" style:text-underline-style="none" fo:font-weight="normal" style:font-size-asian="33.5pt" style:font-style-asian="normal" style:font-weight-asian="normal" style:font-name-complex="Times New Roman2" style:font-size-complex="33.5pt" style:font-style-complex="normal" style:font-weight-complex="normal"/>
    </style:style>
    <style:style style:name="T44" style:family="text">
      <style:text-properties fo:font-variant="normal" fo:text-transform="none" style:text-line-through-style="none" style:text-line-through-type="none" style:text-position="0% 100%" style:font-name="Times New Roman2" fo:font-size="32.5pt" fo:letter-spacing="normal" fo:font-style="normal" style:text-underline-style="none" fo:font-weight="normal" style:font-size-asian="32.5pt" style:font-style-asian="normal" style:font-weight-asian="normal" style:font-name-complex="Times New Roman2" style:font-size-complex="32.5pt" style:font-style-complex="normal" style:font-weight-complex="normal"/>
    </style:style>
    <style:style style:name="T45" style:family="text">
      <style:text-properties fo:font-variant="normal" fo:text-transform="none" style:text-line-through-style="none" style:text-line-through-type="none" style:text-position="0% 100%" style:font-name="Arial2" fo:font-size="26pt" fo:letter-spacing="-0.008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46" style:family="text">
      <style:text-properties fo:font-variant="normal" fo:text-transform="none" style:text-line-through-style="none" style:text-line-through-type="none" style:text-position="0% 100%" style:font-name="Arial2" fo:font-size="26pt" fo:letter-spacing="-0.03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47" style:family="text">
      <style:text-properties fo:font-variant="normal" fo:text-transform="none" style:text-line-through-style="none" style:text-line-through-type="none" style:text-position="0% 100%" style:font-name="Times New Roman2" fo:font-size="34.5pt" fo:letter-spacing="normal" fo:font-style="normal" style:text-underline-style="none" fo:font-weight="normal" style:font-size-asian="34.5pt" style:font-style-asian="normal" style:font-weight-asian="normal" style:font-name-complex="Times New Roman2" style:font-size-complex="34.5pt" style:font-style-complex="normal" style:font-weight-complex="normal"/>
    </style:style>
    <style:style style:name="T48" style:family="text">
      <style:text-properties fo:font-variant="normal" fo:text-transform="none" fo:color="#0000ff" style:text-line-through-style="none" style:text-line-through-type="none" style:text-position="0% 100%" style:font-name="Arial2" fo:font-size="24pt" fo:letter-spacing="0.009cm" fo:font-style="normal" style:text-underline-style="solid" style:text-underline-width="auto" style:text-underline-color="font-color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9" style:family="text">
      <style:text-properties fo:font-variant="normal" fo:text-transform="none" fo:color="#0000ff" style:text-line-through-style="none" style:text-line-through-type="none" style:text-position="0% 100%" style:font-name="Arial2" fo:font-size="26pt" fo:letter-spacing="0.009cm" fo:font-style="normal" style:text-underline-style="solid" style:text-underline-width="auto" style:text-underline-color="font-color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0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5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6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normal" fo:font-style="italic" style:text-underline-style="none" fo:font-weight="bold" style:font-size-asian="18pt" style:font-style-asian="italic" style:font-weight-asian="bold" style:font-name-complex="Consolas2" style:font-size-complex="18pt" style:font-style-complex="italic" style:font-weight-complex="bold"/>
    </style:style>
    <style:style style:name="T57" style:family="text">
      <style:text-properties fo:font-variant="normal" fo:text-transform="none" fo:color="#89a24c" style:text-line-through-style="none" style:text-line-through-type="none" style:text-position="0% 100%" style:font-name="LM Mono 101" fo:font-size="18pt" fo:letter-spacing="normal" fo:font-style="italic" style:text-underline-style="none" fo:font-weight="bold" style:font-size-asian="18pt" style:font-style-asian="italic" style:font-weight-asian="bold" style:font-name-complex="Consolas2" style:font-size-complex="18pt" style:font-style-complex="italic" style:font-weight-complex="bold"/>
    </style:style>
    <style:style style:name="T58" style:family="text">
      <style:text-properties fo:font-variant="normal" fo:text-transform="none" fo:color="#77933c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59" style:family="text">
      <style:text-properties fo:font-variant="normal" fo:text-transform="none" fo:color="#77933c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0" style:family="text">
      <style:text-properties fo:font-variant="normal" fo:text-transform="none" fo:color="#77933c" style:text-line-through-style="none" style:text-line-through-type="none" style:text-position="0% 100%" style:font-name="Consolas2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style:text-position="0% 100%" style:font-name="Arial2" fo:font-size="16pt" fo:letter-spacing="0.002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2" style:family="text">
      <style:text-properties fo:font-variant="normal" fo:text-transform="none" style:text-line-through-style="none" style:text-line-through-type="none" style:text-position="0% 100%" style:font-name="Arial2" fo:font-size="16pt" fo:letter-spacing="0.009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3" style:family="text">
      <style:text-properties fo:font-variant="normal" fo:text-transform="none" style:text-line-through-style="none" style:text-line-through-type="none" style:text-position="0% 100%" style:font-name="Arial2" fo:font-size="16pt" fo:letter-spacing="0.007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4" style:family="text">
      <style:text-properties fo:font-variant="normal" fo:text-transform="none" style:text-line-through-style="none" style:text-line-through-type="none" style:text-position="0% 100%" style:font-name="Arial2" fo:font-size="16pt" fo:letter-spacing="-0.02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5" style:family="text">
      <style:text-properties fo:font-variant="normal" fo:text-transform="none" style:text-line-through-style="none" style:text-line-through-type="none" style:text-position="0% 100%" style:font-name="Arial2" fo:font-size="16pt" fo:letter-spacing="0.016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6" style:family="text">
      <style:text-properties fo:font-variant="normal" fo:text-transform="none" style:text-line-through-style="none" style:text-line-through-type="none" style:text-position="0% 100%" style:font-name="Arial2" fo:font-size="16pt" fo:letter-spacing="-0.0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7" style:family="text">
      <style:text-properties fo:font-variant="normal" fo:text-transform="none" style:text-line-through-style="none" style:text-line-through-type="none" style:text-position="0% 100%" style:font-name="Arial2" fo:font-size="16pt" fo:letter-spacing="0.01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8" style:family="text">
      <style:text-properties fo:font-variant="normal" fo:text-transform="none" style:text-line-through-style="none" style:text-line-through-type="none" style:text-position="0% 100%" style:font-name="Arial2" fo:font-size="16pt" fo:letter-spacing="0.005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69" style:family="text">
      <style:text-properties fo:font-variant="normal" fo:text-transform="none" style:text-line-through-style="none" style:text-line-through-type="none" style:text-position="0% 100%" style:font-name="Arial2" fo:font-size="16pt" fo:letter-spacing="-0.008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0" style:family="text">
      <style:text-properties fo:font-variant="normal" fo:text-transform="none" style:text-line-through-style="none" style:text-line-through-type="none" style:text-position="0% 100%" style:font-name="Arial2" fo:font-size="16pt" fo:letter-spacing="-0.006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1" style:family="text">
      <style:text-properties fo:font-variant="normal" fo:text-transform="none" style:text-line-through-style="none" style:text-line-through-type="none" style:text-position="0% 100%" style:font-name="Arial2" fo:font-size="16pt" fo:letter-spacing="-0.00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2" style:family="text">
      <style:text-properties fo:font-variant="normal" fo:text-transform="none" style:text-line-through-style="none" style:text-line-through-typ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2" fo:font-size="16pt" fo:letter-spacing="-0.003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4" style:family="text">
      <style:text-properties fo:font-variant="normal" fo:text-transform="none" style:text-line-through-style="none" style:text-line-through-type="none" style:text-position="0% 100%" style:font-name="Arial2" fo:font-size="16pt" fo:letter-spacing="-0.015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5" style:family="text">
      <style:text-properties fo:font-variant="normal" fo:text-transform="none" style:text-line-through-style="none" style:text-line-through-type="none" style:text-position="0% 100%" style:font-name="Arial2" fo:font-size="16pt" fo:letter-spacing="0.00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2" fo:font-size="16pt" fo:letter-spacing="0.014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2" fo:font-size="16pt" fo:letter-spacing="-0.039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Arial2" fo:font-size="16pt" fo:letter-spacing="-0.001cm" fo:font-style="normal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2" fo:font-size="26pt" fo:letter-spacing="-0.018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0" style:family="text">
      <style:text-properties fo:font-variant="normal" fo:text-transform="none" style:text-line-through-style="none" style:text-line-through-type="none" style:text-position="0% 100%" style:font-name="Arial2" fo:font-size="26pt" fo:letter-spacing="-0.0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2" fo:font-size="26pt" fo:letter-spacing="0.01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2" fo:font-size="26pt" fo:letter-spacing="0.01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2" fo:font-size="26pt" fo:letter-spacing="-0.02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4" style:family="text">
      <style:text-properties fo:font-variant="normal" fo:text-transform="none" style:text-line-through-style="none" style:text-line-through-type="none" style:text-position="0% 100%" style:font-name="Arial2" fo:font-size="26pt" fo:letter-spacing="-0.006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5" style:family="text">
      <style:text-properties fo:font-variant="normal" fo:text-transform="none" style:text-line-through-style="none" style:text-line-through-type="none" style:text-position="0% 100%" style:font-name="Arial2" fo:font-size="26pt" fo:letter-spacing="-0.01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6" style:family="text">
      <style:text-properties fo:font-variant="normal" fo:text-transform="none" style:text-line-through-style="none" style:text-line-through-type="none" style:text-position="0% 100%" style:font-name="Arial2" fo:font-size="22pt" fo:letter-spacing="-0.008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7" style:family="text">
      <style:text-properties fo:font-variant="normal" fo:text-transform="none" style:text-line-through-style="none" style:text-line-through-type="none" style:text-position="0% 100%" style:font-name="Arial2" fo:font-size="22pt" fo:letter-spacing="0.00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8" style:family="text">
      <style:text-properties fo:font-variant="normal" fo:text-transform="none" style:text-line-through-style="none" style:text-line-through-type="none" style:text-position="0% 100%" style:font-name="Arial2" fo:font-size="22pt" fo:letter-spacing="0.002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89" style:family="text">
      <style:text-properties fo:font-variant="normal" fo:text-transform="none" style:text-line-through-style="none" style:text-line-through-type="none" style:text-position="0% 100%" style:font-name="Arial2" fo:font-size="22pt" fo:letter-spacing="0.00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0" style:family="text">
      <style:text-properties fo:font-variant="normal" fo:text-transform="none" style:text-line-through-style="none" style:text-line-through-type="none" style:text-position="0% 100%" style:font-name="Arial2" fo:font-size="22pt" fo:letter-spacing="-0.022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1" style:family="text">
      <style:text-properties fo:font-variant="normal" fo:text-transform="none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2" style:family="text">
      <style:text-properties fo:font-variant="normal" fo:text-transform="none" style:text-line-through-style="none" style:text-line-through-type="none" style:text-position="0% 100%" style:font-name="Arial2" fo:font-size="22pt" fo:letter-spacing="-0.00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95" style:family="text">
      <style:text-properties fo:font-variant="normal" fo:text-transform="none" fo:color="#7f0055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6" style:family="text">
      <style:text-properties fo:font-variant="normal" fo:text-transform="none" fo:color="#5e5eff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8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Times New Roman2" fo:font-size="21pt" fo:letter-spacing="normal" fo:font-style="normal" style:text-underline-style="none" fo:font-weight="normal" style:font-size-asian="21pt" style:font-style-asian="normal" style:font-weight-asian="normal" style:font-name-complex="Times New Roman2" style:font-size-complex="21pt" style:font-style-complex="normal" style:font-weight-complex="normal"/>
    </style:style>
    <style:style style:name="T100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01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2" style:family="text">
      <style:text-properties fo:font-variant="normal" fo:text-transform="none" style:text-line-through-style="none" style:text-line-through-type="none" style:text-position="0% 100%" style:font-name="Arial2" fo:font-size="22pt" fo:letter-spacing="-0.00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3" style:family="text">
      <style:text-properties fo:font-variant="normal" fo:text-transform="none" style:text-line-through-style="none" style:text-line-through-type="none" style:text-position="0% 100%" style:font-name="Arial2" fo:font-size="22pt" fo:letter-spacing="0.009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4" style:family="text">
      <style:text-properties fo:font-variant="normal" fo:text-transform="none" style:text-line-through-style="none" style:text-line-through-type="none" style:text-position="0% 100%" style:font-name="Arial2" fo:font-size="22pt" fo:letter-spacing="0.007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05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6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7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1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8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0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09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10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11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2" style:family="text">
      <style:text-properties fo:font-variant="normal" fo:text-transform="none" fo:color="#5e5eff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3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4" style:family="text">
      <style:text-properties fo:font-variant="normal" fo:text-transform="non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5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6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38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7" style:family="text">
      <style:text-properties fo:font-variant="normal" fo:text-transform="none" style:text-line-through-style="none" style:text-line-through-type="none" style:text-position="0% 100%" style:font-name="Arial2" fo:font-size="26pt" fo:letter-spacing="-0.01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18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19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-0.039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20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1" style:family="text">
      <style:text-properties fo:font-variant="normal" fo:text-transform="none" fo:color="#6a3e3e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2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23" style:family="text">
      <style:text-properties fo:font-variant="normal" fo:text-transform="none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124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25" style:family="text">
      <style:text-properties fo:font-variant="normal" fo:text-transform="none" style:text-line-through-style="none" style:text-line-through-type="none" style:text-position="0% 100%" style:font-name="Arial2" fo:font-size="26pt" fo:letter-spacing="0.01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26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18cm" fo:font-style="normal" style:text-underline-style="solid" style:text-underline-width="auto" style:text-underline-color="font-color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127" style:family="text">
      <style:text-properties fo:font-variant="normal" fo:text-transform="none" style:text-line-through-style="none" style:text-line-through-type="none" style:text-position="0% 100%" style:font-name="Times New Roman2" fo:font-size="32pt" fo:letter-spacing="normal" fo:font-style="normal" style:text-underline-style="none" fo:font-weight="normal" style:font-size-asian="32pt" style:font-style-asian="normal" style:font-weight-asian="normal" style:font-name-complex="Times New Roman2" style:font-size-complex="32pt" style:font-style-complex="normal" style:font-weight-complex="normal"/>
    </style:style>
    <style:style style:name="T128" style:family="text">
      <style:text-properties fo:font-variant="normal" fo:text-transform="none" style:text-line-through-style="none" style:text-line-through-type="none" style:text-position="0% 100%" style:font-name="Arial2" fo:font-size="22pt" fo:letter-spacing="0.01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29" style:family="text">
      <style:text-properties fo:font-variant="normal" fo:text-transform="none" style:text-line-through-style="none" style:text-line-through-type="none" style:text-position="0% 100%" style:font-name="Arial2" fo:font-size="22pt" fo:letter-spacing="-0.006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0" style:family="text">
      <style:text-properties fo:font-variant="normal" fo:text-transform="none" style:text-line-through-style="none" style:text-line-through-type="none" style:text-position="0% 100%" style:font-name="Arial2" fo:font-size="22pt" fo:letter-spacing="-0.03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1" style:family="text">
      <style:text-properties fo:font-variant="normal" fo:text-transform="none" style:text-line-through-style="none" style:text-line-through-type="none" style:text-position="0% 100%" style:font-name="Arial2" fo:font-size="22pt" fo:letter-spacing="-0.034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2" style:family="text">
      <style:text-properties fo:font-variant="normal" fo:text-transform="none" style:text-line-through-style="none" style:text-line-through-type="none" style:text-position="0% 100%" style:font-name="Arial2" fo:font-size="22pt" fo:letter-spacing="-0.01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3" style:family="text">
      <style:text-properties fo:font-variant="normal" fo:text-transform="none" style:text-line-through-style="none" style:text-line-through-type="none" style:text-position="0% 100%" style:font-name="Arial2" fo:font-size="22pt" fo:letter-spacing="-0.003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34" style:family="text">
      <style:text-properties fo:font-variant="normal" fo:text-transform="none" style:text-line-through-style="none" style:text-line-through-type="none" style:text-position="0% 100%" style:font-name="Arial2" fo:font-size="18pt" fo:letter-spacing="-0.006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5" style:family="text">
      <style:text-properties fo:font-variant="normal" fo:text-transform="none" style:text-line-through-style="none" style:text-line-through-type="none" style:text-position="0% 100%" style:font-name="Arial2" fo:font-size="18pt" fo:letter-spacing="-0.00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6" style:family="text">
      <style:text-properties fo:font-variant="normal" fo:text-transform="none" style:text-line-through-style="none" style:text-line-through-type="none" style:text-position="0% 100%" style:font-name="Arial2" fo:font-size="18pt" fo:letter-spacing="-0.008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3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38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39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0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1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2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3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4" style:family="text">
      <style:text-properties fo:font-variant="normal" fo:text-transform="none" style:text-line-through-style="none" style:text-line-through-type="none" style:text-position="0% 100%" style:font-name="Arial2" fo:font-size="26pt" fo:letter-spacing="0.02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45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46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7" style:family="text">
      <style:text-properties fo:font-variant="normal" fo:text-transform="none" style:text-line-through-style="none" style:text-line-through-type="none" style:text-position="0% 100%" style:font-name="Arial2" fo:font-size="26pt" fo:letter-spacing="-0.01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48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49" style:family="text">
      <style:text-properties fo:font-variant="normal" fo:text-transform="none" fo:color="#ff5e5e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0" style:family="text">
      <style:text-properties fo:font-variant="normal" fo:text-transform="none" style:text-line-through-style="none" style:text-line-through-type="none" style:text-position="0% 100%" style:font-name="Arial2" fo:font-size="26pt" fo:letter-spacing="0.01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51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3" style:family="text">
      <style:text-properties fo:font-variant="normal" fo:text-transform="none" fo:color="#000000" style:text-line-through-style="none" style:text-line-through-type="none" style:text-position="0% 100%" style:font-name="LM Mono 101" fo:font-size="18.5pt" fo:letter-spacing="normal" fo:font-style="normal" style:text-underline-style="none" fo:font-weight="normal" style:font-size-asian="18.5pt" style:font-style-asian="normal" style:font-weight-asian="normal" style:font-name-complex="Times New Roman2" style:font-size-complex="18.5pt" style:font-style-complex="normal" style:font-weight-complex="normal"/>
    </style:style>
    <style:style style:name="T154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5" style:family="text">
      <style:text-properties fo:font-variant="normal" fo:text-transform="none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6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4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58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59" style:family="text">
      <style:text-properties fo:font-variant="normal" fo:text-transform="none" style:text-line-through-style="none" style:text-line-through-type="none" style:text-position="0% 100%" style:font-name="Arial2" fo:font-size="22pt" fo:letter-spacing="-0.013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0" style:family="text">
      <style:text-properties fo:font-variant="normal" fo:text-transform="none" style:text-line-through-style="none" style:text-line-through-type="none" style:text-position="0% 100%" style:font-name="Arial2" fo:font-size="22pt" fo:letter-spacing="0.011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1" style:family="text">
      <style:text-properties fo:font-variant="normal" fo:text-transform="none" style:text-line-through-style="none" style:text-line-through-type="none" style:text-position="0% 100%" style:font-name="Arial2" fo:font-size="22pt" fo:letter-spacing="-0.018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62" style:family="text">
      <style:text-properties fo:font-variant="normal" fo:text-transform="none" style:text-line-through-style="none" style:text-line-through-type="none" style:text-position="0% 100%" style:font-name="Times New Roman2" fo:font-size="26pt" fo:letter-spacing="normal" fo:font-style="normal" style:text-underline-style="none" fo:font-weight="normal" style:font-size-asian="26pt" style:font-style-asian="normal" style:font-weight-asian="normal" style:font-name-complex="Times New Roman2" style:font-size-complex="26pt" style:font-style-complex="normal" style:font-weight-complex="normal"/>
    </style:style>
    <style:style style:name="T163" style:family="text">
      <style:text-properties fo:font-variant="normal" fo:text-transform="none" fo:color="#7f0055" style:text-line-through-style="none" style:text-line-through-type="none" style:text-position="0% 100%" style:font-name="Consolas2" fo:font-size="18pt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64" style:family="text">
      <style:text-properties fo:font-variant="normal" fo:text-transform="none" fo:color="#4f6228" style:text-line-through-style="none" style:text-line-through-type="none" style:text-position="0% 100%" style:font-name="Times New Roman2" fo:font-size="18pt" fo:letter-spacing="normal" fo:font-style="normal" style:text-underline-style="none" fo:font-weight="normal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165" style:family="text">
      <style:text-properties fo:font-variant="normal" fo:text-transform="none" fo:color="#4f6228" style:text-line-through-style="none" style:text-line-through-type="none" style:text-position="0% 100%" style:font-name="Times New Roman2" fo:font-size="17pt" fo:letter-spacing="normal" fo:font-style="normal" style:text-underline-style="none" fo:font-weight="normal" style:font-size-asian="17pt" style:font-style-asian="normal" style:font-weight-asian="normal" style:font-name-complex="Times New Roman2" style:font-size-complex="17pt" style:font-style-complex="normal" style:font-weight-complex="normal"/>
    </style:style>
    <style:style style:name="T166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-0.003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7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0.01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8" style:family="text">
      <style:text-properties fo:font-variant="normal" fo:text-transform="none" fo:color="#1c1c1c" style:text-line-through-style="none" style:text-line-through-type="none" style:text-position="0% 100%" style:font-name="Arial2" fo:font-size="26pt" fo:letter-spacing="-0.00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169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0.007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0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1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-0.064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2" style:family="text">
      <style:text-properties fo:font-variant="normal" fo:text-transform="none" fo:color="#c48c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3" style:family="text">
      <style:text-properties fo:font-variant="normal" fo:text-transform="none" fo:color="#2a00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4" style:family="text">
      <style:text-properties fo:font-variant="normal" fo:text-transform="none" fo:color="#2a00ff" style:text-line-through-style="none" style:text-line-through-type="none" style:text-position="0% 100%" style:font-name="Consolas2" fo:font-size="18pt" fo:letter-spacing="-0.034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5" style:family="text">
      <style:text-properties fo:font-variant="normal" fo:text-transform="none" fo:color="#5e5eff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76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7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41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8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8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7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180" style:family="text">
      <style:text-properties fo:font-variant="normal" fo:text-transform="none" fo:color="#7f0055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1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2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6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3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8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4" style:family="text">
      <style:text-properties fo:font-variant="normal" fo:text-transform="none" fo:color="#c48c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5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6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-0.036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7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4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88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89" style:family="text">
      <style:text-properties fo:font-variant="normal" fo:text-transform="none" fo:color="#7f0055" style:text-line-through-style="none" style:text-line-through-type="none" style:text-position="0% 100%" style:font-name="LM Mono 101" fo:font-size="16pt" fo:letter-spacing="-0.034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0" style:family="text">
      <style:text-properties fo:font-variant="normal" fo:text-transform="none" fo:color="#2a00ff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1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6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2" style:family="text">
      <style:text-properties fo:font-variant="normal" fo:text-transform="none" fo:color="#c48cff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193" style:family="text">
      <style:text-properties fo:font-variant="normal" fo:text-transform="none" fo:color="#5e5eff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4" style:family="text">
      <style:text-properties fo:font-variant="normal" fo:text-transform="none" fo:color="#000000" style:text-line-through-style="none" style:text-line-through-type="none" style:text-position="0% 100%" style:font-name="LM Mono 101" fo:font-size="16pt" fo:letter-spacing="-0.039cm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195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6" style:family="text">
      <style:text-properties fo:font-variant="normal" fo:text-transform="none" fo:color="#7f0055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7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8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19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0" style:family="text">
      <style:text-properties fo:font-variant="normal" fo:text-transform="none" style:text-line-through-style="none" style:text-line-through-type="none" style:text-position="0% 100%" style:font-name="Arial2" fo:font-size="26pt" fo:letter-spacing="-0.02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1" style:family="text">
      <style:text-properties fo:font-variant="normal" fo:text-transform="none" style:text-line-through-style="none" style:text-line-through-type="none" style:text-position="0% 100%" style:font-name="Arial2" fo:font-size="26pt" fo:letter-spacing="0.02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02" style:family="text">
      <style:text-properties fo:font-variant="normal" fo:text-transform="none" fo:color="#7f0055" style:text-line-through-style="none" style:text-line-through-type="none" style:text-position="0% 100%" style:font-name="LM Mono 101" fo:font-size="18pt" fo:letter-spacing="-0.039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0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4" style:family="text">
      <style:text-properties fo:font-variant="normal" fo:text-transform="none" fo:color="#4f6228" style:text-line-through-style="none" style:text-line-through-type="none" style:text-position="0% 100%" style:font-name="Consolas2" fo:font-size="18pt" fo:letter-spacing="-0.036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5" style:family="text">
      <style:text-properties fo:font-variant="normal" fo:text-transform="none" fo:color="#617335" style:text-line-through-style="none" style:text-line-through-type="none" style:text-position="0% 100%" style:font-name="Consolas2" fo:font-size="18pt" fo:letter-spacing="normal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06" style:family="text">
      <style:text-properties fo:font-variant="normal" fo:text-transform="none" fo:color="#0000c0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07" style:family="text">
      <style:text-properties fo:font-variant="normal" fo:text-transform="none" style:text-line-through-style="none" style:text-line-through-type="none" style:text-position="0% 100%" style:font-name="Arial2" fo:font-size="22pt" fo:letter-spacing="-0.025cm" fo:font-style="normal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text-position="0% 100%" style:font-name="Arial2" fo:font-size="28pt" fo:letter-spacing="-0.006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text-position="0% 100%" style:font-name="Arial2" fo:font-size="28pt" fo:letter-spacing="-0.01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text-position="0% 100%" style:font-name="Arial2" fo:font-size="28pt" fo:letter-spacing="-0.00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text-position="0% 100%" style:font-name="Arial2" fo:font-size="28pt" fo:letter-spacing="0.00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text-position="0% 100%" style:font-name="Arial2" fo:font-size="28pt" fo:letter-spacing="-0.00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style:text-position="0% 100%" style:font-name="Arial2" fo:font-size="28pt" fo:letter-spacing="0.01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4" style:family="text">
      <style:text-properties fo:font-variant="normal" fo:text-transform="none" style:text-line-through-style="none" style:text-line-through-type="none" style:text-position="0% 100%" style:font-name="Arial2" fo:font-size="28pt" fo:letter-spacing="0.016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text-position="0% 100%" style:font-name="Arial2" fo:font-size="28pt" fo:letter-spacing="0.01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text-position="0% 100%" style:font-name="Arial2" fo:font-size="24pt" fo:letter-spacing="0.005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text-position="0% 100%" style:font-name="Arial2" fo:font-size="24pt" fo:letter-spacing="0.004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text-position="0% 100%" style:font-name="Arial2" fo:font-size="24pt" fo:letter-spacing="-0.00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text-position="0% 100%" style:font-name="Arial2" fo:font-size="24pt" fo:letter-spacing="-0.0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text-position="0% 100%" style:font-name="Arial2" fo:font-size="24pt" fo:letter-spacing="0.00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text-position="0% 100%" style:font-name="Arial2" fo:font-size="24pt" fo:letter-spacing="-0.003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text-position="0% 100%" style:font-name="Arial2" fo:font-size="24pt" fo:letter-spacing="0.009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style:text-position="0% 100%" style:font-name="Arial2" fo:font-size="24pt" fo:letter-spacing="-0.01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text-position="0% 100%" style:font-name="Arial2" fo:font-size="24pt" fo:letter-spacing="-0.02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text-position="0% 100%" style:font-name="Arial2" fo:font-size="18pt" fo:letter-spacing="-0.01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text-position="0% 100%" style:font-name="Arial2" fo:font-size="18pt" fo:letter-spacing="-0.031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text-position="0% 100%" style:font-name="Arial2" fo:font-size="18pt" fo:letter-spacing="-0.00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text-position="0% 100%" style:font-name="Times New Roman2" fo:font-size="18pt" fo:letter-spacing="normal" fo:font-style="normal" style:text-underline-style="none" fo:font-weight="normal" style:font-size-asian="18pt" style:font-style-asian="normal" style:font-weight-asian="normal" style:font-name-complex="Times New Roman2" style:font-size-complex="18pt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text-position="0% 100%" style:font-name="Arial2" fo:font-size="24pt" fo:letter-spacing="-0.015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text-position="0% 100%" style:font-name="Arial2" fo:font-size="24pt" fo:letter-spacing="0.007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text-position="0% 100%" style:font-name="Arial2" fo:font-size="18pt" fo:letter-spacing="-0.02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text-position="0% 100%" style:font-name="Arial2" fo:font-size="18pt" fo:letter-spacing="0.014cm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text-position="0% 100%" style:font-name="Arial2" fo:font-size="28pt" fo:letter-spacing="0.002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text-position="0% 100%" style:font-name="Arial2" fo:font-size="28pt" fo:letter-spacing="-0.013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text-position="0% 100%" style:font-name="Times New Roman2" fo:font-size="30.5pt" fo:letter-spacing="normal" fo:font-style="normal" style:text-underline-style="none" fo:font-weight="normal" style:font-size-asian="30.5pt" style:font-style-asian="normal" style:font-weight-asian="normal" style:font-name-complex="Times New Roman2" style:font-size-complex="30.5pt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text-position="0% 100%" style:font-name="Arial2" fo:font-size="24pt" fo:letter-spacing="0.012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text-position="0% 100%" style:font-name="Arial2" fo:font-size="24pt" fo:letter-spacing="-0.01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text-position="0% 100%" style:font-name="Arial2" fo:font-size="24pt" fo:letter-spacing="-0.008cm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text-position="0% 100%" style:font-name="Times New Roman2" fo:font-size="24pt" fo:letter-spacing="normal" fo:font-style="normal" style:text-underline-style="none" fo:font-weight="normal" style:font-size-asian="24pt" style:font-style-asian="normal" style:font-weight-asian="normal" style:font-name-complex="Times New Roman2" style:font-size-complex="24pt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text-position="0% 100%" style:font-name="Arial2" fo:font-size="32pt" fo:letter-spacing="0.002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text-position="0% 100%" style:font-name="Arial2" fo:font-size="32pt" fo:letter-spacing="0.079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text-position="0% 100%" style:font-name="Arial2" fo:font-size="32pt" fo:letter-spacing="-0.001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text-position="0% 100%" style:font-name="Arial2" fo:font-size="32pt" fo:letter-spacing="-0.085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text-position="0% 100%" style:font-name="Arial2" fo:font-size="32pt" fo:letter-spacing="-0.004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text-position="0% 100%" style:font-name="Arial2" fo:font-size="32pt" fo:letter-spacing="-0.003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text-position="0% 100%" style:font-name="Arial2" fo:font-size="32pt" fo:letter-spacing="0.007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text-position="0% 100%" style:font-name="Arial2" fo:font-size="32pt" fo:letter-spacing="-0.011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text-position="0% 100%" style:font-name="Arial2" fo:font-size="32pt" fo:letter-spacing="0.005cm" fo:font-style="normal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text-position="0% 100%" style:font-name="Arial2" fo:font-size="28pt" fo:letter-spacing="-0.01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text-position="0% 100%" style:font-name="Arial2" fo:font-size="28pt" fo:letter-spacing="0.005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text-position="0% 100%" style:font-name="Arial2" fo:font-size="28pt" fo:letter-spacing="0.039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3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36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54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03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55" style:family="text">
      <style:text-properties fo:font-variant="normal" fo:text-transform="none" style:text-line-through-style="none" style:text-line-through-type="none" style:text-position="0% 100%" style:font-name="Arial2" fo:font-size="28pt" fo:letter-spacing="-0.008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style:text-position="0% 100%" style:font-name="Arial2" fo:font-size="28pt" fo:letter-spacing="0.007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7" style:family="text">
      <style:text-properties fo:font-variant="normal" fo:text-transform="none" style:text-line-through-style="none" style:text-line-through-type="none" style:text-position="0% 100%" style:font-name="Arial2" fo:font-size="28pt" fo:letter-spacing="-0.0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8" style:family="text">
      <style:text-properties fo:font-variant="normal" fo:text-transform="none" style:text-line-through-style="none" style:text-line-through-type="none" style:text-position="0% 100%" style:font-name="Arial2" fo:font-size="28pt" fo:letter-spacing="0.009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59" style:family="text">
      <style:text-properties fo:font-variant="normal" fo:text-transform="none" style:text-line-through-style="none" style:text-line-through-type="none" style:text-position="0% 100%" style:font-name="Arial2" fo:font-size="28pt" fo:letter-spacing="-0.015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text-position="0% 100%" style:font-name="Arial2" fo:font-size="28pt" fo:letter-spacing="-0.003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text-position="0% 100%" style:font-name="Calibri2" fo:font-size="18pt" fo:letter-spacing="-0.00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text-position="0% 100%" style:font-name="Arial2" fo:font-size="28pt" fo:letter-spacing="-0.024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-0.039cm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64" style:family="text">
      <style:text-properties fo:font-variant="normal" fo:text-transform="none" style:text-line-through-style="none" style:text-line-through-type="none" style:text-position="0% 100%" style:font-name="Arial2" fo:font-size="28pt" fo:letter-spacing="-0.02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65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normal" fo:font-style="normal" style:text-underline-style="none" fo:font-weight="bold" style:font-size-asian="16pt" style:font-style-asian="normal" style:font-weight-asian="bold" style:font-name-complex="Consolas2" style:font-size-complex="16pt" style:font-style-complex="normal" style:font-weight-complex="bold"/>
    </style:style>
    <style:style style:name="T266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7" style:family="text">
      <style:text-properties fo:font-variant="normal" fo:text-transform="none" fo:color="#4f6228" style:text-line-through-style="none" style:text-line-through-type="none" style:text-position="0% 100%" style:font-name="LM Mono 101" fo:font-size="16pt" fo:letter-spacing="normal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8" style:family="text">
      <style:text-properties fo:font-variant="normal" fo:text-transform="none" fo:color="#4f6228" style:text-line-through-style="none" style:text-line-through-type="none" style:text-position="0% 100%" style:font-name="LM Mono 101" fo:font-size="16pt" fo:letter-spacing="-0.036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69" style:family="text">
      <style:text-properties fo:font-variant="normal" fo:text-transform="none" fo:color="#0000c0" style:text-line-through-style="none" style:text-line-through-type="none" style:text-position="0% 100%" style:font-name="LM Mono 101" fo:font-size="16pt" fo:letter-spacing="-0.001cm" fo:font-style="normal" style:text-underline-style="none" fo:font-weight="normal" style:font-size-asian="16pt" style:font-style-asian="normal" style:font-weight-asian="normal" style:font-name-complex="Consolas2" style:font-size-complex="16pt" style:font-style-complex="normal" style:font-weight-complex="normal"/>
    </style:style>
    <style:style style:name="T270" style:family="text">
      <style:text-properties fo:font-variant="normal" fo:text-transform="none" style:text-line-through-style="none" style:text-line-through-type="none" style:text-position="0% 100%" style:font-name="Arial2" fo:font-size="28pt" fo:letter-spacing="-0.031cm" fo:font-style="normal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71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2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3" style:family="text">
      <style:text-properties fo:font-variant="normal" fo:text-transform="none" fo:color="#c48cff" style:text-line-through-style="none" style:text-line-through-type="none" style:text-position="0% 100%" style:font-name="LM Mono 101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4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01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5" style:family="text">
      <style:text-properties fo:font-variant="normal" fo:text-transform="none" fo:color="#000000" style:text-line-through-style="none" style:text-line-through-type="none" style:text-position="0% 100%" style:font-name="LM Mono 101" fo:font-size="18pt" fo:letter-spacing="-0.039cm" fo:font-style="normal" style:text-underline-style="solid" style:text-underline-width="auto" style:text-underline-color="font-color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276" style:family="text">
      <style:text-properties fo:font-variant="normal" fo:text-transform="none" fo:color="#2a00ff" style:text-line-through-style="none" style:text-line-through-type="none" style:text-position="0% 100%" style:font-name="LM Mono 101" fo:font-size="18pt" fo:letter-spacing="-0.038cm" fo:font-style="normal" style:text-underline-style="none" fo:font-weight="normal" style:font-size-asian="18pt" style:font-style-asian="normal" style:font-weight-asian="normal" style:font-name-complex="Consolas2" style:font-size-complex="18pt" style:font-style-complex="normal" style:font-weight-complex="normal"/>
    </style:style>
    <style:style style:name="T277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01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78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03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79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normal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0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17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1" style:family="text">
      <style:text-properties fo:font-variant="normal" fo:text-transform="none" fo:color="#4f6228" style:text-line-through-style="none" style:text-line-through-type="none" style:text-position="0% 100%" style:font-name="LM Mono 101" fo:font-size="18pt" fo:letter-spacing="-0.022cm" fo:font-style="normal" style:text-underline-style="none" fo:font-weight="normal" style:font-size-asian="18pt" style:font-style-asian="normal" style:font-weight-asian="normal" style:font-name-complex="Calibri2" style:font-size-complex="18pt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text-position="0% 100%" style:font-name="Arial2" fo:font-size="26pt" fo:letter-spacing="-0.09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3" style:family="text">
      <style:text-properties fo:font-variant="normal" fo:text-transform="none" style:text-line-through-style="none" style:text-line-through-type="none" style:text-position="0% 100%" style:font-name="Arial2" fo:font-size="26pt" fo:letter-spacing="0.05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4" style:family="text">
      <style:text-properties fo:font-variant="normal" fo:text-transform="none" style:text-line-through-style="none" style:text-line-through-type="none" style:text-position="0% 100%" style:font-name="Arial2" fo:font-size="26pt" fo:letter-spacing="-0.03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5" style:family="text">
      <style:text-properties fo:font-variant="normal" fo:text-transform="none" style:text-line-through-style="none" style:text-line-through-type="none" style:text-position="0% 100%" style:font-name="Arial2" fo:font-size="26pt" fo:letter-spacing="0.049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6" style:family="text">
      <style:text-properties fo:font-variant="normal" fo:text-transform="none" style:text-line-through-style="none" style:text-line-through-type="none" style:text-position="0% 100%" style:font-name="Arial2" fo:font-size="26pt" fo:letter-spacing="-0.02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7" style:family="text">
      <style:text-properties fo:font-variant="normal" fo:text-transform="none" style:text-line-through-style="none" style:text-line-through-type="none" style:text-position="0% 100%" style:font-name="Arial2" fo:font-size="26pt" fo:letter-spacing="-0.054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8" style:family="text">
      <style:text-properties fo:font-variant="normal" fo:text-transform="none" style:text-line-through-style="none" style:text-line-through-type="none" style:text-position="0% 100%" style:font-name="Arial2" fo:font-size="26pt" fo:letter-spacing="-0.1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normal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38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43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01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8pt" fo:letter-spacing="-0.036cm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5" style:family="text">
      <style:text-properties fo:font-variant="normal" fo:text-transform="none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text-position="0% 100%" style:font-name="LM Mono 101" fo:font-size="22pt" fo:letter-spacing="-0.043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7" style:family="text">
      <style:text-properties fo:font-variant="normal" fo:text-transform="none" style:text-line-through-style="none" style:text-line-through-type="none" style:text-position="0% 100%" style:font-name="LM Mono 101" fo:font-size="22pt" fo:letter-spacing="-0.001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text-position="0% 100%" style:font-name="LM Mono 101" fo:font-size="22pt" fo:letter-spacing="-0.03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text-position="0% 100%" style:font-name="LM Mono 101" fo:font-size="22pt" fo:letter-spacing="-0.047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text-position="0% 100%" style:font-name="LM Mono 101" fo:font-size="22pt" fo:letter-spacing="-0.01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text-position="0% 100%" style:font-name="LM Mono 101" fo:font-size="22pt" fo:letter-spacing="-0.02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text-position="0% 100%" style:font-name="LM Mono 101" fo:font-size="22pt" fo:letter-spacing="-0.003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normal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01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2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06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16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normal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Times New Roman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09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-0.01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M Mono 101" fo:font-size="16pt" fo:letter-spacing="0.007cm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Calib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2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3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4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36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5" style:family="text">
      <style:text-properties fo:font-variant="normal" fo:text-transform="none" fo:color="#000000" style:text-line-through-style="none" style:text-line-through-type="none" style:text-position="0% 100%" style:font-name="LM Mono 101" fo:font-size="20pt" fo:letter-spacing="-0.038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16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317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318" style:family="text">
      <style:text-properties fo:font-variant="normal" fo:text-transform="none" style:text-line-through-style="none" style:text-line-through-type="none" style:text-position="0% 100%" style:font-name="LM Mono 101" fo:font-size="22pt" fo:letter-spacing="-0.039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19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normal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0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8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1" style:family="text">
      <style:text-properties fo:font-variant="normal" fo:text-transform="none" fo:color="#000000" style:text-line-through-style="none" style:text-line-through-type="none" style:text-position="0% 100%" style:font-name="LM Mono 101" fo:font-size="22pt" fo:letter-spacing="-0.036cm" fo:font-style="normal" style:text-underline-style="none" fo:font-weight="normal" style:font-size-asian="22pt" style:font-style-asian="normal" style:font-weight-asian="normal" style:font-name-complex="Consolas2" style:font-size-complex="22pt" style:font-style-complex="normal" style:font-weight-complex="normal"/>
    </style:style>
    <style:style style:name="T322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041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3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12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4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001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5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-0.117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6" style:family="text">
      <style:text-properties fo:font-variant="normal" fo:text-transform="none" fo:color="#000000" style:text-line-through-style="none" style:text-line-through-type="none" style:text-position="0% 100%" style:font-name="Arial2" fo:font-size="42pt" fo:letter-spacing="0.009cm" fo:font-style="normal" style:text-underline-style="none" fo:font-weight="normal" style:font-size-asian="42pt" style:font-style-asian="normal" style:font-weight-asian="normal" style:font-name-complex="Arial2" style:font-size-complex="42pt" style:font-style-complex="normal" style:font-weight-complex="normal"/>
    </style:style>
    <style:style style:name="T3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0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0.00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0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2" fo:font-size="20pt" fo:letter-spacing="-0.06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4cm" fo:font-style="normal" fo:text-shadow="none" style:text-underline-style="solid" style:text-underline-width="bold" style:text-underline-color="font-color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54cm" fo:font-style="normal" fo:text-shadow="none" style:text-underline-style="solid" style:text-underline-width="bold" style:text-underline-color="font-color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6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5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1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3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01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9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177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1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20pt" fo:letter-spacing="0.00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Times New Rom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2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1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fo:color="#0000ff" style:text-outline="false" style:text-line-through-style="none" style:text-line-through-type="none" style:text-position="0% 100%" style:font-name="Times New Roman2" fo:font-size="20pt" fo:letter-spacing="-0.018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Times New Rom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52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25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6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-0.036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7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09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8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14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9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0.023cm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0" style:family="text">
      <style:text-properties fo:font-variant="normal" fo:text-transform="none" fo:color="#0000ff" style:text-outline="false" style:text-line-through-style="none" style:text-line-through-type="none" style:text-position="0% 100%" style:font-name="Arial2" fo:font-size="20pt" fo:letter-spacing="normal" fo:font-style="normal" fo:text-shadow="none" style:text-underline-style="none" fo:font-weight="normal" style:letter-kerning="true" style:font-name-asian="源ノ角ゴシック Normal2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style:text-line-through-style="none" style:text-line-through-type="none" style:text-position="0% 100%" style:font-name="Arial2" fo:font-size="26pt" fo:letter-spacing="-0.147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2" style:family="text">
      <style:text-properties fo:font-variant="normal" fo:text-transform="none" style:text-line-through-style="none" style:text-line-through-type="none" style:text-position="0% 100%" style:font-name="Arial2" fo:font-size="26pt" fo:letter-spacing="-0.175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3" style:family="text">
      <style:text-properties fo:font-variant="normal" fo:text-transform="none" style:text-line-through-style="none" style:text-line-through-type="none" style:text-position="0% 100%" style:font-name="Arial2" fo:font-size="26pt" fo:letter-spacing="-0.152cm" fo:font-style="normal" style:text-underline-style="none" fo:font-weight="normal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364" style:family="text">
      <style:text-properties fo:font-variant="normal" fo:text-transform="none" style:text-line-through-style="none" style:text-line-through-type="none" style:text-position="0% 100%" style:font-name="LM Mono 101" fo:font-size="20pt" fo:letter-spacing="-0.01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5" style:family="text">
      <style:text-properties fo:font-variant="normal" fo:text-transform="none" style:text-line-through-style="none" style:text-line-through-type="none" style:text-position="0% 100%" style:font-name="LM Mono 101" fo:font-size="20pt" fo:letter-spacing="-0.02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6" style:family="text">
      <style:text-properties fo:font-variant="normal" fo:text-transform="none" style:text-line-through-style="none" style:text-line-through-type="none" style:text-position="0% 100%" style:font-name="LM Mono 101" fo:font-size="20pt" fo:letter-spacing="0.005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7" style:family="text">
      <style:text-properties fo:font-variant="normal" fo:text-transform="none" style:text-line-through-style="none" style:text-line-through-type="none" style:text-position="0% 100%" style:font-name="LM Mono 101" fo:font-size="20pt" fo:letter-spacing="-0.00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8" style:family="text">
      <style:text-properties fo:font-variant="normal" fo:text-transform="none" style:text-line-through-style="none" style:text-line-through-type="none" style:text-position="0% 100%" style:font-name="LM Mono 101" fo:font-size="20pt" fo:letter-spacing="0.01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69" style:family="text">
      <style:text-properties fo:font-variant="normal" fo:text-transform="none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0" style:family="text">
      <style:text-properties fo:font-variant="normal" fo:text-transform="none" style:text-line-through-style="none" style:text-line-through-type="none" style:text-position="0% 100%" style:font-name="LM Mono 101" fo:font-size="20pt" fo:letter-spacing="0.004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1" style:family="text">
      <style:text-properties fo:font-variant="normal" fo:text-transform="none" style:text-line-through-style="none" style:text-line-through-type="none" style:text-position="0% 100%" style:font-name="LM Mono 101" fo:font-size="20pt" fo:letter-spacing="-0.01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2" style:family="text">
      <style:text-properties fo:font-variant="normal" fo:text-transform="none" style:text-line-through-style="none" style:text-line-through-type="none" style:text-position="0% 100%" style:font-name="LM Mono 101" fo:font-size="20pt" fo:letter-spacing="0.002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3" style:family="text">
      <style:text-properties fo:font-variant="normal" fo:text-transform="none" style:text-line-through-style="none" style:text-line-through-type="none" style:text-position="0% 100%" style:font-name="LM Mono 101" fo:font-size="20pt" fo:letter-spacing="0.00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4" style:family="text">
      <style:text-properties fo:font-variant="normal" fo:text-transform="none" style:text-line-through-style="none" style:text-line-through-type="none" style:text-position="0% 100%" style:font-name="LM Mono 101" fo:font-size="20pt" fo:letter-spacing="-0.025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5" style:family="text">
      <style:text-properties fo:font-variant="normal" fo:text-transform="none" style:text-line-through-style="none" style:text-line-through-type="none" style:text-position="0% 100%" style:font-name="LM Mono 101" fo:font-size="20pt" fo:letter-spacing="-0.003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6" style:family="text">
      <style:text-properties fo:font-variant="normal" fo:text-transform="none" style:text-line-through-style="none" style:text-line-through-type="none" style:text-position="0% 100%" style:font-name="LM Mono 101" fo:font-size="20pt" fo:letter-spacing="0.019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7" style:family="text">
      <style:text-properties fo:font-variant="normal" fo:text-transform="none" style:text-line-through-style="none" style:text-line-through-type="none" style:text-position="0% 100%" style:font-name="LM Mono 101" fo:font-size="20pt" fo:letter-spacing="-0.177cm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8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379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0" style:family="text">
      <style:text-properties fo:font-variant="normal" fo:text-transform="none" style:text-line-through-style="none" style:text-line-through-type="none" style:text-position="0% 100%" style:font-name="LM Mono 101" fo:font-size="20pt" fo:letter-spacing="-0.001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1" style:family="text">
      <style:text-properties fo:font-variant="normal" fo:text-transform="none" style:text-line-through-style="none" style:text-line-through-type="none" style:text-position="0% 100%" style:font-name="LM Mono 101" fo:font-size="20pt" fo:letter-spacing="-0.036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2" style:family="text">
      <style:text-properties fo:font-variant="normal" fo:text-transform="none" style:text-line-through-style="none" style:text-line-through-type="none" style:text-position="0% 100%" style:font-name="LM Mono 101" fo:font-size="20pt" fo:letter-spacing="-0.018cm" fo:font-style="normal" style:text-underline-style="none" fo:font-weight="normal" style:font-size-asian="20pt" style:font-style-asian="normal" style:font-weight-asian="normal" style:font-name-complex="Consolas2" style:font-size-complex="20pt" style:font-style-complex="normal" style:font-weight-complex="normal"/>
    </style:style>
    <style:style style:name="T383" style:family="text">
      <style:text-properties fo:font-variant="normal" fo:text-transform="none" style:text-line-through-style="none" style:text-line-through-type="none" style:text-position="0% 100%" style:font-name="LM Mono 101" fo:font-size="20pt" fo:letter-spacing="normal" fo:font-style="normal" style:text-underline-style="none" fo:font-weight="normal" style:font-size-asian="20pt" style:font-style-asian="normal" style:font-weight-asian="normal" style:font-name-complex="Times New Roman2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36cm" text:min-label-width="1.26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6cm" text:min-label-width="1.269cm"/>
        <style:text-properties fo:font-family="StarSymbol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Star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1.269cm"/>
        <style:text-properties fo:font-family="Arial" style:font-family-generic="swiss" style:use-window-font-color="true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76cm" text:min-label-width="1.269cm"/>
        <style:text-properties fo:font-family="Arial" style:font-family-generic="swiss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36cm" text:min-label-width="0.779cm"/>
        <style:text-properties fo:font-family="'Trebuchet MS'" style:font-family-generic="swiss" style:use-window-font-color="true" fo:font-size="100%"/>
      </text:list-level-style-bullet>
      <text:list-level-style-bullet text:level="2" text:bullet-char="-">
        <style:list-level-properties text:space-before="1.271cm" text:min-label-width="0.814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6cm" text:min-label-width="0.74cm"/>
        <style:text-properties fo:font-family="'Trebuchet MS'" style:font-family-generic="swiss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1.2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77933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7f005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4f6228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36cm" text:min-label-width="1.269cm"/>
        <style:text-properties fo:font-family="StarSymbol" fo:color="#7f0055" fo:font-size="100%"/>
      </text:list-level-style-bullet>
      <text:list-level-style-bullet text:level="2" text:bullet-char="•">
        <style:list-level-properties text:space-before="1.306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25cm" svg:x="1cm" svg:y="9.375cm" presentation:class="title" presentation:user-transformed="true">
          <draw:text-box>
            <text:p text:style-name="P1"><text:span text:style-name="T1">Introducción </text:span><text:span text:style-name="T2">a</text:span><text:span text:style-name="T3"> </text:span><text:span text:style-name="T4">Scala</text:span></text:p>
          </draw:text-box>
        </draw:frame>
        <draw:frame presentation:style-name="pr2" draw:text-style-name="P3" draw:layer="layout" svg:width="25.5cm" svg:height="7cm" svg:x="1.5cm" svg:y="13cm" presentation:class="subtitle">
          <draw:text-box>
            <text:p text:style-name="P2"><text:span text:style-name="T5">David Suárez Caro (david.suarez@intelygenz.com</text:span><text:span text:style-name="T6">)</text:span></text:p>
            <text:p text:style-name="P2"><text:span text:style-name="T5">Esteban Dorado Roldán </text:span><text:span text:style-name="T6">(esteban.dorado@intelygenz.com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cala<text:tab/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5"><text:span text:style-name="T7">Creado </text:span><text:span text:style-name="T8">en </text:span><text:span text:style-name="T7">2003 </text:span><text:span text:style-name="T9">por </text:span><text:span text:style-name="T10">Martin</text:span><text:span text:style-name="T11"> </text:span><text:span text:style-name="T12">Odersky</text:span></text:p>
            <text:p text:style-name="P5"><text:span text:style-name="T13"/></text:p>
            <text:list text:style-name="L4">
              <text:list-item>
                <text:p text:style-name="P6"><text:span text:style-name="T6"><text:s/></text:span><text:span text:style-name="T6">Lenguaje </text:span><text:span text:style-name="T7">Funcional </text:span><text:span text:style-name="T14">y </text:span><text:span text:style-name="T15">Orientado </text:span><text:span text:style-name="T16">a </text:span><text:span text:style-name="T10">Objetos <text:s/></text:span><text:span text:style-name="T17">Tipado</text:span><text:span text:style-name="T18"> </text:span><text:span text:style-name="T19">estático</text:span></text:p>
              </text:list-item>
              <text:list-item>
                <text:p text:style-name="P7"><text:span text:style-name="T20"><text:s/></text:span><text:span text:style-name="T20">Influencias: Java, Haskell <text:s/>Compila a JVM</text:span></text:p>
              </text:list-item>
            </text:list>
          </draw:text-box>
        </draw:frame>
        <draw:custom-shape draw:name="object 4" draw:style-name="gr2" draw:text-style-name="P8" draw:layer="layout" svg:width="4.938cm" svg:height="6.585cm" svg:x="1.257cm" svg:y="11.9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Ecosistem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 text:style-name="P10"><text:span text:style-name="T21">Página:</text:span><text:span text:style-name="T22"> </text:span><text:span text:style-name="T23"><text:a xlink:href="http://www.scala-lang.org/" xlink:type="simple">https://www.scala-lang.org</text:a></text:span></text:p>
            <text:p text:style-name="P10"><text:span text:style-name="T24">Implementaciones:</text:span></text:p>
            <text:p text:style-name="P5"><text:span text:style-name="T25">Scala (compila a </text:span><text:span text:style-name="T26">JVM), ScalaJS </text:span><text:span text:style-name="T25">(compila a</text:span><text:span text:style-name="T27"> </text:span><text:span text:style-name="T26">Javascript)</text:span></text:p>
            <text:p text:style-name="P10"><text:span text:style-name="T24">Versiones en</text:span><text:span text:style-name="T28"> </text:span><text:span text:style-name="T24">funcionamiento:</text:span></text:p>
            <text:p text:style-name="P5"><text:span text:style-name="T26">2.9 (2011), 2.10 (2013) </text:span><text:span text:style-name="T25">, </text:span><text:span text:style-name="T26">2.11</text:span><text:span text:style-name="T29"> </text:span><text:span text:style-name="T26">(2014)</text:span></text:p>
            <text:p text:style-name="P11"><text:span text:style-name="T24">Intérprete:</text:span><text:span text:style-name="T30"> </text:span><text:span text:style-name="T31">scala</text:span><text:span text:style-name="T31"><text:tab/></text:span><text:span text:style-name="T24">Compilador:</text:span><text:span text:style-name="T32"> </text:span><text:span text:style-name="T31">scalac <text:s/></text:span><text:span text:style-name="T24">Construcción: </text:span><text:span text:style-name="T31">sbt </text:span><text:span text:style-name="T33">(</text:span><text:span text:style-name="T34">http://www.scala-sbt.org</text:span><text:span text:style-name="T33">) <text:s/></text:span><text:span text:style-name="T24">Documentación:</text:span><text:span text:style-name="T35"> </text:span><text:span text:style-name="T36"><text:a xlink:href="http://docs.scala-lang.org/" xlink:type="simple">http://docs.scala-lang.org/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cm" svg:height="2.25cm" svg:x="1cm" svg:y="1.125cm" presentation:class="title">
          <draw:text-box>
            <text:p text:style-name="P1"><text:span text:style-name="T37">¿Conocéis algún </text:span><text:span text:style-name="T38">proyecto </text:span><text:span text:style-name="T39">hecho </text:span><text:span text:style-name="T40">en</text:span><text:span text:style-name="T41"> </text:span><text:span text:style-name="T42">Scala?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<text:tab/></text:p>
              </text:list-item>
            </text:list>
          </draw:text-box>
        </draw:frame>
        <draw:frame draw:style-name="gr3" draw:text-style-name="P17" draw:layer="layout" svg:width="20.035cm" svg:height="9.36cm" svg:x="4.024cm" svg:y="6.365cm">
          <draw:text-box>
            <text:list text:style-name="L5">
              <text:list-item>
                <text:p text:style-name="P13"><text:span text:style-name="T12">Spark</text:span></text:p>
                <text:p text:style-name="P14"><text:span text:style-name="T43"/></text:p>
              </text:list-item>
              <text:list-item>
                <text:p text:style-name="P13"><text:span text:style-name="T14">Akka</text:span></text:p>
                <text:p text:style-name="P15"><text:span text:style-name="T44"/></text:p>
              </text:list-item>
              <text:list-item>
                <text:p text:style-name="P13"><text:span text:style-name="T45">Play</text:span><text:span text:style-name="T46"> </text:span><text:span text:style-name="T10">framework</text:span></text:p>
                <text:p text:style-name="P16"><text:span text:style-name="T47"/></text:p>
              </text:list-item>
              <text:list-item>
                <text:p text:style-name="P13"><text:span text:style-name="T12">ArnolC</text:span><text:span text:style-name="T6"> (</text:span><text:span text:style-name="T48"><text:a xlink:href="http://hackersome.com/p/lhartikk/ArnoldC)" xlink:type="simple">http://hackersome.com/p/lhartikk/ArnoldC</text:a></text:span><text:span text:style-name="T49"><text:a xlink:href="http://hackersome.com/p/lhartikk/ArnoldC)" xlink:type="simple">)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Introducción<text:tab/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Índice:</text:p>
              </text:list-item>
            </text:list>
            <text:list text:style-name="L4">
              <text:list-item>
                <text:p><text:s/>Inferencia de tipos</text:p>
              </text:list-item>
              <text:list-item>
                <text:p><text:s/>Sintaxis Básica</text:p>
              </text:list-item>
              <text:list-item>
                <text:p><text:s/>Val/Var</text:p>
              </text:list-item>
              <text:list-item>
                <text:p><text:s/>Ámbito de variables</text:p>
              </text:list-item>
              <text:list-item>
                <text:p><text:s/>Estructuras de Control</text:p>
              </text:list-item>
              <text:list-item>
                <text:p><text:s/>Clase Option</text:p>
              </text:list-item>
              <text:list-item>
                <text:p><text:s/>Funciones Scala</text:p>
              </text:list-item>
              <text:list-item>
                <text:p><text:s/>Programación Funcional</text:p>
              </text:list-item>
              <text:list-item>
                <text:p><text:s/>Tipos predefinidos</text:p>
              </text:list-item>
              <text:list-item>
                <text:p><text:s/>Todo es un objeto</text:p>
              </text:list-item>
              <text:list-item>
                <text:p><text:s/>Funciones anónimas</text:p>
              </text:list-item>
              <text:list-item>
                <text:p><text:s/>Classes/ Case Classes</text:p>
              </text:list-item>
              <text:list-item>
                <text:p><text:s/>Traits</text:p>
              </text:list-item>
              <text:list-item>
                <text:p><text:s/>Manejo de colecciones</text:p>
              </text:list-item>
              <text:list-item>
                <text:p><text:s/>Libr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Inferencia de tipos</text:p>
          </draw:text-box>
        </draw:frame>
        <draw:custom-shape draw:name="object 5" draw:style-name="gr4" draw:text-style-name="P18" draw:layer="layout" svg:width="22.165cm" svg:height="7.83cm" svg:x="2.695cm" svg:y="10.377cm">
          <text:p/>
          <draw:enhanced-geometry draw:mirror-horizontal="false" draw:mirror-vertical="false" svg:viewBox="0 0 0 0" drawooo:sub-view-size="6643370 1477645" draw:text-areas="0 0 ?f0 ?f1" draw:type="ooxml-non-primitive" draw:enhanced-path="M 0 0 L 6643155 0 6643155 1477328 0 1477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18.12cm" svg:height="5.958cm" svg:x="3.455cm" svg:y="11.016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3">
              <table:table-cell table:style-name="ce1">
                <text:p text:style-name="P19"><text:span text:style-name="T50">val <text:s/>val</text:span></text:p>
              </table:table-cell>
              <table:table-cell table:style-name="ce2">
                <text:p text:style-name="P20"><text:span text:style-name="T51">x: Int =</text:span><text:span text:style-name="T52"> </text:span><text:span text:style-name="T53">2 <text:s/></text:span></text:p>
                <text:p text:style-name="P20"><text:span text:style-name="T51">y = </text:span><text:span text:style-name="T53">2 </text:span><text:span text:style-name="T51">+</text:span><text:span text:style-name="T54"> </text:span><text:span text:style-name="T53">3</text:span></text:p>
              </table:table-cell>
              <table:table-cell>
                <text:p text:style-name="P21"><text:span text:style-name="T51">+</text:span></text:p>
              </table:table-cell>
              <table:table-cell>
                <text:p text:style-name="P21"><text:span text:style-name="T53">3</text:span></text:p>
              </table:table-cell>
              <table:table-cell table:style-name="ce4"/>
              <table:table-cell table:style-name="ce5">
                <text:p text:style-name="P22"><text:span text:style-name="T55">//&gt;</text:span></text:p>
                <text:p text:style-name="P23"><text:span text:style-name="T55"/></text:p>
                <text:p text:style-name="P23"><text:span text:style-name="T55">//&gt;</text:span></text:p>
              </table:table-cell>
              <table:table-cell table:style-name="ce6">
                <text:p text:style-name="P24"><text:span text:style-name="T56">x </text:span><text:span text:style-name="T57">:Int=5 <text:s/></text:span></text:p>
                <text:p text:style-name="P24"><text:span text:style-name="T56">y </text:span><text:span text:style-name="T57">:Int=5</text:span></text:p>
              </table:table-cell>
            </table:table-row>
            <table:table-row table:style-name="ro2" table:default-cell-style-name="ce8">
              <table:table-cell table:style-name="ce7">
                <text:p text:style-name="P25"><text:span text:style-name="T50">val</text:span></text:p>
              </table:table-cell>
              <table:table-cell>
                <text:p text:style-name="P26"><text:span text:style-name="T51">z:</text:span><text:span text:style-name="T54"> </text:span><text:span text:style-name="T51">Boolean</text:span></text:p>
              </table:table-cell>
              <table:table-cell table:style-name="ce9">
                <text:p text:style-name="P27"><text:span text:style-name="T51">=</text:span></text:p>
              </table:table-cell>
              <table:table-cell table:style-name="ce9">
                <text:p text:style-name="P27"><text:span text:style-name="T53">2</text:span></text:p>
              </table:table-cell>
              <table:table-cell>
                <text:p text:style-name="P26"><text:span text:style-name="T51">+</text:span><text:span text:style-name="T54"> </text:span><text:span text:style-name="T53">3</text:span></text:p>
              </table:table-cell>
              <table:table-cell table:style-name="ce10">
                <text:p text:style-name="P28"><text:span text:style-name="T55">//&gt;</text:span></text:p>
              </table:table-cell>
              <table:table-cell table:style-name="ce11">
                <text:p text:style-name="P29"><text:span text:style-name="T55">error: type</text:span><text:span text:style-name="T58"> </text:span><text:span text:style-name="T55">mismatch;</text:span></text:p>
                <text:p text:style-name="P30"><text:span text:style-name="T55">found:Int(5)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object 7" draw:style-name="gr5" draw:text-style-name="P32" draw:layer="layout" svg:width="6.005cm" svg:height="1.523cm" svg:x="19.579cm" svg:y="22cm">
          <text:p text:style-name="P31"><text:span text:style-name="T59">required:</text:span><text:span text:style-name="T60"> </text:span><text:span text:style-name="T59">Boole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6" draw:text-style-name="P38" draw:layer="layout" svg:width="25.814cm" svg:height="5.116cm" svg:x="1.771cm" svg:y="4.306cm">
          <text:list text:style-name="L6">
            <text:list-item>
              <text:p text:style-name="P13"><text:span text:style-name="T61">Chequeo </text:span><text:span text:style-name="T62">estático </text:span><text:span text:style-name="T63">de</text:span><text:span text:style-name="T64"> </text:span><text:span text:style-name="T65">tipos</text:span></text:p>
            </text:list-item>
          </text:list>
          <text:list text:style-name="L7">
            <text:list-item>
              <text:list>
                <text:list-item>
                  <text:p text:style-name="P33"><text:span text:style-name="T61">Tiempo </text:span><text:span text:style-name="T63">de</text:span><text:span text:style-name="T66"> </text:span><text:span text:style-name="T67">compilación</text:span></text:p>
                </text:list-item>
                <text:list-item>
                  <text:p text:style-name="P34"><text:span text:style-name="T68">Objetivo: </text:span><text:span text:style-name="T69">Si </text:span><text:span text:style-name="T62">compila, </text:span><text:span text:style-name="T68">entonces </text:span><text:span text:style-name="T63">no </text:span><text:span text:style-name="T70">hay </text:span><text:span text:style-name="T71">error </text:span><text:span text:style-name="T63">de <text:s/></text:span><text:span text:style-name="T65">tipos</text:span></text:p>
                </text:list-item>
              </text:list>
            </text:list-item>
            <text:list-item>
              <text:p text:style-name="P35"><text:span text:style-name="T72">Sistema </text:span><text:span text:style-name="T63">de </text:span><text:span text:style-name="T73">inferencia </text:span><text:span text:style-name="T63">de</text:span><text:span text:style-name="T74"> </text:span><text:span text:style-name="T65">tipos</text:span></text:p>
              <text:list>
                <text:list-item>
                  <text:p text:style-name="P36"><text:span text:style-name="T63">Muchas </text:span><text:span text:style-name="T75">declaraciones </text:span><text:span text:style-name="T63">de </text:span><text:span text:style-name="T65">tipos </text:span><text:span text:style-name="T76">=</text:span><text:span text:style-name="T77"> </text:span><text:span text:style-name="T68">opcionales</text:span></text:p>
                </text:list-item>
                <text:list-item>
                  <text:p text:style-name="P37"><text:span text:style-name="T69">Si se </text:span><text:span text:style-name="T72">declara, </text:span><text:span text:style-name="T69">se </text:span><text:span text:style-name="T67">comprueba </text:span><text:span text:style-name="T68">que </text:span><text:span text:style-name="T78">está</text:span><text:span text:style-name="T61"> </text:span><text:span text:style-name="T75">bie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intaxis Básica</text:p>
          </draw:text-box>
        </draw:frame>
        <draw:custom-shape draw:name="object 4" draw:style-name="gr7" draw:text-style-name="P42" draw:layer="layout" svg:width="21.063cm" svg:height="5.059cm" svg:x="1.771cm" svg:y="6.9cm">
          <text:list text:style-name="L6">
            <text:list-item>
              <text:p text:style-name="P13"><text:span text:style-name="T15">Nombres </text:span><text:span text:style-name="T10">de </text:span><text:span text:style-name="T11">variabes </text:span><text:span text:style-name="T14">similar </text:span><text:span text:style-name="T16">a</text:span><text:span text:style-name="T79"> </text:span><text:span text:style-name="T6">Java</text:span></text:p>
            </text:list-item>
            <text:list-item>
              <text:p text:style-name="P39"><text:span text:style-name="T10">Bloque de </text:span><text:span text:style-name="T14">sentencias </text:span><text:span text:style-name="T6">entre </text:span><text:span text:style-name="T7">{ } </text:span><text:span text:style-name="T14">y </text:span><text:span text:style-name="T12">separados </text:span><text:span text:style-name="T9">por</text:span><text:span text:style-name="T10"> </text:span><text:span text:style-name="T14">;</text:span></text:p>
            </text:list-item>
            <text:list-item>
              <text:p text:style-name="P40"><text:span text:style-name="T80">Valor </text:span><text:span text:style-name="T17">del </text:span><text:span text:style-name="T81">bloque </text:span><text:span text:style-name="T82">= </text:span><text:span text:style-name="T7">valor </text:span><text:span text:style-name="T10">de </text:span><text:span text:style-name="T81">último</text:span><text:span text:style-name="T83"> </text:span><text:span text:style-name="T12">elemento</text:span></text:p>
            </text:list-item>
            <text:list-item>
              <text:p text:style-name="P41"><text:span text:style-name="T7">Un </text:span><text:span text:style-name="T81">bloque </text:span><text:span text:style-name="T45">es </text:span><text:span text:style-name="T84">una</text:span><text:span text:style-name="T85"> </text:span><text:span text:style-name="T14">expresió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intaxis Básica</text:p>
          </draw:text-box>
        </draw:frame>
        <draw:custom-shape draw:name="object 4" draw:style-name="gr8" draw:text-style-name="P42" draw:layer="layout" svg:width="17.361cm" svg:height="3.303cm" svg:x="1.038cm" svg:y="4.83cm">
          <text:list text:style-name="L6">
            <text:list-item>
              <text:p text:style-name="P13"><text:span text:style-name="T84">Las </text:span><text:span text:style-name="T14">sentencias </text:span><text:span text:style-name="T7">tienen un </text:span><text:span text:style-name="T14">; </text:span><text:span text:style-name="T8">al</text:span><text:span text:style-name="T9"> </text:span><text:span text:style-name="T7">final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86">Pero en </text:span><text:span text:style-name="T87">muchas </text:span><text:span text:style-name="T88">ocasiones </text:span><text:span text:style-name="T89">puede</text:span><text:span text:style-name="T87"> </text:span><text:span text:style-name="T89">omitirse</text:span></text:p>
                </text:list-item>
                <text:list-item>
                  <text:p text:style-name="P44"><text:span text:style-name="T90">El </text:span><text:span text:style-name="T91">Sistema </text:span><text:span text:style-name="T89">lo</text:span><text:span text:style-name="T91"> </text:span><text:span text:style-name="T92">infiere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285cm" svg:height="2.627cm" svg:x="4.781cm" svg:y="10.228cm">
          <table:table>
            <table:table-column table:style-name="co8"/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8"/>
            <table:table-column table:style-name="co12"/>
            <table:table-row table:style-name="ro3" table:default-cell-style-name="ce12">
              <table:table-cell>
                <text:p text:style-name="P45"><text:span text:style-name="T93">{</text:span><text:span text:style-name="T94"> </text:span><text:span text:style-name="T95">val</text:span></text:p>
                <text:p text:style-name="P46"><text:span text:style-name="T93">x</text:span><text:span text:style-name="T94"> </text:span><text:span text:style-name="T93">+</text:span></text:p>
              </table:table-cell>
              <table:table-cell table:style-name="ce13">
                <text:p text:style-name="P47"><text:span text:style-name="T96">x</text:span></text:p>
                <text:p text:style-name="P48"><text:span text:style-name="T93">x</text:span></text:p>
              </table:table-cell>
              <table:table-cell table:style-name="ce13">
                <text:p text:style-name="P49"><text:span text:style-name="T97">=</text:span></text:p>
              </table:table-cell>
              <table:table-cell table:style-name="ce14">
                <text:p text:style-name="P49"><text:span text:style-name="T98">3</text:span></text:p>
              </table:table-cell>
              <table:table-cell table:style-name="ce15">
                <text:p text:style-name="P50"><text:span text:style-name="T99"/></text:p>
                <text:p text:style-name="P51"><text:span text:style-name="T100">≡</text:span></text:p>
              </table:table-cell>
              <table:table-cell>
                <text:p text:style-name="P52"><text:span text:style-name="T93">{</text:span><text:span text:style-name="T94"> </text:span><text:span text:style-name="T95">val</text:span></text:p>
                <text:p text:style-name="P46"><text:span text:style-name="T93">x</text:span><text:span text:style-name="T94"> </text:span><text:span text:style-name="T93">+</text:span></text:p>
              </table:table-cell>
              <table:table-cell table:style-name="ce14">
                <text:p text:style-name="P47"><text:span text:style-name="T96">x </text:span><text:span text:style-name="T97">= </text:span><text:span text:style-name="T98">3</text:span><text:span text:style-name="T101"> </text:span><text:span text:style-name="T93">;</text:span></text:p>
                <text:p text:style-name="P48"><text:span text:style-name="T93">x</text:span></text:p>
              </table:table-cell>
            </table:table-row>
            <table:table-row table:style-name="ro4" table:default-cell-style-name="ce16">
              <table:table-cell>
                <text:p text:style-name="P53"><text:span text:style-name="T93">}</text:span></text:p>
              </table:table-cell>
              <table:table-cell table:style-name="ce17"/>
              <table:table-cell table:style-name="ce17"/>
              <table:table-cell table:style-name="ce18"/>
              <table:table-cell table:style-name="ce15"/>
              <table:table-cell>
                <text:p text:style-name="P54"><text:span text:style-name="T93">}</text:span></text:p>
              </table:table-cell>
              <table:table-cell table:style-name="ce18"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Sintaxis Básica</text:p>
          </draw:text-box>
        </draw:frame>
        <draw:custom-shape draw:name="object 4" draw:style-name="gr9" draw:text-style-name="P42" draw:layer="layout" svg:width="21.354cm" svg:height="3.303cm" svg:x="1.09cm" svg:y="4.856cm">
          <text:list text:style-name="L6">
            <text:list-item>
              <text:p text:style-name="P13"><text:span text:style-name="T85">Variables</text:span><text:span text:style-name="T83"> </text:span><text:span text:style-name="T12">locales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91">Definiciones </text:span><text:span text:style-name="T86">en </text:span><text:span text:style-name="T102">un </text:span><text:span text:style-name="T103">bloque </text:span><text:span text:style-name="T89">sólo </text:span><text:span text:style-name="T91">visibles </text:span><text:span text:style-name="T104">dentro </text:span><text:span text:style-name="T89">de</text:span><text:span text:style-name="T91"> </text:span><text:span text:style-name="T86">él</text:span></text:p>
                </text:list-item>
                <text:list-item>
                  <text:p text:style-name="P44"><text:span text:style-name="T91">Definiciones </text:span><text:span text:style-name="T86">en </text:span><text:span text:style-name="T102">un </text:span><text:span text:style-name="T103">bloque </text:span><text:span text:style-name="T89">tapan </text:span><text:span text:style-name="T87">definiciones</text:span><text:span text:style-name="T89"> </text:span><text:span text:style-name="T91">extern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" draw:text-style-name="P18" draw:layer="layout" svg:width="14.615cm" svg:height="6.413cm" svg:x="6.368cm" svg:y="9.549cm">
          <text:p/>
          <draw:enhanced-geometry draw:mirror-horizontal="false" draw:mirror-vertical="false" svg:viewBox="0 0 0 0" drawooo:sub-view-size="5261609 2308859" draw:text-areas="0 0 ?f0 ?f1" draw:type="ooxml-non-primitive" draw:enhanced-path="M 0 0 L 5261176 0 5261176 2308318 0 230831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" draw:text-style-name="P59" draw:layer="layout" svg:width="11.244cm" svg:height="3.847cm" svg:x="6.622cm" svg:y="9.676cm">
          <text:p text:style-name="P55"><text:span text:style-name="T50">val </text:span><text:span text:style-name="T105">x =</text:span><text:span text:style-name="T106"> </text:span><text:span text:style-name="T53">3</text:span></text:p>
          <text:p text:style-name="P56"><text:span text:style-name="T50">def f(x: Int) = x</text:span><text:span text:style-name="T107"> </text:span><text:span text:style-name="T50">+</text:span><text:span text:style-name="T108"> </text:span><text:span text:style-name="T53">1 <text:s/></text:span></text:p>
          <text:p text:style-name="P56"><text:span text:style-name="T50">val </text:span><text:span text:style-name="T105">resultado =</text:span><text:span text:style-name="T106"> </text:span><text:span text:style-name="T105">{</text:span></text:p>
          <text:p text:style-name="P57"><text:span text:style-name="T50">val </text:span><text:span text:style-name="T109">x =</text:span><text:span text:style-name="T110"> </text:span><text:span text:style-name="T109">f(</text:span><text:span text:style-name="T53">3)</text:span></text:p>
          <text:p text:style-name="P58"><text:span text:style-name="T111">x *</text:span><text:span text:style-name="T112"> </text:span><text:span text:style-name="T111">x } +</text:span><text:span text:style-name="T112"> </text:span><text:span text:style-name="T113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2" draw:text-style-name="P61" draw:layer="layout" svg:width="6.284cm" svg:height="0.763cm" svg:x="6.622cm" svg:y="15.003cm">
          <text:p text:style-name="P60"><text:span text:style-name="T114">println(</text:span><text:span text:style-name="T113">resultad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3" draw:text-style-name="P62" draw:layer="layout" svg:width="5.585cm" svg:height="0.763cm" svg:x="15.001cm" svg:y="15.003cm">
          <text:p text:style-name="P60"><text:span text:style-name="T115">//&gt; (4*4)+3 =</text:span><text:span text:style-name="T116"> </text:span><text:span text:style-name="T115">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Sintaxis Básica</text:p>
          </draw:text-box>
        </draw:frame>
        <draw:custom-shape draw:name="object 4" draw:style-name="gr14" draw:text-style-name="P42" draw:layer="layout" svg:width="10.632cm" svg:height="1.101cm" svg:x="0.925cm" svg:y="9.935cm">
          <text:list text:style-name="L6">
            <text:list-item>
              <text:p text:style-name="P13"><text:span text:style-name="T10">No </text:span><text:span text:style-name="T45">es </text:span><text:span text:style-name="T7">necesario</text:span><text:span text:style-name="T117"> </text:span><text:span text:style-name="T12">retur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5" draw:text-style-name="P64" draw:layer="layout" svg:width="12.592cm" svg:height="2.393cm" svg:x="2.026cm" svg:y="14.068cm">
          <text:p text:style-name="P45"><text:span text:style-name="T114">Integer suma(Integer </text:span><text:span text:style-name="T118">a, Integer b)</text:span><text:span text:style-name="T119"> </text:span><text:span text:style-name="T118">{</text:span></text:p>
          <text:p text:style-name="P46"><text:span text:style-name="T50">return </text:span><text:span text:style-name="T120">a +</text:span><text:span text:style-name="T121"> </text:span><text:span text:style-name="T120">b;</text:span></text:p>
          <text:p text:style-name="P63"><text:span text:style-name="T11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16" draw:text-style-name="P66" draw:layer="layout" svg:width="11.606cm" svg:height="0.855cm" svg:x="15.01cm" svg:y="14.225cm">
          <text:p text:style-name="P65"><text:span text:style-name="T50">def suma(x:Int, y:Int) = x +</text:span><text:span text:style-name="T122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7" draw:text-style-name="P32" draw:layer="layout" svg:width="1.581cm" svg:height="0.761cm" svg:x="4.523cm" svg:y="13.12cm">
          <text:p text:style-name="P31"><text:span text:style-name="T123"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8" draw:text-style-name="P32" draw:layer="layout" svg:width="2.489cm" svg:height="0.761cm" svg:x="18.154cm" svg:y="13.314cm">
          <text:p text:style-name="P31"><text:span text:style-name="T123">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9" draw:text-style-name="P66" draw:layer="layout" svg:width="5.437cm" svg:height="0.855cm" svg:x="14.543cm" svg:y="7.295cm">
          <text:p text:style-name="P65"><text:span text:style-name="T50">val x: Int =</text:span><text:span text:style-name="T122"> </text:span><text:span text:style-name="T53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0" draw:text-style-name="P66" draw:layer="layout" svg:width="5.749cm" svg:height="0.855cm" svg:x="4.782cm" svg:y="7.295cm">
          <text:p text:style-name="P65"><text:span text:style-name="T114">Integer </text:span><text:span text:style-name="T113">x =</text:span><text:span text:style-name="T124"> </text:span><text:span text:style-name="T113">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21" draw:text-style-name="P42" draw:layer="layout" svg:width="18.753cm" svg:height="3.593cm" svg:x="0.925cm" svg:y="4.67cm">
          <text:list text:style-name="L6">
            <text:list-item>
              <text:p text:style-name="P13"><text:span text:style-name="T7">Declaraciones </text:span><text:span text:style-name="T10">de </text:span><text:span text:style-name="T125">tipo </text:span><text:span text:style-name="T15">después </text:span><text:span text:style-name="T10">de</text:span><text:span text:style-name="T16"> </text:span><text:span text:style-name="T11">variable</text:span></text:p>
            </text:list-item>
          </text:list>
          <text:p text:style-name="P67"><text:span text:style-name="T123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22" draw:text-style-name="P32" draw:layer="layout" svg:width="3.813cm" svg:height="0.763cm" svg:x="2.724cm" svg:y="7.283cm">
          <text:p text:style-name="P31"><text:span text:style-name="T123">Jav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23" draw:text-style-name="P32" draw:layer="layout" svg:width="7.968cm" svg:height="0.763cm" svg:x="12.417cm" svg:y="7.388cm">
          <text:p text:style-name="P31"><text:span text:style-name="T123">Sca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structuras de control</text:p>
          </draw:text-box>
        </draw:frame>
        <draw:frame draw:name="object 3" presentation:style-name="pr9" draw:text-style-name="P69" draw:layer="layout" svg:width="32.703cm" svg:height="4.524cm" svg:x="1.654cm" svg:y="3.667cm" presentation:class="title" presentation:user-transformed="true">
          <draw:text-box>
            <text:p text:style-name="P68"><text:span text:style-name="T126"><text:tab/></text:span></text:p>
          </draw:text-box>
        </draw:frame>
        <draw:custom-shape draw:name="object 4" draw:style-name="gr24" draw:text-style-name="P42" draw:layer="layout" svg:width="5.451cm" svg:height="10.083cm" svg:x="1.767cm" svg:y="5.699cm">
          <text:list text:style-name="L6">
            <text:list-item>
              <text:p text:style-name="P13"><text:span text:style-name="T102">If</text:span></text:p>
            </text:list-item>
          </text:list>
          <text:p text:style-name="P70"><text:span text:style-name="T127"/></text:p>
          <text:list text:style-name="L8">
            <text:list-item>
              <text:p text:style-name="P13"><text:span text:style-name="T128">Match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29">While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90">For,</text:span><text:span text:style-name="T130"> </text:span><text:span text:style-name="T88">foreach</text:span></text:p>
            </text:list-item>
          </text:list>
          <text:p text:style-name="P72"><text:span text:style-name="T44"/></text:p>
          <text:list text:continue-numbering="true" text:style-name="L8">
            <text:list-item>
              <text:p text:style-name="P13"><text:span text:style-name="T131">Tr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structuras de control</text:p>
          </draw:text-box>
        </draw:frame>
        <draw:custom-shape draw:name="object 4" draw:style-name="gr25" draw:text-style-name="P42" draw:layer="layout" svg:width="11.573cm" svg:height="1.832cm" svg:x="1.572cm" svg:y="5.135cm">
          <text:list text:style-name="L6">
            <text:list-item>
              <text:p text:style-name="P13"><text:span text:style-name="T102">If </text:span><text:span text:style-name="T86">es </text:span><text:span text:style-name="T91">similar </text:span><text:span text:style-name="T132">a </text:span><text:span text:style-name="T104">otros</text:span><text:span text:style-name="T89"> </text:span><text:span text:style-name="T133">lenguajes</text:span></text:p>
            </text:list-item>
          </text:list>
          <text:list text:style-name="L7">
            <text:list-item>
              <text:list>
                <text:list-item>
                  <text:p text:style-name="P73"><text:span text:style-name="T134">Devuelve </text:span><text:span text:style-name="T135">un</text:span><text:span text:style-name="T136"> </text:span><text:span text:style-name="T135">val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6" draw:text-style-name="P76" draw:layer="layout" svg:width="14.748cm" svg:height="2.411cm" svg:x="6.707cm" svg:y="9.953cm">
          <text:p text:style-name="P74"><text:span text:style-name="T50">val </text:span><text:span text:style-name="T109">mensaje</text:span><text:span text:style-name="T110"> </text:span><text:span text:style-name="T109">=</text:span></text:p>
          <text:p text:style-name="P75"><text:span text:style-name="T50">if (</text:span><text:span text:style-name="T109">edad &gt;= </text:span><text:span text:style-name="T53">18) </text:span><text:span text:style-name="T137">"Puede votar" <text:s/></text:span><text:span text:style-name="T50">else </text:span><text:span text:style-name="T137">"Es</text:span><text:span text:style-name="T138"> </text:span><text:span text:style-name="T137">menor"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While, do…while</text:p>
          </draw:text-box>
        </draw:frame>
        <draw:custom-shape draw:name="object 4" draw:style-name="gr27" draw:text-style-name="P42" draw:layer="layout" svg:width="7.982cm" svg:height="2.199cm" svg:x="1.024cm" svg:y="4.428cm">
          <text:list text:style-name="L6">
            <text:list-item>
              <text:p text:style-name="P13"><text:span text:style-name="T84">Similares </text:span><text:span text:style-name="T16">a</text:span><text:span text:style-name="T85"> </text:span><text:span text:style-name="T6">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28" draw:text-style-name="P84" draw:layer="layout" svg:width="10.737cm" svg:height="7.838cm" svg:x="12.447cm" svg:y="6.418cm">
          <text:p text:style-name="P77"><text:span text:style-name="T50">def mcd(x:Int,y:Int):Int ={ <text:s/>var </text:span><text:span text:style-name="T139">a =</text:span><text:span text:style-name="T140"> </text:span><text:span text:style-name="T139">x</text:span></text:p>
          <text:p text:style-name="P78"><text:span text:style-name="T50"><text:s text:c="2"/></text:span><text:span text:style-name="T50">var </text:span><text:span text:style-name="T139">b = y <text:s text:c="5"/></text:span><text:span text:style-name="T50">while(</text:span><text:span text:style-name="T139">a != </text:span><text:span text:style-name="T53">0)</text:span><text:span text:style-name="T141"> </text:span><text:span text:style-name="T53">{</text:span></text:p>
          <text:p text:style-name="P79"><text:span text:style-name="T50"><text:tab/></text:span><text:span text:style-name="T50">val </text:span><text:span text:style-name="T109">temp =</text:span><text:span text:style-name="T110"> </text:span><text:span text:style-name="T139">a</text:span></text:p>
          <text:p text:style-name="P80"><text:span text:style-name="T142"><text:tab/></text:span><text:span text:style-name="T142">a = b % a <text:s/></text:span></text:p>
          <text:p text:style-name="P80"><text:span text:style-name="T142"><text:tab/></text:span><text:span text:style-name="T142">b =</text:span><text:span text:style-name="T143"> </text:span><text:span text:style-name="T111">temp</text:span></text:p>
          <text:p text:style-name="P81"><text:span text:style-name="T111"><text:tab/></text:span><text:span text:style-name="T111">}</text:span></text:p>
          <text:p text:style-name="P82"><text:span text:style-name="T142"><text:tab/></text:span><text:span text:style-name="T142">b</text:span></text:p>
          <text:p text:style-name="P83"><text:span text:style-name="T1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While, do…while</text:p>
          </draw:text-box>
        </draw:frame>
        <draw:custom-shape draw:name="object 5" draw:style-name="gr29" draw:text-style-name="P42" draw:layer="layout" svg:width="20.912cm" svg:height="2.406cm" svg:x="1.181cm" svg:y="5.242cm">
          <text:list text:style-name="L6">
            <text:list-item>
              <text:p text:style-name="P13"><text:span text:style-name="T17">Los </text:span><text:span text:style-name="T10">bucles </text:span><text:span text:style-name="T84">While suelen ser</text:span><text:span text:style-name="T144"> </text:span><text:span text:style-name="T17">imperativos.</text:span></text:p>
            </text:list-item>
          </text:list>
          <text:list text:style-name="L7">
            <text:list-item>
              <text:list>
                <text:list-item>
                  <text:p text:style-name="P85"><text:span text:style-name="T11">Pueden </text:span><text:span text:style-name="T15">re-escribirse mediante</text:span><text:span text:style-name="T18"> </text:span><text:span text:style-name="T15">recursividad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0" draw:text-style-name="P84" draw:layer="layout" svg:width="12.44cm" svg:height="3.315cm" svg:x="5.688cm" svg:y="10.288cm">
          <text:p text:style-name="P77"><text:span text:style-name="T50">def mcd(x:Int,y:Int):Int = {</text:span></text:p>
          <text:p text:style-name="P77"><text:span text:style-name="T50"><text:s text:c="2"/></text:span><text:span text:style-name="T50">if (x == </text:span><text:span text:style-name="T53">0)</text:span><text:span text:style-name="T145"> </text:span><text:span text:style-name="T53">y</text:span></text:p>
          <text:p text:style-name="P86"><text:span text:style-name="T50"><text:tab/></text:span><text:span text:style-name="T50">else mcd(y %</text:span><text:span text:style-name="T122"> </text:span><text:span text:style-name="T50">x,x)</text:span></text:p>
          <text:p text:style-name="P87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Bucles while e iteradores</text:p>
          </draw:text-box>
        </draw:frame>
        <draw:custom-shape draw:name="object 4" draw:style-name="gr31" draw:text-style-name="P42" draw:layer="layout" svg:width="8.136cm" svg:height="1.101cm" svg:x="0.857cm" svg:y="4.497cm">
          <text:list text:style-name="L6">
            <text:list-item>
              <text:p text:style-name="P13"><text:span text:style-name="T7">Estilo</text:span><text:span text:style-name="T147"> </text:span><text:span text:style-name="T17">imperativo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2" draw:text-style-name="P42" draw:layer="layout" svg:width="20.876cm" svg:height="1.101cm" svg:x="0.857cm" svg:y="14.085cm">
          <text:list text:style-name="L6">
            <text:list-item>
              <text:p text:style-name="P13"><text:span text:style-name="T17">Pueden </text:span><text:span text:style-name="T15">re-escribirse </text:span><text:span text:style-name="T9">con </text:span><text:span text:style-name="T17">estilo</text:span><text:span text:style-name="T16"> </text:span><text:span text:style-name="T17">funcion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3" draw:text-style-name="P94" draw:layer="layout" svg:width="21.56cm" svg:height="7.279cm" svg:x="4.165cm" svg:y="6.275cm">
          <text:p text:style-name="P88"><text:span text:style-name="T146">def mediaEdad(personas: List[Persona]): Double = {</text:span></text:p>
          <text:p text:style-name="P88"><text:span text:style-name="T146"><text:s text:c="2"/></text:span><text:span text:style-name="T146"><text:tab/></text:span><text:span text:style-name="T146">var </text:span><text:span text:style-name="T142">suma =</text:span><text:span text:style-name="T143"> </text:span><text:span text:style-name="T148">0</text:span></text:p>
          <text:p text:style-name="P89"><text:span text:style-name="T146"><text:tab/></text:span><text:span text:style-name="T146">val </text:span><text:span text:style-name="T111">it = personas.iterator <text:s/></text:span></text:p>
          <text:p text:style-name="P89"><text:span text:style-name="T111"><text:tab/></text:span><text:span text:style-name="T146">while (</text:span><text:span text:style-name="T111">it.hasNext)</text:span><text:span text:style-name="T112"> </text:span><text:span text:style-name="T111">{</text:span></text:p>
          <text:p text:style-name="P90"><text:span text:style-name="T146"><text:tab/></text:span><text:span text:style-name="T146">val </text:span><text:span text:style-name="T111">persona = it.next() <text:s/></text:span></text:p>
          <text:p text:style-name="P90"><text:span text:style-name="T111"><text:tab/></text:span><text:span text:style-name="T142">suma +=</text:span><text:span text:style-name="T149"> </text:span><text:span text:style-name="T111">persona.</text:span><text:span text:style-name="T113">edad</text:span></text:p>
          <text:p text:style-name="P91"><text:span text:style-name="T113"><text:tab/></text:span><text:span text:style-name="T113">}</text:span></text:p>
          <text:p text:style-name="P92"><text:span text:style-name="T142"><text:tab/></text:span><text:span text:style-name="T142">suma /</text:span><text:span text:style-name="T143"> </text:span><text:span text:style-name="T142">personas.length</text:span></text:p>
          <text:p text:style-name="P93"><text:span text:style-name="T14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34" draw:text-style-name="P97" draw:layer="layout" svg:width="20.774cm" svg:height="2.553cm" svg:x="3.589cm" svg:y="15.456cm">
          <text:p text:style-name="P95"><text:span text:style-name="T146">def mediaEdad(personas: List[Persona]): Double = { </text:span></text:p>
          <text:p text:style-name="P95"><text:span text:style-name="T146"><text:tab/></text:span><text:span text:style-name="T146">personas.map(_.</text:span><text:span text:style-name="T113">edad).sum /</text:span><text:span text:style-name="T124"> </text:span><text:span text:style-name="T113">personas.length</text:span></text:p>
          <text:p text:style-name="P96"><text:span text:style-name="T11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ncaje de patrones</text:p>
          </draw:text-box>
        </draw:frame>
        <draw:custom-shape draw:name="object 4" draw:style-name="gr35" draw:text-style-name="P42" draw:layer="layout" svg:width="8.22cm" svg:height="1.101cm" svg:x="0.924cm" svg:y="4.272cm">
          <text:list text:style-name="L6">
            <text:list-item>
              <text:p text:style-name="P13"><text:span text:style-name="T11">Expresión</text:span><text:span text:style-name="T16"> </text:span><text:span text:style-name="T150">mat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" draw:text-style-name="P42" draw:layer="layout" svg:width="15.645cm" svg:height="1.101cm" svg:x="0.924cm" svg:y="12.099cm">
          <text:list text:style-name="L6">
            <text:list-item>
              <text:p text:style-name="P13"><text:span text:style-name="T11">Expresión </text:span><text:span text:style-name="T150">match </text:span><text:span text:style-name="T11">devuelve </text:span><text:span text:style-name="T7">un</text:span><text:span text:style-name="T11"> </text:span><text:span text:style-name="T7">val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7" draw:text-style-name="P18" draw:layer="layout" svg:width="19.715cm" svg:height="6.131cm" svg:x="3.668cm" svg:y="5.684cm">
          <text:p/>
          <draw:enhanced-geometry draw:mirror-horizontal="false" draw:mirror-vertical="false" svg:viewBox="0 0 0 0" drawooo:sub-view-size="6896734 1477645" draw:text-areas="0 0 ?f0 ?f1" draw:type="ooxml-non-primitive" draw:enhanced-path="M 0 0 L 6896434 0 6896434 1477328 0 1477328 0 0 Z N">
            <draw:equation draw:name="f0" draw:formula="logwidth"/>
            <draw:equation draw:name="f1" draw:formula="logheight"/>
          </draw:enhanced-geometry>
        </draw:custom-shape>
        <draw:frame draw:name="object 7" draw:style-name="standard" draw:layer="layout" svg:width="18.276cm" svg:height="4.927cm" svg:x="4.768cm" svg:y="6.126cm">
          <table:table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5" table:default-cell-style-name="ce21">
              <table:table-cell table:style-name="ce19">
                <text:p text:style-name="P98"><text:span text:style-name="T151">dia</text:span><text:span text:style-name="T152"> </text:span><text:span text:style-name="T50">match</text:span></text:p>
                <text:p text:style-name="P99"><text:span text:style-name="T50">case</text:span></text:p>
              </table:table-cell>
              <table:table-cell table:style-name="ce20">
                <text:p text:style-name="P100"><text:span text:style-name="T51">{</text:span></text:p>
                <text:p text:style-name="P48"><text:span text:style-name="T137">"Sabado"</text:span></text:p>
              </table:table-cell>
              <table:table-cell>
                <text:p text:style-name="P101"><text:span text:style-name="T153"/></text:p>
                <text:p text:style-name="P102"><text:span text:style-name="T51">=&gt;</text:span></text:p>
              </table:table-cell>
              <table:table-cell>
                <text:p text:style-name="P101"><text:span text:style-name="T153"/></text:p>
                <text:p text:style-name="P103"><text:span text:style-name="T51">println(</text:span><text:span text:style-name="T137">"Fiesta"</text:span><text:span text:style-name="T51">)</text:span></text:p>
              </table:table-cell>
            </table:table-row>
            <table:table-row table:style-name="ro6" table:default-cell-style-name="ce8">
              <table:table-cell table:style-name="ce22">
                <text:p text:style-name="P104"><text:span text:style-name="T50">case</text:span></text:p>
              </table:table-cell>
              <table:table-cell>
                <text:p text:style-name="P26"><text:span text:style-name="T137">"Domingo"</text:span></text:p>
              </table:table-cell>
              <table:table-cell table:style-name="ce9">
                <text:p text:style-name="P27"><text:span text:style-name="T51">=&gt;</text:span></text:p>
              </table:table-cell>
              <table:table-cell>
                <text:p text:style-name="P26"><text:span text:style-name="T51">println(</text:span><text:span text:style-name="T137">"Dormir"</text:span><text:span text:style-name="T51">)</text:span></text:p>
              </table:table-cell>
            </table:table-row>
            <table:table-row table:style-name="ro7" table:default-cell-style-name="ce24">
              <table:table-cell table:style-name="ce23">
                <text:p text:style-name="P105"><text:span text:style-name="T50">case</text:span></text:p>
              </table:table-cell>
              <table:table-cell>
                <text:p text:style-name="P106"><text:span text:style-name="T51">_</text:span></text:p>
              </table:table-cell>
              <table:table-cell table:style-name="ce25">
                <text:p text:style-name="P107"><text:span text:style-name="T51">=&gt;</text:span></text:p>
              </table:table-cell>
              <table:table-cell>
                <text:p text:style-name="P106"><text:span text:style-name="T51">println(</text:span><text:span text:style-name="T137">"Programar en</text:span><text:span text:style-name="T154"> </text:span><text:span text:style-name="T137">Scala"</text:span><text:span text:style-name="T51">)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object 8" draw:style-name="gr38" draw:text-style-name="P32" draw:layer="layout" svg:width="0.42cm" svg:height="0.763cm" svg:x="5.029cm" svg:y="10.819cm">
          <text:p text:style-name="P31"><text:span text:style-name="T155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39" draw:text-style-name="P112" draw:layer="layout" svg:width="19.909cm" svg:height="4.715cm" svg:x="3.641cm" svg:y="13.331cm">
          <text:p text:style-name="P108"><text:span text:style-name="T50">val </text:span><text:span text:style-name="T109">mensaje = dia </text:span><text:span text:style-name="T50">match</text:span><text:span text:style-name="T156"> </text:span><text:span text:style-name="T50">{</text:span></text:p>
          <text:p text:style-name="P109"><text:span text:style-name="T50">case </text:span><text:span text:style-name="T137">"Sabado" <text:s text:c="2"/>=&gt;</text:span><text:span text:style-name="T154"> </text:span><text:span text:style-name="T137">"Fiesta"</text:span></text:p>
          <text:p text:style-name="P109"><text:span text:style-name="T50">case </text:span><text:span text:style-name="T137">"Domingo" <text:s/>=&gt;</text:span><text:span text:style-name="T154"> </text:span><text:span text:style-name="T137">"Dormir"</text:span></text:p>
          <text:p text:style-name="P110"><text:span text:style-name="T50">case _ <text:s text:c="9"/>=&gt; </text:span><text:span text:style-name="T137">"Programar en</text:span><text:span text:style-name="T157"> </text:span><text:span text:style-name="T137">Scala"</text:span></text:p>
          <text:p text:style-name="P111"><text:span text:style-name="T1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Bucles for</text:p>
          </draw:text-box>
        </draw:frame>
        <draw:custom-shape draw:name="object 4" draw:style-name="gr40" draw:text-style-name="P18" draw:layer="layout" svg:width="21.372cm" svg:height="2.891cm" svg:x="3.331cm" svg:y="8.95cm">
          <text:p/>
          <draw:enhanced-geometry draw:mirror-horizontal="false" draw:mirror-vertical="false" svg:viewBox="0 0 0 0" drawooo:sub-view-size="6995159 1200785" draw:text-areas="0 0 ?f0 ?f1" draw:type="ooxml-non-primitive" draw:enhanced-path="M 0 0 L 6995115 0 6995115 1200329 0 1200329 0 0 Z N">
            <draw:equation draw:name="f0" draw:formula="logwidth"/>
            <draw:equation draw:name="f1" draw:formula="logheight"/>
          </draw:enhanced-geometry>
        </draw:custom-shape>
        <draw:custom-shape draw:name="object 5" draw:style-name="gr41" draw:text-style-name="P42" draw:layer="layout" svg:width="25.537cm" svg:height="8.904cm" svg:x="0.745cm" svg:y="4.045cm">
          <text:list text:style-name="L6">
            <text:list-item>
              <text:p text:style-name="P13"><text:span text:style-name="T14">Contienen: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92">Generadores </text:span><text:span text:style-name="T159">(suelen </text:span><text:span text:style-name="T92">ser</text:span><text:span text:style-name="T160"> </text:span><text:span text:style-name="T88">colecciones)</text:span></text:p>
                </text:list-item>
                <text:list-item>
                  <text:p text:style-name="P44"><text:span text:style-name="T102">Filtros</text:span><text:span text:style-name="T161"> </text:span><text:span text:style-name="T102">(condiciones)</text:span></text:p>
                </text:list-item>
                <text:list-item>
                  <text:p text:style-name="P113"><text:span text:style-name="T92">Yield: valores </text:span><text:span text:style-name="T87">que </text:span><text:span text:style-name="T86">se</text:span><text:span text:style-name="T91"> </text:span><text:span text:style-name="T133">devuelven</text:span></text:p>
                </text:list-item>
              </text:list>
            </text:list-item>
          </text:list>
          <text:p text:style-name="P114"><text:span text:style-name="T162"/></text:p>
          <text:p text:style-name="P115"><text:span text:style-name="T163"/></text:p>
          <text:p text:style-name="P116"><text:span text:style-name="T164"/></text:p>
          <text:p text:style-name="P117"><text:span text:style-name="T165"/></text:p>
          <text:list text:style-name="L9">
            <text:list-item>
              <text:p text:style-name="P70"><text:span text:style-name="T166">Expresión </text:span><text:span text:style-name="T167">match </text:span><text:span text:style-name="T166">devuelve </text:span><text:span text:style-name="T168">un</text:span><text:span text:style-name="T166"> </text:span><text:span text:style-name="T168">val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2" draw:text-style-name="P18" draw:layer="layout" svg:width="20.717cm" svg:height="3.825cm" svg:x="2.672cm" svg:y="13.308cm">
          <text:p/>
          <draw:enhanced-geometry draw:mirror-horizontal="false" draw:mirror-vertical="false" svg:viewBox="0 0 0 0" drawooo:sub-view-size="6995159 646429" draw:text-areas="0 0 ?f0 ?f1" draw:type="ooxml-non-primitive" draw:enhanced-path="M 0 0 L 6995115 0 6995115 646330 0 646330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43" draw:text-style-name="P119" draw:layer="layout" svg:width="6.633cm" svg:height="1.525cm" svg:x="4.562cm" svg:y="14.182cm">
          <text:p text:style-name="P55"><text:span text:style-name="T95">for (</text:span><text:span text:style-name="T96">i &lt;- </text:span><text:span text:style-name="T169">1 </text:span><text:span text:style-name="T170">to</text:span><text:span text:style-name="T171"> </text:span><text:span text:style-name="T170">4)</text:span></text:p>
          <text:p text:style-name="P118"><text:span text:style-name="T172">print(</text:span><text:span text:style-name="T173">"x" +</text:span><text:span text:style-name="T174"> </text:span><text:span text:style-name="T175">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4" draw:text-style-name="P62" draw:layer="layout" svg:width="6.663cm" svg:height="0.763cm" svg:x="13.639cm" svg:y="14.922cm">
          <text:p text:style-name="P60"><text:span text:style-name="T176">//&gt; x1 x2 x3</text:span><text:span text:style-name="T177"> </text:span><text:span text:style-name="T176">x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5" draw:text-style-name="P121" draw:layer="layout" svg:width="29.732cm" svg:height="3.659cm" svg:x="-4.479cm" svg:y="8.95cm">
          <draw:text-box>
            <text:p text:style-name="P115"><text:span text:style-name="T50">def pares(m:Int,n:Int): List[Int]</text:span><text:span text:style-name="T122"> </text:span><text:span text:style-name="T50">=</text:span></text:p>
            <text:p text:style-name="P120"><text:span text:style-name="T50"><text:tab/></text:span><text:span text:style-name="T50">for (</text:span><text:span text:style-name="T109">i &lt;- List.range(m,n) </text:span><text:span text:style-name="T50">if i % </text:span><text:span text:style-name="T53">2 == 0) </text:span><text:span text:style-name="T50">yield</text:span><text:span text:style-name="T178"> i</text:span></text:p>
            <text:p text:style-name="P120"><text:span text:style-name="T111">println(pares(</text:span><text:span text:style-name="T148">0,10)) </text:span><text:span text:style-name="T179">//&gt;List(0,2,4,6,8,10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Excepciones</text:p>
          </draw:text-box>
        </draw:frame>
        <draw:custom-shape draw:name="object 4" draw:style-name="gr46" draw:text-style-name="P42" draw:layer="layout" svg:width="15.101cm" svg:height="1.101cm" svg:x="0.985cm" svg:y="4.323cm">
          <text:list text:style-name="L6">
            <text:list-item>
              <text:p text:style-name="P13"><text:span text:style-name="T7">Try…throw...catch...similar </text:span><text:span text:style-name="T16">a</text:span><text:span text:style-name="T7"> </text:span><text:span text:style-name="T6">Jav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7" draw:text-style-name="P122" draw:layer="layout" svg:width="7.899cm" svg:height="2.565cm" svg:x="19.417cm" svg:y="10.955cm">
          <text:p/>
          <draw:enhanced-geometry draw:mirror-horizontal="false" draw:mirror-vertical="false" svg:viewBox="0 0 0 0" drawooo:sub-view-size="2844165 923925" draw:text-areas="0 0 ?f0 ?f1" draw:type="ooxml-non-primitive" draw:enhanced-path="M 0 0 L 2844050 0 2844050 923328 0 923328 0 0 Z N">
            <draw:equation draw:name="f0" draw:formula="logwidth"/>
            <draw:equation draw:name="f1" draw:formula="logheight"/>
          </draw:enhanced-geometry>
        </draw:custom-shape>
        <draw:frame draw:style-name="standard" draw:layer="layout" svg:width="22.436cm" svg:height="11.735cm" svg:x="3.091cm" svg:y="5.606cm">
          <table:table>
            <table:table-column table:style-name="co17"/>
            <table:table-row table:style-name="ro8">
              <table:table-cell table:style-name="ce26">
                <text:p text:style-name="P123"><text:span text:style-name="T180">def </text:span><text:span text:style-name="T181">divide(m:Int, n:Int) : Int =</text:span><text:span text:style-name="T182"> </text:span><text:span text:style-name="T181">{ <text:s/></text:span></text:p>
                <text:p text:style-name="P124"><text:span text:style-name="T180">if </text:span><text:span text:style-name="T181">(n ==</text:span><text:span text:style-name="T183"> </text:span><text:span text:style-name="T184">0</text:span><text:span text:style-name="T181">)</text:span></text:p>
                <text:p text:style-name="P124"><text:span text:style-name="T180"><text:s text:c="2"/></text:span><text:span text:style-name="T180">throw new </text:span><text:span text:style-name="T181">RuntimeException(</text:span><text:span text:style-name="T185">"division por</text:span><text:span text:style-name="T186"> </text:span><text:span text:style-name="T185">0"</text:span><text:span text:style-name="T181">)</text:span></text:p>
                <text:p text:style-name="P124"><text:span text:style-name="T180">else </text:span><text:span text:style-name="T181">m /</text:span><text:span text:style-name="T187"> </text:span><text:span text:style-name="T181">n</text:span></text:p>
                <text:p text:style-name="P125"><text:span text:style-name="T188">}</text:span></text:p>
                <text:p text:style-name="P126"><text:span text:style-name="T180">try</text:span><text:span text:style-name="T189"> </text:span><text:span text:style-name="T181">{</text:span></text:p>
                <text:p text:style-name="P127"><text:span text:style-name="T188">println(</text:span><text:span text:style-name="T190">"5/4 = " </text:span><text:span text:style-name="T188">+</text:span><text:span text:style-name="T191"> </text:span><text:span text:style-name="T188">divide(</text:span><text:span text:style-name="T192">5</text:span><text:span text:style-name="T188">,</text:span><text:span text:style-name="T192">4</text:span><text:span text:style-name="T188">)) <text:s text:c="11"/>println(</text:span><text:span text:style-name="T190">"5/0 = " </text:span><text:span text:style-name="T188">+</text:span><text:span text:style-name="T191"> </text:span><text:span text:style-name="T188">divide(</text:span><text:span text:style-name="T192">5</text:span><text:span text:style-name="T188">,</text:span><text:span text:style-name="T192">0</text:span><text:span text:style-name="T188">))</text:span></text:p>
                <text:p text:style-name="P128"><text:span text:style-name="T188">} </text:span><text:span text:style-name="T180">catch</text:span><text:span text:style-name="T189"> </text:span><text:span text:style-name="T181">{</text:span></text:p>
                <text:p text:style-name="P129"><text:span text:style-name="T180">case </text:span><text:span text:style-name="T193">e</text:span><text:span text:style-name="T181">: Exception =&gt;</text:span></text:p>
                <text:p text:style-name="P129"><text:span text:style-name="T181"><text:s/></text:span><text:span text:style-name="T181">println(</text:span><text:span text:style-name="T185">"Error:" </text:span><text:span text:style-name="T181">+</text:span><text:span text:style-name="T194"> </text:span><text:span text:style-name="T193">e</text:span><text:span text:style-name="T181">.getMessage)</text:span></text:p>
                <text:p text:style-name="P130"><text:span text:style-name="T188">} </text:span><text:span text:style-name="T180">finally</text:span><text:span text:style-name="T189"> </text:span><text:span text:style-name="T181">{</text:span></text:p>
                <text:p text:style-name="P131"><text:span text:style-name="T188">println(</text:span><text:span text:style-name="T190">"Fin"</text:span><text:span text:style-name="T188">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lase Option</text:p>
          </draw:text-box>
        </draw:frame>
        <draw:custom-shape draw:name="object 4" draw:style-name="gr48" draw:text-style-name="P42" draw:layer="layout" svg:width="19.153cm" svg:height="2.21cm" svg:x="0.794cm" svg:y="4.638cm">
          <text:list text:style-name="L6">
            <text:list-item>
              <text:p text:style-name="P13"><text:span text:style-name="T81">Option </text:span><text:span text:style-name="T10">permite </text:span><text:span text:style-name="T15">definir </text:span><text:span text:style-name="T17">funciones</text:span><text:span text:style-name="T5"> </text:span><text:span text:style-name="T7">parciales</text:span></text:p>
            </text:list-item>
          </text:list>
          <text:list text:style-name="L7">
            <text:list-item>
              <text:list>
                <text:list-item>
                  <text:p text:style-name="P43"><text:span text:style-name="T133">Puede </text:span><text:span text:style-name="T102">utilizarse para evitar </text:span><text:span text:style-name="T87">uso </text:span><text:span text:style-name="T89">de</text:span><text:span text:style-name="T87"> </text:span><text:span text:style-name="T89">excepcione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49" draw:text-style-name="P137" draw:layer="layout" svg:width="19.958cm" svg:height="4.853cm" svg:x="4.558cm" svg:y="8.151cm">
          <text:p text:style-name="P132"><text:span text:style-name="T50">def divide(m:Int, n:Int) : Option[Int] = { </text:span></text:p>
          <text:p text:style-name="P132"><text:span text:style-name="T50"><text:s/></text:span><text:span text:style-name="T50">if (n ==</text:span><text:span text:style-name="T178"> </text:span><text:span text:style-name="T53">0)</text:span></text:p>
          <text:p text:style-name="P133"><text:span text:style-name="T148">None</text:span></text:p>
          <text:p text:style-name="P134"><text:span text:style-name="T50"><text:tab/></text:span><text:span text:style-name="T50">else</text:span></text:p>
          <text:p text:style-name="P135"><text:span text:style-name="T146">Some(m /</text:span><text:span text:style-name="T195"> </text:span><text:span text:style-name="T146">n)</text:span></text:p>
          <text:p text:style-name="P136"><text:span text:style-name="T19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standard" draw:layer="layout" svg:width="17.8cm" svg:height="1.794cm" svg:x="4.554cm" svg:y="13.564cm">
          <table:table>
            <table:table-column table:style-name="co18"/>
            <table:table-column table:style-name="co19"/>
            <table:table-column table:style-name="co20"/>
            <table:table-row table:style-name="ro9">
              <table:table-cell table:style-name="ce27">
                <text:p text:style-name="P138"><text:span text:style-name="T151">println(</text:span><text:span text:style-name="T158">"5/4</text:span><text:span text:style-name="T197"> </text:span><text:span text:style-name="T158">=</text:span></text:p>
              </table:table-cell>
              <table:table-cell table:style-name="ce28">
                <text:p text:style-name="P49"><text:span text:style-name="T158">" </text:span><text:span text:style-name="T151">+</text:span><text:span text:style-name="T152"> </text:span><text:span text:style-name="T151">divide(</text:span><text:span text:style-name="T148">5</text:span><text:span text:style-name="T151">,</text:span><text:span text:style-name="T148">4</text:span><text:span text:style-name="T151">))</text:span></text:p>
              </table:table-cell>
              <table:table-cell table:style-name="ce29">
                <text:p text:style-name="P139"><text:span text:style-name="T198">//&gt;</text:span><text:span text:style-name="T199"> </text:span><text:span text:style-name="T198">Some(1)</text:span></text:p>
              </table:table-cell>
            </table:table-row>
            <table:table-row table:style-name="ro10">
              <table:table-cell table:style-name="ce30">
                <text:p text:style-name="P140"><text:span text:style-name="T151">println(</text:span><text:span text:style-name="T158">"5/0</text:span><text:span text:style-name="T197"> </text:span><text:span text:style-name="T158">=</text:span></text:p>
              </table:table-cell>
              <table:table-cell table:style-name="ce31">
                <text:p text:style-name="P106"><text:span text:style-name="T158">" </text:span><text:span text:style-name="T151">+</text:span><text:span text:style-name="T152"> </text:span><text:span text:style-name="T151">divide(</text:span><text:span text:style-name="T148">5</text:span><text:span text:style-name="T151">,</text:span><text:span text:style-name="T148">0</text:span><text:span text:style-name="T151">))</text:span></text:p>
              </table:table-cell>
              <table:table-cell table:style-name="ce32">
                <text:p text:style-name="P141"><text:span text:style-name="T198">//&gt;</text:span><text:span text:style-name="T199"> </text:span><text:span text:style-name="T198">Non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Funciones en Scala</text:p>
          </draw:text-box>
        </draw:frame>
        <draw:custom-shape draw:name="object 4" draw:style-name="gr50" draw:text-style-name="P42" draw:layer="layout" svg:width="16.001cm" svg:height="1.101cm" svg:x="0.918cm" svg:y="4.22cm">
          <text:list text:style-name="L6">
            <text:list-item>
              <text:p text:style-name="P13"><text:span text:style-name="T200">Varias </text:span><text:span text:style-name="T17">formas </text:span><text:span text:style-name="T10">de </text:span><text:span text:style-name="T12">declarar</text:span><text:span text:style-name="T84"> </text:span><text:span text:style-name="T17">funcio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1" draw:text-style-name="P42" draw:layer="layout" svg:width="24.351cm" svg:height="2.199cm" svg:x="0.839cm" svg:y="11.974cm">
          <text:list text:style-name="L6">
            <text:list-item>
              <text:p text:style-name="P13"><text:span text:style-name="T17">Procedimiento </text:span><text:span text:style-name="T82">= </text:span><text:span text:style-name="T19">función </text:span><text:span text:style-name="T17">que </text:span><text:span text:style-name="T11">devuelve </text:span><text:span text:style-name="T7">valor </text:span><text:span text:style-name="T10">de </text:span><text:span text:style-name="T125">tipo</text:span><text:span text:style-name="T18"> </text:span><text:span text:style-name="T10">Uni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2" draw:text-style-name="P143" draw:layer="layout" svg:width="13.659cm" svg:height="0.855cm" svg:x="2.53cm" svg:y="7.348cm">
          <text:p text:style-name="P142"><text:span text:style-name="T50">def suma(x:Int,y:Int): Int = x +</text:span><text:span text:style-name="T122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53" draw:text-style-name="P143" draw:layer="layout" svg:width="13.697cm" svg:height="0.855cm" svg:x="2.519cm" svg:y="5.937cm">
          <text:p text:style-name="P142"><text:span text:style-name="T50">def suma(x:Int,y:Int) = x +</text:span><text:span text:style-name="T156"> </text:span><text:span text:style-name="T50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54" draw:text-style-name="P146" draw:layer="layout" svg:width="13.716cm" svg:height="2.555cm" svg:x="2.5cm" svg:y="8.772cm">
          <text:p text:style-name="P144"><text:span text:style-name="T50">def suma(x:Int,y:Int): Int = {</text:span></text:p>
          <text:p text:style-name="P144"><text:span text:style-name="T50"><text:s text:c="2"/></text:span><text:span text:style-name="T50">return x +</text:span><text:span text:style-name="T156"> </text:span><text:span text:style-name="T50">y</text:span></text:p>
          <text:p text:style-name="P145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55" draw:text-style-name="P149" draw:layer="layout" svg:width="8.956cm" svg:height="2.393cm" svg:x="2.281cm" svg:y="14.573cm">
          <text:p text:style-name="P147"><text:span text:style-name="T50">def suma3(x:Int,y:Int)</text:span><text:span text:style-name="T156"> </text:span><text:span text:style-name="T50">{</text:span></text:p>
          <text:p text:style-name="P148"><text:span text:style-name="T146">println(x +</text:span><text:span text:style-name="T195"> </text:span><text:span text:style-name="T146">y)</text:span></text:p>
          <text:p text:style-name="P63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56" draw:text-style-name="P149" draw:layer="layout" svg:width="12.699cm" svg:height="2.393cm" svg:x="12.719cm" svg:y="14.573cm">
          <text:p text:style-name="P147"><text:span text:style-name="T50">def suma4(x:Int,y:Int):Unit =</text:span><text:span text:style-name="T122"> </text:span><text:span text:style-name="T50">{</text:span></text:p>
          <text:p text:style-name="P148"><text:span text:style-name="T146">println(x +</text:span><text:span text:style-name="T195"> </text:span><text:span text:style-name="T146">y)</text:span></text:p>
          <text:p text:style-name="P63"><text:span text:style-name="T146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Programación funcional</text:p>
          </draw:text-box>
        </draw:frame>
        <draw:custom-shape draw:name="object 4" draw:style-name="gr57" draw:text-style-name="P42" draw:layer="layout" svg:width="13.719cm" svg:height="1.101cm" svg:x="1.056cm" svg:y="4.22cm">
          <text:list text:style-name="L6">
            <text:list-item>
              <text:p text:style-name="P13"><text:span text:style-name="T7">Funciones </text:span><text:span text:style-name="T201">como</text:span><text:span text:style-name="T79"> </text:span><text:span text:style-name="T6">valo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8" draw:text-style-name="P42" draw:layer="layout" svg:width="13.08cm" svg:height="1.101cm" svg:x="1.056cm" svg:y="8.856cm">
          <text:list text:style-name="L6">
            <text:list-item>
              <text:p text:style-name="P13"><text:span text:style-name="T7">Funciones </text:span><text:span text:style-name="T10">de </text:span><text:span text:style-name="T12">orden</text:span><text:span text:style-name="T117"> </text:span><text:span text:style-name="T15">superior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9" draw:text-style-name="P18" draw:layer="layout" svg:width="20.607cm" svg:height="4.104cm" svg:x="3.799cm" svg:y="11.329cm">
          <text:p/>
          <draw:enhanced-geometry draw:mirror-horizontal="false" draw:mirror-vertical="false" svg:viewBox="0 0 0 0" drawooo:sub-view-size="7418705 1477645" draw:text-areas="0 0 ?f0 ?f1" draw:type="ooxml-non-primitive" draw:enhanced-path="M 0 0 L 7418684 0 7418684 1477329 0 1477329 0 0 Z N">
            <draw:equation draw:name="f0" draw:formula="logwidth"/>
            <draw:equation draw:name="f1" draw:formula="logheight"/>
          </draw:enhanced-geometry>
        </draw:custom-shape>
        <draw:custom-shape draw:name="object 7" draw:style-name="gr60" draw:text-style-name="P59" draw:layer="layout" svg:width="17.376cm" svg:height="1.525cm" svg:x="4.053cm" svg:y="11.456cm">
          <text:p text:style-name="P55"><text:span text:style-name="T50">def suma3(x:Int) = x +</text:span><text:span text:style-name="T156"> </text:span><text:span text:style-name="T53">3</text:span></text:p>
          <text:p text:style-name="P55"><text:span text:style-name="T50">def aplica2(f: Int =&gt; Int, x: Int) =</text:span><text:span text:style-name="T202"> </text:span><text:span text:style-name="T50">f(f(x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1" draw:text-style-name="P151" draw:layer="layout" svg:width="12.568cm" svg:height="1.532cm" svg:x="4.053cm" svg:y="13.699cm">
          <text:p text:style-name="P150"><text:span text:style-name="T114">println(aplica2(suma3,</text:span><text:span text:style-name="T148">2)) <text:s/>println(aplica2((x:Int) =&gt; x *</text:span><text:span text:style-name="T203"> </text:span><text:span text:style-name="T148">x,2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62" draw:text-style-name="P62" draw:layer="layout" svg:width="5.585cm" svg:height="1.539cm" svg:x="18.367cm" svg:y="13.714cm">
          <text:p text:style-name="P60"><text:span text:style-name="T115">//&gt; 8</text:span><text:span text:style-name="T204"> </text:span><text:span text:style-name="T205">(2+3)+3</text:span></text:p>
          <text:p text:style-name="P152"><text:span text:style-name="T115">//&gt; 16</text:span><text:span text:style-name="T116"> </text:span><text:span text:style-name="T205">(2*2)*2*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63" draw:text-style-name="P143" draw:layer="layout" svg:width="16.058cm" svg:height="0.855cm" svg:x="3.825cm" svg:y="6.322cm">
          <text:p text:style-name="P142"><text:span text:style-name="T50">val </text:span><text:span text:style-name="T105">suma = (x:Int,y:Int) =&gt; x +</text:span><text:span text:style-name="T206"> </text:span><text:span text:style-name="T105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ipos predefinidos</text:p>
          </draw:text-box>
        </draw:frame>
        <draw:custom-shape draw:name="object 4" draw:style-name="gr64" draw:text-style-name="P42" draw:layer="layout" svg:width="17.273cm" svg:height="14.635cm" svg:x="1.588cm" svg:y="4.385cm">
          <text:list text:style-name="L6">
            <text:list-item>
              <text:p text:style-name="P13"><text:span text:style-name="T87">Numéricos: Int, </text:span><text:span text:style-name="T89">BigInt, </text:span><text:span text:style-name="T102">Float,</text:span><text:span text:style-name="T207"> </text:span><text:span text:style-name="T88">Double</text:span></text:p>
            </text:list-item>
          </text:list>
          <text:p text:style-name="P70"><text:span text:style-name="T127"/></text:p>
          <text:list text:style-name="L8">
            <text:list-item>
              <text:p text:style-name="P13"><text:span text:style-name="T91">Boolean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87">String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33">Rangos</text:span></text:p>
            </text:list-item>
          </text:list>
          <text:p text:style-name="P72"><text:span text:style-name="T44"/></text:p>
          <text:list text:continue-numbering="true" text:style-name="L8">
            <text:list-item>
              <text:p text:style-name="P13"><text:span text:style-name="T132">Tuplas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29">Regex</text:span></text:p>
            </text:list-item>
          </text:list>
          <text:p text:style-name="P71"><text:span text:style-name="T13"/></text:p>
          <text:list text:continue-numbering="true" text:style-name="L8">
            <text:list-item>
              <text:p text:style-name="P13"><text:span text:style-name="T102">Nu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Números, booleanos y caracteres</text:p>
          </draw:text-box>
        </draw:frame>
        <draw:custom-shape draw:name="object 4" draw:style-name="gr65" draw:text-style-name="P42" draw:layer="layout" svg:width="25.054cm" svg:height="15.026cm" svg:x="1.195cm" svg:y="3.992cm">
          <text:list text:style-name="L6">
            <text:list-item>
              <text:p text:style-name="P13"><text:span text:style-name="T208">Similares </text:span><text:span text:style-name="T209">a </text:span><text:span text:style-name="T210">Java </text:span><text:span text:style-name="T211">pero </text:span><text:span text:style-name="T212">sin </text:span><text:span text:style-name="T213">tipos</text:span><text:span text:style-name="T214"> </text:span><text:span text:style-name="T215">primitivos</text:span></text:p>
            </text:list-item>
          </text:list>
          <text:p text:style-name="P153"><text:span text:style-name="T47"/></text:p>
          <text:list text:style-name="L10">
            <text:list-item>
              <text:list>
                <text:list-item>
                  <text:p text:style-name="P154"><text:span text:style-name="T216">Byte, </text:span><text:span text:style-name="T217">Short, Int, </text:span><text:span text:style-name="T216">Long, </text:span><text:span text:style-name="T218">Float,</text:span><text:span text:style-name="T219"> </text:span><text:span text:style-name="T220">Double</text:span></text:p>
                </text:list-item>
              </text:list>
            </text:list-item>
          </text:list>
          <text:p text:style-name="P155"><text:span text:style-name="T47"/></text:p>
          <text:list text:style-name="L11">
            <text:list-item>
              <text:list>
                <text:list-item>
                  <text:p text:style-name="P154"><text:span text:style-name="T221">Rango </text:span><text:span text:style-name="T222">disponible </text:span><text:span text:style-name="T217">mediante </text:span><text:span text:style-name="T223">MinValue,</text:span><text:span text:style-name="T224"> </text:span><text:span text:style-name="T223">MaxValue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156"><text:span text:style-name="T225">Ej.</text:span><text:span text:style-name="T226"> </text:span><text:span text:style-name="T227">Int.MinValue</text:span></text:p>
                    </text:list-item>
                  </text:list>
                </text:list-item>
              </text:list>
            </text:list-item>
          </text:list>
          <text:p text:style-name="P157"><text:span text:style-name="T228"/></text:p>
          <text:list text:style-name="L13">
            <text:list-item>
              <text:list>
                <text:list-item>
                  <text:p text:style-name="P158"><text:span text:style-name="T229">También </text:span><text:span text:style-name="T230">disponibles: </text:span><text:span text:style-name="T216">BigInt,</text:span><text:span text:style-name="T218"> </text:span><text:span text:style-name="T220">BigDecimal</text:span></text:p>
                  <text:list>
                    <text:list-item>
                      <text:p text:style-name="P159"><text:span text:style-name="T225">Ej.</text:span><text:span text:style-name="T231"> </text:span><text:span text:style-name="T232">“234”.toInt</text:span></text:p>
                    </text:list-item>
                  </text:list>
                </text:list-item>
              </text:list>
            </text:list-item>
          </text:list>
          <text:p text:style-name="P157"><text:span text:style-name="T228"/></text:p>
          <text:list text:continue-numbering="true" text:style-name="L13">
            <text:list-item>
              <text:p text:style-name="P160"><text:span text:style-name="T233">Boolean: </text:span><text:span text:style-name="T208">valores </text:span><text:span text:style-name="T211">true,</text:span><text:span text:style-name="T234"> </text:span><text:span text:style-name="T210">false</text:span></text:p>
            </text:list-item>
          </text:list>
          <text:p text:style-name="P161"><text:span text:style-name="T235"/></text:p>
          <text:list text:continue-numbering="true" text:style-name="L13">
            <text:list-item>
              <text:p text:style-name="P13"><text:span text:style-name="T210">Char: representa</text:span><text:span text:style-name="T233"> </text:span><text:span text:style-name="T236">caracter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trings</text:p>
          </draw:text-box>
        </draw:frame>
        <draw:custom-shape draw:name="object 4" draw:style-name="gr66" draw:text-style-name="P42" draw:layer="layout" svg:width="19.342cm" svg:height="8.24cm" svg:x="1.771cm" svg:y="6.907cm">
          <text:list text:style-name="L6">
            <text:list-item>
              <text:p text:style-name="P13"><text:span text:style-name="T208">Similares </text:span><text:span text:style-name="T209">a </text:span><text:span text:style-name="T210">Java</text:span></text:p>
            </text:list-item>
          </text:list>
          <text:list text:style-name="L7">
            <text:list-item>
              <text:list>
                <text:list-item>
                  <text:p text:style-name="P162"><text:span text:style-name="T216">Comparación </text:span><text:span text:style-name="T217">mediante </text:span><text:span text:style-name="T237">== </text:span><text:span text:style-name="T238">(equals </text:span><text:span text:style-name="T239">en</text:span><text:span text:style-name="T223"> </text:span><text:span text:style-name="T229">Java)</text:span></text:p>
                </text:list-item>
              </text:list>
            </text:list-item>
          </text:list>
          <text:p text:style-name="P154"><text:span text:style-name="T240"/></text:p>
          <text:list text:style-name="L9">
            <text:list-item>
              <text:p text:style-name="P163"><text:span text:style-name="T241">Sintaxis </text:span><text:span text:style-name="T242">""" </text:span><text:span text:style-name="T243">para </text:span><text:span text:style-name="T241">cadenas</text:span><text:span text:style-name="T244"> </text:span><text:span text:style-name="T245">multilínea</text:span></text:p>
            </text:list-item>
            <text:list-item>
              <text:p text:style-name="P164"><text:span text:style-name="T246">Numerosas </text:span><text:span text:style-name="T247">utilidades </text:span><text:span text:style-name="T248">en</text:span><text:span text:style-name="T243"> </text:span><text:span text:style-name="T249">StringOp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Rangos</text:p>
          </draw:text-box>
        </draw:frame>
        <draw:custom-shape draw:name="object 4" draw:style-name="gr67" draw:text-style-name="P42" draw:layer="layout" svg:width="21.34cm" svg:height="2.369cm" svg:x="0.898cm" svg:y="4.586cm">
          <text:list text:style-name="L6">
            <text:list-item>
              <text:p text:style-name="P13"><text:span text:style-name="T250">Range (min, </text:span><text:span text:style-name="T234">max) </text:span><text:span text:style-name="T210">crea </text:span><text:span text:style-name="T233">rango </text:span><text:span text:style-name="T210">entre </text:span><text:span text:style-name="T251">min </text:span><text:span text:style-name="T236">y</text:span><text:span text:style-name="T252"> </text:span><text:span text:style-name="T251">max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68" draw:text-style-name="P18" draw:layer="layout" svg:width="23.043cm" svg:height="4.104cm" svg:x="3.642cm" svg:y="7.964cm">
          <text:p/>
          <draw:enhanced-geometry draw:mirror-horizontal="false" draw:mirror-vertical="false" svg:viewBox="0 0 0 0" drawooo:sub-view-size="7529830 1477645" draw:text-areas="0 0 ?f0 ?f1" draw:type="ooxml-non-primitive" draw:enhanced-path="M 0 0 L 7529624 0 7529624 1477328 0 1477328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69" draw:text-style-name="P61" draw:layer="layout" svg:width="22.467cm" svg:height="3.795cm" svg:x="4.218cm" svg:y="7.964cm">
          <text:p text:style-name="P60"><text:span text:style-name="T50">val </text:span><text:span text:style-name="T105">ceroDiez =</text:span><text:span text:style-name="T106"> </text:span><text:span text:style-name="T105">Range(</text:span><text:span text:style-name="T53">1,10)</text:span></text:p>
          <text:p text:style-name="P165"><text:span text:style-name="T148">println (</text:span><text:span text:style-name="T113">ceroDiez.contains(</text:span><text:span text:style-name="T148">5))</text:span><text:span text:style-name="T148"><text:tab/></text:span><text:span text:style-name="T179">//&gt;</text:span><text:span text:style-name="T253"> </text:span><text:span text:style-name="T179">true <text:s/></text:span></text:p>
          <text:p text:style-name="P165"><text:span text:style-name="T50">for (</text:span><text:span text:style-name="T109">i &lt;- </text:span><text:span text:style-name="T105">ceroDiez </text:span><text:span text:style-name="T50">if i % </text:span><text:span text:style-name="T53">3 == 0)</text:span><text:span text:style-name="T254"> </text:span><text:span text:style-name="T53">print(s</text:span><text:span text:style-name="T137">"$</text:span><text:span text:style-name="T109">i </text:span><text:span text:style-name="T137">")</text:span><text:span text:style-name="T137"><text:tab/></text:span><text:span text:style-name="T179">//&gt; 3 6</text:span><text:span text:style-name="T253"> </text:span><text:span text:style-name="T179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olecciones</text:p>
          </draw:text-box>
        </draw:frame>
        <draw:custom-shape draw:name="object 3" draw:style-name="gr70" draw:text-style-name="P42" draw:layer="layout" svg:width="12.373cm" svg:height="1.184cm" svg:x="1.056cm" svg:y="4.456cm">
          <text:list text:style-name="L6">
            <text:list-item>
              <text:p text:style-name="P13"><text:span text:style-name="T255">Jerarquía </text:span><text:span text:style-name="T256">de</text:span><text:span text:style-name="T257"> </text:span><text:span text:style-name="T258">coleccion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1" draw:text-style-name="P42" draw:layer="layout" svg:width="12.757cm" svg:height="1.186cm" svg:x="2.326cm" svg:y="5.858cm">
          <text:list text:style-name="L6">
            <text:list-item>
              <text:p text:style-name="P13"><text:span text:style-name="T211">Solo </text:span><text:span text:style-name="T257">se </text:span><text:span text:style-name="T233">muestran</text:span><text:span text:style-name="T259"> </text:span><text:span text:style-name="T260">alguna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72" draw:text-style-name="P166" draw:layer="layout" svg:width="4.354cm" svg:height="0.855cm" svg:x="19.252cm" svg:y="6.869cm">
          <text:p text:style-name="P65"><text:span text:style-name="T123">Travers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73" draw:text-style-name="P166" draw:layer="layout" svg:width="2.863cm" svg:height="0.855cm" svg:x="19.725cm" svg:y="8.936cm">
          <text:p text:style-name="P65"><text:span text:style-name="T123">Iter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74" draw:text-style-name="P167" draw:layer="layout" svg:width="1.467cm" svg:height="0.855cm" svg:x="17.195cm" svg:y="11.087cm">
          <text:p text:style-name="P142"><text:span text:style-name="T261">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75" draw:text-style-name="P167" draw:layer="layout" svg:width="1.338cm" svg:height="0.855cm" svg:x="20.318cm" svg:y="11.095cm">
          <text:p text:style-name="P142"><text:span text:style-name="T123">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76" draw:text-style-name="P167" draw:layer="layout" svg:width="1.706cm" svg:height="0.855cm" svg:x="23.246cm" svg:y="11.095cm">
          <text:p text:style-name="P142"><text:span text:style-name="T123">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77" draw:text-style-name="P166" draw:layer="layout" svg:width="4.123cm" svg:height="0.855cm" svg:x="10.29cm" svg:y="13.831cm">
          <text:p text:style-name="P65"><text:span text:style-name="T123">Indexed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78" draw:text-style-name="P166" draw:layer="layout" svg:width="3.567cm" svg:height="0.855cm" svg:x="15.052cm" svg:y="13.831cm">
          <text:p text:style-name="P65"><text:span text:style-name="T123">LinearSe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79" draw:text-style-name="P169" draw:layer="layout" svg:width="1.387cm" svg:height="0.855cm" svg:x="14.819cm" svg:y="16.063cm">
          <text:p text:style-name="P168"><text:span text:style-name="T123">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80" draw:text-style-name="P167" draw:layer="layout" svg:width="2.409cm" svg:height="0.855cm" svg:x="10.953cm" svg:y="16.067cm">
          <text:p text:style-name="P142"><text:span text:style-name="T123">Ve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81" draw:text-style-name="P167" draw:layer="layout" svg:width="2.698cm" svg:height="0.855cm" svg:x="17.244cm" svg:y="16.028cm">
          <text:p text:style-name="P142"><text:span text:style-name="T123">Str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82" draw:text-style-name="P167" draw:layer="layout" svg:width="2.085cm" svg:height="0.855cm" svg:x="8.224cm" svg:y="16.063cm">
          <text:p text:style-name="P142"><text:span text:style-name="T123">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83" draw:text-style-name="P18" draw:layer="layout" svg:width="2.883cm" svg:height="1.206cm" svg:x="9.174cm" svg:y="14.857cm">
          <text:p/>
          <draw:enhanced-geometry draw:mirror-horizontal="false" draw:mirror-vertical="false" svg:viewBox="0 0 0 0" drawooo:sub-view-size="1038225 434340" draw:text-areas="0 0 ?f0 ?f1" draw:type="ooxml-non-primitive" draw:enhanced-path="M 0 433971 L 1037719 0 N">
            <draw:equation draw:name="f0" draw:formula="logwidth"/>
            <draw:equation draw:name="f1" draw:formula="logheight"/>
          </draw:enhanced-geometry>
        </draw:custom-shape>
        <draw:custom-shape draw:name="object 18" draw:style-name="gr84" draw:text-style-name="P18" draw:layer="layout" svg:width="1.077cm" svg:height="1.206cm" svg:x="15.512cm" svg:y="14.857cm">
          <text:p/>
          <draw:enhanced-geometry draw:mirror-horizontal="false" draw:mirror-vertical="false" svg:viewBox="0 0 0 0" drawooo:sub-view-size="387985 434340" draw:text-areas="0 0 ?f0 ?f1" draw:type="ooxml-non-primitive" draw:enhanced-path="M 0 433971 L 387419 0 N">
            <draw:equation draw:name="f0" draw:formula="logwidth"/>
            <draw:equation draw:name="f1" draw:formula="logheight"/>
          </draw:enhanced-geometry>
        </draw:custom-shape>
        <draw:custom-shape draw:name="object 19" draw:style-name="gr85" draw:text-style-name="P18" draw:layer="layout" svg:width="1.842cm" svg:height="1.17cm" svg:x="16.588cm" svg:y="14.857cm">
          <text:p/>
          <draw:enhanced-geometry draw:mirror-horizontal="false" draw:mirror-vertical="false" svg:viewBox="0 0 0 0" drawooo:sub-view-size="663575 421640" draw:text-areas="0 0 ?f0 ?f1" draw:type="ooxml-non-primitive" draw:enhanced-path="M 663302 421295 L 0 0 N">
            <draw:equation draw:name="f0" draw:formula="logwidth"/>
            <draw:equation draw:name="f1" draw:formula="logheight"/>
          </draw:enhanced-geometry>
        </draw:custom-shape>
        <draw:custom-shape draw:name="object 20" draw:style-name="gr86" draw:text-style-name="P18" draw:layer="layout" svg:width="5.873cm" svg:height="1.719cm" svg:x="12.056cm" svg:y="12.113cm">
          <text:p/>
          <draw:enhanced-geometry draw:mirror-horizontal="false" draw:mirror-vertical="false" svg:viewBox="0 0 0 0" drawooo:sub-view-size="2114550 619125" draw:text-areas="0 0 ?f0 ?f1" draw:type="ooxml-non-primitive" draw:enhanced-path="M 0 618637 L 2113978 0 N">
            <draw:equation draw:name="f0" draw:formula="logwidth"/>
            <draw:equation draw:name="f1" draw:formula="logheight"/>
          </draw:enhanced-geometry>
        </draw:custom-shape>
        <draw:custom-shape draw:name="object 21" draw:style-name="gr87" draw:text-style-name="P18" draw:layer="layout" svg:width="1.34cm" svg:height="1.719cm" svg:x="16.588cm" svg:y="12.113cm">
          <text:p/>
          <draw:enhanced-geometry draw:mirror-horizontal="false" draw:mirror-vertical="false" svg:viewBox="0 0 0 0" drawooo:sub-view-size="482600 619125" draw:text-areas="0 0 ?f0 ?f1" draw:type="ooxml-non-primitive" draw:enhanced-path="M 0 618637 L 482407 0 N">
            <draw:equation draw:name="f0" draw:formula="logwidth"/>
            <draw:equation draw:name="f1" draw:formula="logheight"/>
          </draw:enhanced-geometry>
        </draw:custom-shape>
        <draw:custom-shape draw:name="object 22" draw:style-name="gr88" draw:text-style-name="P18" draw:layer="layout" svg:width="3.058cm" svg:height="1.124cm" svg:x="17.928cm" svg:y="9.962cm">
          <text:p/>
          <draw:enhanced-geometry draw:mirror-horizontal="false" draw:mirror-vertical="false" svg:viewBox="0 0 0 0" drawooo:sub-view-size="1101090 405129" draw:text-areas="0 0 ?f0 ?f1" draw:type="ooxml-non-primitive" draw:enhanced-path="M 0 405007 L 1100959 0 N">
            <draw:equation draw:name="f0" draw:formula="logwidth"/>
            <draw:equation draw:name="f1" draw:formula="logheight"/>
          </draw:enhanced-geometry>
        </draw:custom-shape>
        <draw:custom-shape draw:name="object 24" draw:style-name="gr89" draw:text-style-name="P18" draw:layer="layout" svg:width="3.112cm" svg:height="1.133cm" svg:x="20.987cm" svg:y="9.962cm">
          <text:p/>
          <draw:enhanced-geometry draw:mirror-horizontal="false" draw:mirror-vertical="false" svg:viewBox="0 0 0 0" drawooo:sub-view-size="1120775 408304" draw:text-areas="0 0 ?f0 ?f1" draw:type="ooxml-non-primitive" draw:enhanced-path="M 1120458 407821 L 0 0 N">
            <draw:equation draw:name="f0" draw:formula="logwidth"/>
            <draw:equation draw:name="f1" draw:formula="logheight"/>
          </draw:enhanced-geometry>
        </draw:custom-shape>
        <draw:custom-shape draw:name="object 26" draw:style-name="gr90" draw:text-style-name="P166" draw:layer="layout" svg:width="3.194cm" svg:height="0.855cm" svg:x="20.717cm" svg:y="13.831cm">
          <text:p text:style-name="P65"><text:span text:style-name="T123">Hash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7" draw:style-name="gr91" draw:text-style-name="P166" draw:layer="layout" svg:width="3.776cm" svg:height="0.855cm" svg:x="24.036cm" svg:y="13.831cm">
          <text:p text:style-name="P65"><text:span text:style-name="T123">SortedMa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28" draw:style-name="gr92" draw:text-style-name="P18" draw:layer="layout" svg:width="1.65cm" svg:height="1.71cm" svg:x="24.099cm" svg:y="12.121cm">
          <text:p/>
          <draw:enhanced-geometry draw:mirror-horizontal="false" draw:mirror-vertical="false" svg:viewBox="0 0 0 0" drawooo:sub-view-size="594359 615950" draw:text-areas="0 0 ?f0 ?f1" draw:type="ooxml-non-primitive" draw:enhanced-path="M 594086 615822 L 0 0 N">
            <draw:equation draw:name="f0" draw:formula="logwidth"/>
            <draw:equation draw:name="f1" draw:formula="logheight"/>
          </draw:enhanced-geometry>
        </draw:custom-shape>
        <draw:custom-shape draw:name="object 29" draw:style-name="gr93" draw:text-style-name="P18" draw:layer="layout" svg:width="1.881cm" svg:height="1.71cm" svg:x="22.218cm" svg:y="12.121cm">
          <text:p/>
          <draw:enhanced-geometry draw:mirror-horizontal="false" draw:mirror-vertical="false" svg:viewBox="0 0 0 0" drawooo:sub-view-size="677545 615950" draw:text-areas="0 0 ?f0 ?f1" draw:type="ooxml-non-primitive" draw:enhanced-path="M 677198 0 L 0 615822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Listas</text:p>
          </draw:text-box>
        </draw:frame>
        <draw:custom-shape draw:name="object 4" draw:style-name="gr94" draw:text-style-name="P42" draw:layer="layout" svg:width="17.807cm" svg:height="1.184cm" svg:x="0.926cm" svg:y="4.64cm">
          <text:list text:style-name="L6">
            <text:list-item>
              <text:p text:style-name="P13"><text:span text:style-name="T215">Construcción </text:span><text:span text:style-name="T251">básica </text:span><text:span text:style-name="T211">mediante </text:span><text:span text:style-name="T236">:: y</text:span><text:span text:style-name="T262"> </text:span><text:span text:style-name="T212">Ni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95" draw:text-style-name="P18" draw:layer="layout" svg:width="15.07cm" svg:height="3.335cm" svg:x="5.738cm" svg:y="8.305cm">
          <text:p/>
          <draw:enhanced-geometry draw:mirror-horizontal="false" draw:mirror-vertical="false" svg:viewBox="0 0 0 0" drawooo:sub-view-size="5425440 1200785" draw:text-areas="0 0 ?f0 ?f1" draw:type="ooxml-non-primitive" draw:enhanced-path="M 0 0 L 5424876 0 5424876 1200329 0 1200329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96" draw:text-style-name="P171" draw:layer="layout" svg:width="9.744cm" svg:height="1.523cm" svg:x="5.992cm" svg:y="8.474cm">
          <text:p text:style-name="P170"><text:span text:style-name="T50">val </text:span><text:span text:style-name="T105">x = </text:span><text:span text:style-name="T53">1 :: 2 :: 3 ::</text:span><text:span text:style-name="T263"> </text:span><text:span text:style-name="T53">Nil <text:s/></text:span><text:span text:style-name="T50">val </text:span><text:span text:style-name="T105">y =</text:span><text:span text:style-name="T106"> </text:span><text:span text:style-name="T105">List(</text:span><text:span text:style-name="T53">1,2,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97" draw:text-style-name="P61" draw:layer="layout" svg:width="5.236cm" svg:height="0.763cm" svg:x="5.992cm" svg:y="10.69cm">
          <text:p text:style-name="P60"><text:span text:style-name="T114">println(</text:span><text:span text:style-name="T113">x ==</text:span><text:span text:style-name="T124"> </text:span><text:span text:style-name="T113">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98" draw:text-style-name="P62" draw:layer="layout" svg:width="2.793cm" svg:height="0.763cm" svg:x="17.546cm" svg:y="10.69cm">
          <text:p text:style-name="P60"><text:span text:style-name="T115">//&gt;</text:span><text:span text:style-name="T204"> </text:span><text:span text:style-name="T115">tr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Vectores</text:p>
          </draw:text-box>
        </draw:frame>
        <draw:custom-shape draw:name="object 4" draw:style-name="gr99" draw:text-style-name="P42" draw:layer="layout" svg:width="17.606cm" svg:height="1.184cm" svg:x="1.055cm" svg:y="4.405cm">
          <text:list text:style-name="L6">
            <text:list-item>
              <text:p text:style-name="P13"><text:span text:style-name="T211">Operación </text:span><text:span text:style-name="T256">de </text:span><text:span text:style-name="T251">indexación muy</text:span><text:span text:style-name="T264"> </text:span><text:span text:style-name="T251">rápid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0" draw:text-style-name="P173" draw:layer="layout" svg:width="20.564cm" svg:height="2.11cm" svg:x="4.141cm" svg:y="7.204cm">
          <text:p text:style-name="P172"><text:span text:style-name="T180">val </text:span><text:span text:style-name="T265">frutas = Vector(</text:span><text:span text:style-name="T185">"Peras", "Limones", "Naranjas") <text:s/></text:span><text:span text:style-name="T190">println(</text:span><text:span text:style-name="T266">frutas(</text:span><text:span text:style-name="T192">1))</text:span><text:span text:style-name="T192"><text:tab/></text:span><text:span text:style-name="T267">//&gt;</text:span><text:span text:style-name="T268"> </text:span><text:span text:style-name="T267">Limones <text:s/>println((</text:span><text:span text:style-name="T266">frutas :+</text:span><text:span text:style-name="T269"> </text:span><text:span text:style-name="T190">"Kiwis").length)</text:span><text:span text:style-name="T190"><text:tab/></text:span><text:span text:style-name="T267">//&gt;</text:span><text:span text:style-name="T268"> </text:span><text:span text:style-name="T26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Maps</text:p>
          </draw:text-box>
        </draw:frame>
        <draw:custom-shape draw:name="object 4" draw:style-name="gr101" draw:text-style-name="P42" draw:layer="layout" svg:width="15.553cm" svg:height="1.184cm" svg:x="0.792cm" svg:y="4.612cm">
          <text:list text:style-name="L6">
            <text:list-item>
              <text:p text:style-name="P13"><text:span text:style-name="T208">Arrays </text:span><text:span text:style-name="T251">asociativos </text:span><text:span text:style-name="T270">(Tablas</text:span><text:span text:style-name="T250"> </text:span><text:span text:style-name="T209">Hash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02" draw:text-style-name="P122" draw:layer="layout" svg:width="4.894cm" svg:height="1.795cm" svg:x="20.078cm" svg:y="12.214cm">
          <text:p/>
          <draw:enhanced-geometry draw:mirror-horizontal="false" draw:mirror-vertical="false" svg:viewBox="0 0 0 0" drawooo:sub-view-size="1762125 646429" draw:text-areas="0 0 ?f0 ?f1" draw:type="ooxml-non-primitive" draw:enhanced-path="M 0 0 L 1762023 0 1762023 646328 0 646328 0 0 Z N">
            <draw:equation draw:name="f0" draw:formula="logwidth"/>
            <draw:equation draw:name="f1" draw:formula="logheight"/>
          </draw:enhanced-geometry>
        </draw:custom-shape>
        <draw:frame draw:name="object 6" draw:style-name="standard" draw:layer="layout" svg:width="20.6cm" svg:height="5.983cm" svg:x="6.041cm" svg:y="9.742cm">
          <table:table>
            <table:table-column table:style-name="co21"/>
            <table:table-column table:style-name="co22"/>
            <table:table-column table:style-name="co23"/>
            <table:table-row table:style-name="ro11" table:default-cell-style-name="ce34">
              <table:table-cell table:style-name="ce33" table:number-columns-spanned="3">
                <text:p text:style-name="P174"><text:span text:style-name="T50">val </text:span><text:span text:style-name="T105">notas </text:span><text:span text:style-name="T51">= </text:span><text:span text:style-name="T105">Map</text:span><text:span text:style-name="T51">(</text:span><text:span text:style-name="T271">"Jose" </text:span><text:span text:style-name="T272">-&gt; </text:span><text:span text:style-name="T273">5.7</text:span><text:span text:style-name="T272">, </text:span><text:span text:style-name="T274">"Luis" </text:span><text:span text:style-name="T272">-&gt;</text:span><text:span text:style-name="T275"> </text:span><text:span text:style-name="T273">7.8</text:span><text:span text:style-name="T272">)</text:span></text:p>
                <text:p text:style-name="P175"><text:span text:style-name="T153"/></text:p>
                <text:p text:style-name="P176"><text:span text:style-name="T50">for </text:span><text:span text:style-name="T51">((</text:span><text:span text:style-name="T109">n</text:span><text:span text:style-name="T51">,</text:span><text:span text:style-name="T109">v</text:span><text:span text:style-name="T51">) &lt;-</text:span><text:span text:style-name="T52"> </text:span><text:span text:style-name="T105">notas</text:span><text:span text:style-name="T51">)</text:span></text:p>
              </table:table-cell>
              <table:covered-table-cell/>
              <table:covered-table-cell/>
            </table:table-row>
            <table:table-row table:style-name="ro12">
              <table:table-cell table:style-name="ce35">
                <text:p text:style-name="P177"><text:span text:style-name="T151">println (s</text:span><text:span text:style-name="T158">"$</text:span><text:span text:style-name="T151">{</text:span><text:span text:style-name="T111">n</text:span><text:span text:style-name="T151">} </text:span><text:span text:style-name="T158">tiene un</text:span><text:span text:style-name="T276"> </text:span><text:span text:style-name="T158">$</text:span><text:span text:style-name="T151">{</text:span><text:span text:style-name="T111">v</text:span><text:span text:style-name="T151">}</text:span><text:span text:style-name="T158">"</text:span><text:span text:style-name="T151">)</text:span></text:p>
              </table:table-cell>
              <table:table-cell table:style-name="ce36">
                <text:p text:style-name="P178"><text:span text:style-name="T277">Jose </text:span><text:span text:style-name="T278">tiene </text:span><text:span text:style-name="T279">un</text:span><text:span text:style-name="T280"> </text:span><text:span text:style-name="T279">5.7</text:span></text:p>
              </table:table-cell>
              <table:table-cell table:style-name="ce37"/>
            </table:table-row>
            <table:table-row table:style-name="ro13">
              <table:table-cell table:style-name="ce38"/>
              <table:table-cell table:style-name="ce39">
                <text:p text:style-name="P179"><text:span text:style-name="T277">Luis tiene un</text:span><text:span text:style-name="T281"> </text:span><text:span text:style-name="T277">7.8</text:span></text:p>
              </table:table-cell>
              <table:table-cell table:style-name="ce40"/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odo es un objeto</text:p>
          </draw:text-box>
        </draw:frame>
        <draw:custom-shape draw:name="object 3" draw:style-name="gr103" draw:text-style-name="P187" draw:layer="layout" svg:width="24.667cm" svg:height="13.8cm" svg:x="1.003cm" svg:y="4.363cm">
          <text:list text:style-name="L14">
            <text:list-item>
              <text:p text:style-name="P180"><text:span text:style-name="T17">Los </text:span><text:span text:style-name="T7">números </text:span><text:span text:style-name="T17">son</text:span><text:span text:style-name="T282"> </text:span><text:span text:style-name="T19">objetos:</text:span></text:p>
            </text:list-item>
          </text:list>
          <text:p text:style-name="P181"><text:span text:style-name="T283">-</text:span><text:span text:style-name="T283"><text:tab/></text:span><text:span text:style-name="T7">1</text:span><text:span text:style-name="T5"> </text:span><text:span text:style-name="T82">+</text:span><text:span text:style-name="T5"> </text:span><text:span text:style-name="T7">2</text:span><text:span text:style-name="T5"> </text:span><text:span text:style-name="T284">*</text:span><text:span text:style-name="T5"> </text:span><text:span text:style-name="T7">3</text:span><text:span text:style-name="T5"> </text:span><text:span text:style-name="T285">/</text:span><text:span text:style-name="T5"> </text:span><text:span text:style-name="T9">x</text:span><text:span text:style-name="T5"> </text:span><text:span text:style-name="T82">&lt;==&gt;</text:span><text:span text:style-name="T5"> </text:span><text:span text:style-name="T284">(1).+(((2).*(3))./(x))</text:span></text:p>
          <text:list text:style-name="L15">
            <text:list-item>
              <text:list>
                <text:list-item>
                  <text:p text:style-name="P182"><text:span text:style-name="T7">Por</text:span><text:span text:style-name="T286"> </text:span><text:span text:style-name="T7">eso</text:span><text:span text:style-name="T286"> </text:span><text:span text:style-name="T12">ningún</text:span><text:span text:style-name="T286"> </text:span><text:span text:style-name="T17">nombre</text:span><text:span text:style-name="T286"> </text:span><text:span text:style-name="T17">puede</text:span><text:span text:style-name="T286"> </text:span><text:span text:style-name="T11">empezar</text:span><text:span text:style-name="T286"> </text:span><text:span text:style-name="T9">por</text:span><text:span text:style-name="T286"> </text:span><text:span text:style-name="T7">un</text:span><text:span text:style-name="T286"> </text:span><text:span text:style-name="T7">numero.</text:span></text:p>
                </text:list-item>
              </text:list>
            </text:list-item>
            <text:list-item>
              <text:p text:style-name="P183"><text:span text:style-name="T12">Consideraciones</text:span></text:p>
            </text:list-item>
          </text:list>
          <text:p text:style-name="P184"><text:span text:style-name="T283">-</text:span><text:span text:style-name="T283"><text:tab/></text:span><text:span text:style-name="T16">(Double)1.+(2)</text:span><text:span text:style-name="T200"> </text:span><text:span text:style-name="T7">!=</text:span><text:span text:style-name="T7"><text:tab/></text:span><text:span text:style-name="T5">(Int)(1).+(2)</text:span></text:p>
          <text:list text:continue-numbering="true" text:style-name="L15">
            <text:list-item>
              <text:p text:style-name="P185"><text:span text:style-name="T7">Cosas</text:span><text:span text:style-name="T287"> </text:span><text:span text:style-name="T84">raras</text:span></text:p>
              <text:list>
                <text:list-item>
                  <text:p text:style-name="P186"><text:span text:style-name="T45">1.to(10).foreach(i=&gt;println(i))</text:span></text:p>
                </text:list-item>
                <text:list-item>
                  <text:p text:style-name="P182"><text:span text:style-name="T84">For </text:span><text:span text:style-name="T15">i=1 </text:span><text:span text:style-name="T144">to</text:span><text:span text:style-name="T288"> </text:span><text:span text:style-name="T17">i&lt;=10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Callback: Las funciones son objectos</text:p>
          </draw:text-box>
        </draw:frame>
        <draw:custom-shape draw:name="object 3" draw:style-name="gr104" draw:text-style-name="P196" draw:layer="layout" svg:width="28.742cm" svg:height="9.521cm" svg:x="0.483cm" svg:y="5.718cm">
          <text:p text:style-name="P188"><text:span text:style-name="T289">object Timer</text:span><text:span text:style-name="T290"> </text:span><text:span text:style-name="T289">{</text:span></text:p>
          <text:p text:style-name="P189"><text:span text:style-name="T289">def oncePerSecond(callback: () =&gt; Unit)</text:span><text:span text:style-name="T291"> </text:span><text:span text:style-name="T289">{</text:span></text:p>
          <text:p text:style-name="P190"><text:span text:style-name="T289">while</text:span><text:span text:style-name="T292"> </text:span><text:span text:style-name="T289">(true)</text:span><text:span text:style-name="T292"> </text:span><text:span text:style-name="T289">{ callback(); Thread sleep 1000</text:span><text:span text:style-name="T291"> </text:span><text:span text:style-name="T289">}</text:span></text:p>
          <text:p text:style-name="P191"><text:span text:style-name="T289">}</text:span></text:p>
          <text:p text:style-name="P189"><text:span text:style-name="T289">def timeFlies()</text:span><text:span text:style-name="T293"> </text:span><text:span text:style-name="T289">{</text:span></text:p>
          <text:p text:style-name="P192"><text:span text:style-name="T289">println("time flies like an</text:span><text:span text:style-name="T291"> </text:span><text:span text:style-name="T289">arrow...")</text:span></text:p>
          <text:p text:style-name="P189"><text:span text:style-name="T289">}</text:span></text:p>
          <text:p text:style-name="P193"><text:span text:style-name="T289">def</text:span><text:span text:style-name="T289"><text:tab/></text:span><text:span text:style-name="T289">main(args:</text:span><text:span text:style-name="T289"><text:tab/></text:span><text:span text:style-name="T289">Array[String {</text:span></text:p>
          <text:p text:style-name="P193"><text:span text:style-name="T289"><text:s text:c="2"/></text:span><text:span text:style-name="T289">oncePerSecond(timeFlies)</text:span></text:p>
          <text:p text:style-name="P194"><text:span text:style-name="T289"><text:tab/></text:span><text:span text:style-name="T289">}</text:span></text:p>
          <text:p text:style-name="P195"><text:span text:style-name="T28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Funciones Anónimas</text:p>
          </draw:text-box>
        </draw:frame>
        <draw:custom-shape draw:name="object 3" draw:style-name="gr105" draw:text-style-name="P204" draw:layer="layout" svg:width="28.742cm" svg:height="10.958cm" svg:x="0.77cm" svg:y="4.454cm">
          <text:p text:style-name="P197"><text:span text:style-name="T294">object TimerAnonymous</text:span><text:span text:style-name="T295"> </text:span><text:span text:style-name="T294">{</text:span></text:p>
          <text:p text:style-name="P198"><text:span text:style-name="T294">def oncePerSecond(callback: () =&gt; Unit)</text:span><text:span text:style-name="T296"> </text:span><text:span text:style-name="T294">{</text:span></text:p>
          <text:p text:style-name="P199"><text:span text:style-name="T294">while</text:span><text:span text:style-name="T297"> </text:span><text:span text:style-name="T294">(true)</text:span><text:span text:style-name="T297"> </text:span><text:span text:style-name="T294">{ callback(); Thread sleep 1000</text:span><text:span text:style-name="T296"> </text:span><text:span text:style-name="T294">}</text:span></text:p>
          <text:p text:style-name="P200"><text:span text:style-name="T294">}</text:span></text:p>
          <text:p text:style-name="P201"><text:span text:style-name="T294">def main(args:</text:span><text:span text:style-name="T294"><text:tab/></text:span><text:span text:style-name="T294">Array[String])</text:span><text:span text:style-name="T298"> </text:span><text:span text:style-name="T294">{</text:span></text:p>
          <text:p text:style-name="P201"><text:span text:style-name="T294"><text:s text:c="2"/></text:span><text:span text:style-name="T294">oncePerSecond(()</text:span><text:span text:style-name="T298"> </text:span><text:span text:style-name="T294">=&gt;</text:span></text:p>
          <text:p text:style-name="P201"><text:span text:style-name="T294"><text:tab/></text:span><text:span text:style-name="T294">println("time flies like an</text:span><text:span text:style-name="T296"> </text:span><text:span text:style-name="T294">arrow..."))</text:span></text:p>
          <text:p text:style-name="P202"><text:span text:style-name="T294"><text:tab/></text:span><text:span text:style-name="T294">}</text:span></text:p>
          <text:p text:style-name="P203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lases</text:p>
          </draw:text-box>
        </draw:frame>
        <draw:custom-shape draw:name="object 3" draw:style-name="gr106" draw:text-style-name="P212" draw:layer="layout" svg:width="28.001cm" svg:height="12.151cm" svg:x="0.822cm" svg:y="4.388cm">
          <text:p text:style-name="P205"><text:span text:style-name="T294">class Complex(real: Double, imaginary: Double)</text:span><text:span text:style-name="T299"> </text:span><text:span text:style-name="T294">{</text:span></text:p>
          <text:p text:style-name="P206"><text:span text:style-name="T294"><text:s text:c="2"/></text:span><text:span text:style-name="T294">def re()</text:span><text:span text:style-name="T297"> </text:span><text:span text:style-name="T294">= real</text:span></text:p>
          <text:p text:style-name="P206"><text:span text:style-name="T294"><text:s text:c="2"/></text:span><text:span text:style-name="T294">def im()</text:span><text:span text:style-name="T297"> </text:span><text:span text:style-name="T294">= imaginary</text:span></text:p>
          <text:p text:style-name="P207"><text:span text:style-name="T294">}</text:span></text:p>
          <text:p text:style-name="P208"><text:span text:style-name="T294">object ComplexNumbers</text:span><text:span text:style-name="T295"> </text:span><text:span text:style-name="T294">{</text:span></text:p>
          <text:p text:style-name="P209"><text:span text:style-name="T294">def main(args:</text:span><text:span text:style-name="T294"><text:tab/></text:span><text:span text:style-name="T294">Array[String])</text:span><text:span text:style-name="T298"> </text:span><text:span text:style-name="T294">{</text:span></text:p>
          <text:p text:style-name="P209"><text:span text:style-name="T294"><text:s/></text:span><text:span text:style-name="T294">val c = new</text:span><text:span text:style-name="T300"> </text:span><text:span text:style-name="T294">Complex(1.2,</text:span><text:span text:style-name="T301"> </text:span><text:span text:style-name="T294">3.4)</text:span></text:p>
          <text:p text:style-name="P209"><text:span text:style-name="T294"><text:s/></text:span><text:span text:style-name="T294">println("imaginary</text:span><text:span text:style-name="T302"> </text:span><text:span text:style-name="T294">part:</text:span><text:span text:style-name="T297"> </text:span><text:span text:style-name="T294">" +c.im())</text:span></text:p>
          <text:p text:style-name="P210"><text:span text:style-name="T294"><text:s text:c="2"/></text:span><text:span text:style-name="T294">}</text:span></text:p>
          <text:p text:style-name="P211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Traits</text:p>
          </draw:text-box>
        </draw:frame>
        <draw:custom-shape draw:name="object 3" draw:style-name="gr107" draw:text-style-name="P219" draw:layer="layout" svg:width="25.306cm" svg:height="9.463cm" svg:x="1.693cm" svg:y="6.901cm">
          <text:p text:style-name="P213"><text:span text:style-name="T303">trait </text:span><text:span text:style-name="T304">Saludador</text:span><text:span text:style-name="T305"> </text:span><text:span text:style-name="T303">{</text:span></text:p>
          <text:p text:style-name="P214"><text:span text:style-name="T304">def saluda(nombre: </text:span><text:span text:style-name="T303">String)</text:span><text:span text:style-name="T306"> </text:span><text:span text:style-name="T303">{</text:span></text:p>
          <text:p text:style-name="P215"><text:span text:style-name="T304">println("Hola </text:span><text:span text:style-name="T303">" + </text:span><text:span text:style-name="T304">nombre </text:span><text:span text:style-name="T303">+ ", </text:span><text:span text:style-name="T304">soy </text:span><text:span text:style-name="T303">" +</text:span><text:span text:style-name="T307"> </text:span><text:span text:style-name="T304">this.toString)</text:span></text:p>
          <text:p text:style-name="P214"><text:span text:style-name="T303">}</text:span></text:p>
          <text:p text:style-name="P213"><text:span text:style-name="T303">}</text:span></text:p>
          <text:p text:style-name="P213"><text:span text:style-name="T308"/></text:p>
          <text:p text:style-name="P216"><text:span text:style-name="T303">case class </text:span><text:span text:style-name="T304">Persona(nombre:String, edad:Int) </text:span><text:span text:style-name="T303">extends </text:span><text:span text:style-name="T304">Saludador <text:s/></text:span></text:p>
          <text:p text:style-name="P216"><text:span text:style-name="T303">case class </text:span><text:span text:style-name="T304">Coche(marca:String) </text:span><text:span text:style-name="T303">extends</text:span><text:span text:style-name="T309"> </text:span><text:span text:style-name="T304">Saludador</text:span></text:p>
          <text:p text:style-name="P216"><text:span text:style-name="T308"/></text:p>
          <text:p text:style-name="P217"><text:span text:style-name="T303">val </text:span><text:span text:style-name="T304">p206= Coche(”Peugeot 206") <text:s/></text:span></text:p>
          <text:p text:style-name="P217"><text:span text:style-name="T303">val javi =</text:span><text:span text:style-name="T310"> </text:span><text:span text:style-name="T304">Persona(”Javier",31)</text:span></text:p>
          <text:p text:style-name="P217"><text:span text:style-name="T308"/></text:p>
          <text:p text:style-name="P218"><text:span text:style-name="T304">p206.saluda("Pepe")</text:span><text:span text:style-name="T304"><text:tab/></text:span><text:span text:style-name="T303">//&gt; </text:span><text:span text:style-name="T304">Hola Pepe, </text:span><text:span text:style-name="T303">soy </text:span><text:span text:style-name="T304">Coche(Peugeot 206) </text:span><text:span text:style-name="T303"><text:s/></text:span><text:span text:style-name="T304">javi.saluda("Pepe")</text:span><text:span text:style-name="T304"><text:tab/></text:span><text:span text:style-name="T303">//&gt; </text:span><text:span text:style-name="T304">Hola Pepe, soy</text:span><text:span text:style-name="T311"> </text:span><text:span text:style-name="T304">Persona(Javier,3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Manejo de Colecciones</text:p>
          </draw:text-box>
        </draw:frame>
        <draw:frame draw:name="object 3" draw:style-name="standard" draw:layer="layout" svg:width="27.47cm" svg:height="2.443cm" svg:x="1.583cm" svg:y="4.51cm">
          <table:table>
            <table:table-column table:style-name="co24"/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14" table:default-cell-style-name="ce44">
              <table:table-cell table:style-name="ce41">
                <text:p text:style-name="P220"><text:span text:style-name="T312">val list</text:span><text:span text:style-name="T313"> </text:span><text:span text:style-name="T312">= List(1,</text:span></text:p>
              </table:table-cell>
              <table:table-cell table:style-name="ce42">
                <text:p text:style-name="P221"><text:span text:style-name="T312">2,</text:span><text:span text:style-name="T314"> </text:span><text:span text:style-name="T312">3)</text:span></text:p>
              </table:table-cell>
              <table:table-cell table:style-name="ce43" table:number-columns-spanned="5"/>
              <table:covered-table-cell/>
              <table:covered-table-cell/>
              <table:covered-table-cell/>
              <table:covered-table-cell/>
            </table:table-row>
            <table:table-row table:style-name="ro15" table:default-cell-style-name="ce47">
              <table:table-cell table:style-name="ce45">
                <text:p text:style-name="P222"><text:span text:style-name="T312">list.foreach(x</text:span><text:span text:style-name="T315"> </text:span><text:span text:style-name="T312">=&gt;</text:span></text:p>
              </table:table-cell>
              <table:table-cell table:style-name="ce46">
                <text:p text:style-name="P223"><text:span text:style-name="T312">println(x))</text:span></text:p>
              </table:table-cell>
              <table:table-cell>
                <text:p text:style-name="P224"><text:span text:style-name="T312">//</text:span></text:p>
              </table:table-cell>
              <table:table-cell>
                <text:p text:style-name="P224"><text:span text:style-name="T312">prints</text:span></text:p>
              </table:table-cell>
              <table:table-cell>
                <text:p text:style-name="P224"><text:span text:style-name="T312">1,</text:span></text:p>
              </table:table-cell>
              <table:table-cell>
                <text:p text:style-name="P224"><text:span text:style-name="T312">2,</text:span></text:p>
              </table:table-cell>
              <table:table-cell>
                <text:p text:style-name="P224"><text:span text:style-name="T312">3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object 4" draw:style-name="gr108" draw:text-style-name="P226" draw:layer="layout" svg:width="17.168cm" svg:height="0.932cm" svg:x="1.677cm" svg:y="6.953cm">
          <text:p text:style-name="P225"><text:span text:style-name="T294">list.foreach(println)</text:span><text:span text:style-name="T294"><text:tab/></text:span><text:span text:style-name="T294">//</text:span><text:span text:style-name="T295"> </text:span><text:span text:style-name="T294">s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standard" draw:layer="layout" svg:width="29.797cm" svg:height="2.634cm" svg:x="1.739cm" svg:y="8.563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row table:style-name="ro16" table:default-cell-style-name="ce49">
              <table:table-cell table:style-name="ce48">
                <text:p text:style-name="P227"><text:span text:style-name="T316">list.map(x</text:span></text:p>
              </table:table-cell>
              <table:table-cell>
                <text:p text:style-name="P228"><text:span text:style-name="T316">=&gt;</text:span></text:p>
              </table:table-cell>
              <table:table-cell table:style-name="ce50">
                <text:p text:style-name="P229"><text:span text:style-name="T316">x</text:span><text:span text:style-name="T316"><text:tab/></text:span><text:span text:style-name="T316">+</text:span></text:p>
              </table:table-cell>
              <table:table-cell table:style-name="ce51">
                <text:p text:style-name="P230"><text:span text:style-name="T316">2)</text:span><text:span text:style-name="T317"> </text:span><text:span text:style-name="T316">//</text:span></text:p>
              </table:table-cell>
              <table:table-cell>
                <text:p text:style-name="P228"><text:span text:style-name="T316">returns</text:span></text:p>
              </table:table-cell>
              <table:table-cell>
                <text:p text:style-name="P228"><text:span text:style-name="T316">a</text:span></text:p>
              </table:table-cell>
              <table:table-cell>
                <text:p text:style-name="P228"><text:span text:style-name="T316">new</text:span></text:p>
              </table:table-cell>
              <table:table-cell>
                <text:p text:style-name="P228"><text:span text:style-name="T316">List(3,</text:span></text:p>
              </table:table-cell>
              <table:table-cell>
                <text:p text:style-name="P228"><text:span text:style-name="T316">4,</text:span></text:p>
              </table:table-cell>
              <table:table-cell>
                <text:p text:style-name="P228"><text:span text:style-name="T316">5)</text:span></text:p>
              </table:table-cell>
            </table:table-row>
            <table:table-row table:style-name="ro17" table:default-cell-style-name="ce56">
              <table:table-cell table:style-name="ce52">
                <text:p text:style-name="P231"><text:span text:style-name="T316">list.map(_</text:span></text:p>
              </table:table-cell>
              <table:table-cell table:style-name="ce53">
                <text:p text:style-name="P232"><text:span text:style-name="T316">+</text:span></text:p>
              </table:table-cell>
              <table:table-cell table:style-name="ce54">
                <text:p text:style-name="P233"><text:span text:style-name="T316">2)</text:span><text:span text:style-name="T317"> </text:span><text:span text:style-name="T316">//</text:span></text:p>
              </table:table-cell>
              <table:table-cell table:style-name="ce55">
                <text:p text:style-name="P234"><text:span text:style-name="T316">same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object 6" draw:style-name="gr109" draw:text-style-name="P236" draw:layer="layout" svg:width="32.074cm" svg:height="2.415cm" svg:x="1.739cm" svg:y="11.081cm">
          <text:p text:style-name="P235"><text:span text:style-name="T294">list.filter(x</text:span><text:span text:style-name="T302"> </text:span><text:span text:style-name="T294">=&gt;</text:span><text:span text:style-name="T297"> </text:span><text:span text:style-name="T294">x % 2</text:span><text:span text:style-name="T294"><text:tab/></text:span><text:span text:style-name="T294">== 1)//</text:span><text:span text:style-name="T302"> </text:span><text:span text:style-name="T294">returns</text:span><text:span text:style-name="T297"> </text:span><text:span text:style-name="T294">a new</text:span><text:span text:style-name="T300"> </text:span><text:span text:style-name="T294">List(1,</text:span><text:span text:style-name="T300"> </text:span><text:span text:style-name="T294">3) <text:s/></text:span></text:p>
          <text:p text:style-name="P235"><text:span text:style-name="T294">list.filter(_</text:span><text:span text:style-name="T302"> </text:span><text:span text:style-name="T294">%2 == 1) //</text:span><text:span text:style-name="T318"> </text:span><text:span text:style-name="T294">s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standard" draw:layer="layout" svg:width="21.351cm" svg:height="6.527cm" svg:x="1.495cm" svg:y="13.558cm">
          <table:table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32"/>
            <table:table-column table:style-name="co47"/>
            <table:table-row table:style-name="ro18" table:default-cell-style-name="ce60">
              <table:table-cell table:style-name="ce57">
                <text:p text:style-name="P237"><text:span text:style-name="T319">list.reduce((x,</text:span></text:p>
                <text:p text:style-name="P238"><text:span text:style-name="T319">list.reduce(_</text:span><text:span text:style-name="T320"> </text:span><text:span text:style-name="T319">+</text:span></text:p>
              </table:table-cell>
              <table:table-cell table:style-name="ce58">
                <text:p text:style-name="P239"><text:span text:style-name="T319">y)</text:span><text:span text:style-name="T321"> </text:span><text:span text:style-name="T319">=&gt;</text:span></text:p>
                <text:p text:style-name="P240"><text:span text:style-name="T319">_)</text:span><text:span text:style-name="T321"> </text:span><text:span text:style-name="T319">//</text:span></text:p>
              </table:table-cell>
              <table:table-cell table:style-name="ce59" table:number-columns-spanned="2">
                <text:p text:style-name="P241"><text:span text:style-name="T319">x</text:span><text:span text:style-name="T319"><text:tab/></text:span><text:span text:style-name="T319">+</text:span></text:p>
                <text:p text:style-name="P242"><text:span text:style-name="T319">same</text:span></text:p>
              </table:table-cell>
              <table:covered-table-cell/>
              <table:table-cell table:style-name="ce61" table:number-columns-spanned="2">
                <text:p text:style-name="P243"><text:span text:style-name="T319">y)</text:span><text:span text:style-name="T321"> </text:span><text:span text:style-name="T319">//</text:span></text:p>
              </table:table-cell>
              <table:covered-table-cell/>
              <table:table-cell table:style-name="ce62">
                <text:p text:style-name="P228"><text:span text:style-name="T319">=&gt;</text:span></text:p>
              </table:table-cell>
              <table:table-cell table:style-name="ce62">
                <text:p text:style-name="P228"><text:span text:style-name="T319">6</text:span></text:p>
              </table:table-cell>
            </table:table-row>
            <table:table-row table:style-name="ro19" table:default-cell-style-name="ce60">
              <table:table-cell table:style-name="ce63">
                <text:p text:style-name="P244"><text:span text:style-name="T319">list.foldLeft(1)</text:span></text:p>
              </table:table-cell>
              <table:table-cell table:style-name="ce64">
                <text:p text:style-name="P245"><text:span text:style-name="T319">(_*_)</text:span></text:p>
              </table:table-cell>
              <table:table-cell table:style-name="ce65">
                <text:p text:style-name="P246"><text:span text:style-name="T319">//</text:span></text:p>
              </table:table-cell>
              <table:table-cell table:style-name="ce66" table:number-columns-spanned="2">
                <text:p text:style-name="P247"><text:span text:style-name="T319">=&gt;</text:span></text:p>
              </table:table-cell>
              <table:covered-table-cell/>
              <table:table-cell table:style-name="ce66" table:number-columns-spanned="3">
                <text:p text:style-name="P247"><text:span text:style-name="T319">6</text:span></text:p>
              </table:table-cell>
              <table:covered-table-cell/>
              <table:covered-table-cell/>
            </table:table-row>
            <table:table-row table:style-name="ro20" table:default-cell-style-name="ce60">
              <table:table-cell table:style-name="ce67">
                <text:p text:style-name="P248"><text:span text:style-name="T319">list.foldLeft(0)</text:span></text:p>
              </table:table-cell>
              <table:table-cell table:style-name="ce68">
                <text:p text:style-name="P249"><text:span text:style-name="T319">(_+_)</text:span></text:p>
              </table:table-cell>
              <table:table-cell table:style-name="ce69">
                <text:p text:style-name="P250"><text:span text:style-name="T319">//</text:span></text:p>
              </table:table-cell>
              <table:table-cell table:style-name="ce70" table:number-columns-spanned="2">
                <text:p text:style-name="P251"><text:span text:style-name="T319">=&gt;</text:span></text:p>
              </table:table-cell>
              <table:covered-table-cell/>
              <table:table-cell table:style-name="ce70" table:number-columns-spanned="3">
                <text:p text:style-name="P251"><text:span text:style-name="T319">6</text:span></text:p>
              </table:table-cell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Libros</text:p>
          </draw:text-box>
        </draw:frame>
        <draw:custom-shape draw:name="object 3" draw:style-name="gr110" draw:text-style-name="P252" draw:layer="layout" svg:width="6.572cm" svg:height="7.689cm" svg:x="10.27cm" svg:y="4.2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11" draw:text-style-name="P253" draw:layer="layout" svg:width="4.904cm" svg:height="6.095cm" svg:x="10.838cm" svg:y="4.8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12" draw:text-style-name="P18" draw:layer="layout" svg:width="4.932cm" svg:height="6.12cm" svg:x="10.825cm" svg:y="4.802cm">
          <text:p/>
          <draw:enhanced-geometry draw:mirror-horizontal="false" draw:mirror-vertical="false" svg:viewBox="0 0 0 0" drawooo:sub-view-size="1821815 2371725" draw:text-areas="0 0 ?f0 ?f1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6" draw:style-name="gr113" draw:text-style-name="P254" draw:layer="layout" svg:width="6.526cm" svg:height="7.647cm" svg:x="18.26cm" svg:y="4.2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114" draw:text-style-name="P255" draw:layer="layout" svg:width="4.905cm" svg:height="6.094cm" svg:x="18.801cm" svg:y="4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15" draw:text-style-name="P256" draw:layer="layout" svg:width="6.582cm" svg:height="7.689cm" svg:x="2.303cm" svg:y="4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16" draw:text-style-name="P257" draw:layer="layout" svg:width="4.905cm" svg:height="6.094cm" svg:x="2.874cm" svg:y="4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117" draw:text-style-name="P18" draw:layer="layout" svg:width="4.932cm" svg:height="6.119cm" svg:x="2.862cm" svg:y="4.748cm">
          <text:p/>
          <draw:enhanced-geometry draw:mirror-horizontal="false" draw:mirror-vertical="false" svg:viewBox="0 0 0 0" drawooo:sub-view-size="1821814 2371725" draw:text-areas="0 0 ?f0 ?f1" draw:type="ooxml-non-primitive" draw:enhanced-path="M 0 0 L 1821261 0 1821261 2371720 0 2371720 0 0 Z N">
            <draw:equation draw:name="f0" draw:formula="logwidth"/>
            <draw:equation draw:name="f1" draw:formula="logheight"/>
          </draw:enhanced-geometry>
        </draw:custom-shape>
        <draw:custom-shape draw:name="object 11" draw:style-name="gr118" draw:text-style-name="P258" draw:layer="layout" svg:width="6.582cm" svg:height="7.743cm" svg:x="2.303cm" svg:y="11.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119" draw:text-style-name="P259" draw:layer="layout" svg:width="4.905cm" svg:height="6.154cm" svg:x="2.874cm" svg:y="12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3" draw:style-name="gr120" draw:text-style-name="P18" draw:layer="layout" svg:width="4.932cm" svg:height="6.18cm" svg:x="2.862cm" svg:y="12.156cm">
          <text:p/>
          <draw:enhanced-geometry draw:mirror-horizontal="false" draw:mirror-vertical="false" svg:viewBox="0 0 0 0" drawooo:sub-view-size="1821814 2395220" draw:text-areas="0 0 ?f0 ?f1" draw:type="ooxml-non-primitive" draw:enhanced-path="M 0 0 L 1821261 0 1821261 2394740 0 2394740 0 0 Z N">
            <draw:equation draw:name="f0" draw:formula="logwidth"/>
            <draw:equation draw:name="f1" draw:formula="logheight"/>
          </draw:enhanced-geometry>
        </draw:custom-shape>
        <draw:custom-shape draw:name="object 14" draw:style-name="gr121" draw:text-style-name="P260" draw:layer="layout" svg:width="6.571cm" svg:height="7.754cm" svg:x="10.563cm" svg:y="11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122" draw:text-style-name="P261" draw:layer="layout" svg:width="4.905cm" svg:height="6.164cm" svg:x="11.127cm" svg:y="12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6" draw:style-name="gr123" draw:text-style-name="P18" draw:layer="layout" svg:width="4.932cm" svg:height="6.188cm" svg:x="11.113cm" svg:y="12.146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draw:custom-shape draw:name="object 17" draw:style-name="gr124" draw:text-style-name="P262" draw:layer="layout" svg:width="6.571cm" svg:height="7.754cm" svg:x="18.238cm" svg:y="11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8" draw:style-name="gr125" draw:text-style-name="P263" draw:layer="layout" svg:width="4.905cm" svg:height="6.164cm" svg:x="18.801cm" svg:y="12.1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9" draw:style-name="gr123" draw:text-style-name="P18" draw:layer="layout" svg:width="4.932cm" svg:height="6.188cm" svg:x="18.788cm" svg:y="12.146cm">
          <text:p/>
          <draw:enhanced-geometry draw:mirror-horizontal="false" draw:mirror-vertical="false" svg:viewBox="0 0 0 0" drawooo:sub-view-size="1821815 2398395" draw:text-areas="0 0 ?f0 ?f1" draw:type="ooxml-non-primitive" draw:enhanced-path="M 0 0 L 1821261 0 1821261 2398310 0 2398310 0 0 Z N">
            <draw:equation draw:name="f0" draw:formula="logwidth"/>
            <draw:equation draw:name="f1" draw:formula="logheight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Instalación</text:p>
          </draw:text-box>
        </draw:frame>
        <draw:frame draw:name="object 3" presentation:style-name="pr10" draw:text-style-name="P264" draw:layer="layout" svg:width="16.711cm" svg:height="2.653cm" svg:x="0.919cm" svg:y="4.338cm" presentation:class="title" presentation:user-transformed="true">
          <draw:text-box>
            <text:p text:style-name="P31"><text:span text:style-name="T322">En </text:span><text:span text:style-name="T323">solo </text:span><text:span text:style-name="T324">3</text:span><text:span text:style-name="T325"> </text:span><text:span text:style-name="T326">pasos</text:span></text:p>
          </draw:text-box>
        </draw:frame>
        <draw:custom-shape draw:name="object 4" draw:style-name="gr126" draw:text-style-name="P271" draw:layer="layout" svg:width="32.317cm" svg:height="9.213cm" svg:x="1.129cm" svg:y="6.415cm">
          <text:list text:style-name="L16">
            <text:list-item>
              <text:p text:style-name="P265"><text:span text:style-name="T327">Descárgalo </text:span><text:span text:style-name="T328">de </text:span><text:span text:style-name="T329">la </text:span><text:span text:style-name="T330">pagína </text:span><text:span text:style-name="T331">( </text:span><text:span text:style-name="T332"><text:a xlink:href="http://scala-lang.org/download/" xlink:type="simple">http://scala-lang.org/download/</text:a></text:span><text:span text:style-name="T333"><text:a xlink:href="http://scala-lang.org/download/" xlink:type="simple"> </text:a></text:span><text:span text:style-name="T334">)</text:span></text:p>
            </text:list-item>
            <text:list-item>
              <text:p text:style-name="P266"><text:span text:style-name="T335">Descomprímelo</text:span><text:span text:style-name="T336"> </text:span><text:span text:style-name="T337">en</text:span><text:span text:style-name="T336"> </text:span><text:span text:style-name="T337">la</text:span><text:span text:style-name="T336"> </text:span><text:span text:style-name="T338">carpeta</text:span><text:span text:style-name="T336"> </text:span><text:span text:style-name="T338">que</text:span><text:span text:style-name="T336"> </text:span><text:span text:style-name="T339">tu</text:span><text:span text:style-name="T336"> </text:span><text:span text:style-name="T340">prefieras</text:span><text:span text:style-name="T336"> </text:span><text:span text:style-name="T341">(si</text:span><text:span text:style-name="T336"> </text:span><text:span text:style-name="T342">es</text:span><text:span text:style-name="T336"> </text:span><text:span text:style-name="T335">linux</text:span><text:span text:style-name="T336"> </text:span><text:span text:style-name="T343">no</text:span><text:span text:style-name="T336"> </text:span><text:span text:style-name="T342">es</text:span><text:span text:style-name="T336"> </text:span><text:span text:style-name="T344">una</text:span><text:span text:style-name="T336"> </text:span><text:span text:style-name="T345">mala</text:span><text:span text:style-name="T336"> </text:span><text:span text:style-name="T346">idea</text:span></text:p>
              <text:p text:style-name="P266"><text:span text:style-name="T346"><text:s text:c="2"/></text:span><text:span text:style-name="T335">hacerlo </text:span><text:span text:style-name="T337">en la </text:span><text:span text:style-name="T338">carpeta</text:span><text:span text:style-name="T347"> </text:span><text:span text:style-name="T348">/opt)</text:span></text:p>
            </text:list-item>
          </text:list>
          <text:list text:style-name="L14">
            <text:list-item>
              <text:p text:style-name="P267"><text:span text:style-name="T345">Añade </text:span><text:span text:style-name="T339">o </text:span><text:span text:style-name="T346">actualiza estas </text:span><text:span text:style-name="T339">dos</text:span><text:span text:style-name="T349"> </text:span><text:span text:style-name="T340">variables </text:span><text:span text:style-name="T343">de entorno:</text:span></text:p>
            </text:list-item>
          </text:list>
          <text:list text:style-name="L15">
            <text:list-item>
              <text:list>
                <text:list-item>
                  <text:p text:style-name="P268"><text:span text:style-name="T350">$SCALA_HOME</text:span><text:span text:style-name="T351">=</text:span><text:span text:style-name="T350">/opt/scala/last</text:span></text:p>
                </text:list-item>
                <text:list-item>
                  <text:p text:style-name="P269"><text:span text:style-name="T352">$PATH</text:span><text:span text:style-name="T353">=</text:span><text:span text:style-name="T352">$PATH:$SCALA_HOME/bin</text:span></text:p>
                </text:list-item>
              </text:list>
            </text:list-item>
            <text:list-item>
              <text:p text:style-name="P270"><text:span text:style-name="T354">YA</text:span><text:span text:style-name="T355"> </text:span><text:span text:style-name="T356">ESTA!!!</text:span><text:span text:style-name="T355"> </text:span><text:span text:style-name="T350">Solo</text:span><text:span text:style-name="T355"> </text:span><text:span text:style-name="T357">debemos</text:span><text:span text:style-name="T355"> </text:span><text:span text:style-name="T335">ejecutar</text:span><text:span text:style-name="T355"> </text:span><text:span text:style-name="T337">el</text:span><text:span text:style-name="T355"> </text:span><text:span text:style-name="T358">comando</text:span><text:span text:style-name="T355"> </text:span><text:span text:style-name="T359">“scala”</text:span><text:span text:style-name="T355"> </text:span><text:span text:style-name="T360">y</text:span><text:span text:style-name="T355"> </text:span><text:span text:style-name="T345">aparecerá</text:span><text:span text:style-name="T355"> </text:span><text:span text:style-name="T337">la</text:span><text:span text:style-name="T355"> </text:span><text:span text:style-name="T338">consol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Hello World</text:p>
          </draw:text-box>
        </draw:frame>
        <draw:custom-shape draw:name="object 3" draw:style-name="gr127" draw:text-style-name="P277" draw:layer="layout" svg:width="19.273cm" svg:height="6.182cm" svg:x="3.236cm" svg:y="6.197cm">
          <text:p text:style-name="P272"><text:span text:style-name="T294">object</text:span><text:span text:style-name="T297"> </text:span><text:span text:style-name="T294">HelloWorld {</text:span></text:p>
          <text:p text:style-name="P273"><text:span text:style-name="T294">def main(args: Array[String])</text:span><text:span text:style-name="T298"> </text:span><text:span text:style-name="T294">{</text:span></text:p>
          <text:p text:style-name="P274"><text:span text:style-name="T294">println("Hello,</text:span><text:span text:style-name="T295"> </text:span><text:span text:style-name="T294">world!")</text:span></text:p>
          <text:p text:style-name="P275"><text:span text:style-name="T294">}</text:span></text:p>
          <text:p text:style-name="P276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 presentation:user-transformed="true">
          <draw:text-box>
            <text:p>Compílalo!</text:p>
          </draw:text-box>
        </draw:frame>
        <draw:custom-shape draw:name="object 3" draw:style-name="gr128" draw:text-style-name="P187" draw:layer="layout" svg:width="21.785cm" svg:height="5.884cm" svg:x="1.107cm" svg:y="4.71cm">
          <text:list text:style-name="L14">
            <text:list-item>
              <text:p text:style-name="P180"><text:span text:style-name="T84">Guarda </text:span><text:span text:style-name="T8">el </text:span><text:span text:style-name="T9">texto </text:span><text:span text:style-name="T8">en </text:span><text:span text:style-name="T7">un </text:span><text:span text:style-name="T15">fichero</text:span><text:span text:style-name="T361"> </text:span><text:span text:style-name="T7">HelloWorld.scala</text:span></text:p>
            </text:list-item>
            <text:list-item>
              <text:p text:style-name="P185"><text:span text:style-name="T10">Compila </text:span><text:span text:style-name="T9">con </text:span><text:span text:style-name="T8">el </text:span><text:span text:style-name="T82">comando </text:span><text:span text:style-name="T9">“scalac</text:span><text:span text:style-name="T362"> </text:span><text:span text:style-name="T15">HelloWorld.scala”</text:span></text:p>
            </text:list-item>
            <text:list-item>
              <text:p text:style-name="P278"><text:span text:style-name="T11">Ejecuta </text:span><text:span text:style-name="T9">con </text:span><text:span text:style-name="T8">el </text:span><text:span text:style-name="T82">comando </text:span><text:span text:style-name="T150">“scala</text:span><text:span text:style-name="T363"> </text:span><text:span text:style-name="T17">HelloWorld”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129" draw:text-style-name="P281" draw:layer="layout" svg:width="18.109cm" svg:height="3.59cm" svg:x="3.471cm" svg:y="11.855cm">
          <text:p text:style-name="P279"><text:span text:style-name="T294">object</text:span><text:span text:style-name="T297"> </text:span><text:span text:style-name="T294">HelloWorld</text:span><text:span text:style-name="T294"><text:tab/></text:span><text:span text:style-name="T294">extends</text:span><text:span text:style-name="T300"> </text:span><text:span text:style-name="T294">App</text:span><text:span text:style-name="T300"> </text:span><text:span text:style-name="T294">{ <text:s/>println("Hello,</text:span><text:span text:style-name="T295"> </text:span><text:span text:style-name="T294">world!")</text:span></text:p>
          <text:p text:style-name="P280"><text:span text:style-name="T29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6cm" svg:height="2.25cm" svg:x="1cm" svg:y="1.125cm" presentation:class="title">
          <draw:text-box>
            <text:p>Script it!</text:p>
          </draw:text-box>
        </draw:frame>
        <draw:custom-shape draw:name="object 3" draw:style-name="gr130" draw:text-style-name="P289" draw:layer="layout" svg:width="31.654cm" svg:height="11.237cm" svg:x="0.882cm" svg:y="4.234cm">
          <text:list text:style-name="L16">
            <text:list-item>
              <text:p text:style-name="P282"><text:span text:style-name="T364">Se</text:span><text:span text:style-name="T365"> </text:span><text:span text:style-name="T366">puede</text:span><text:span text:style-name="T365"> </text:span><text:span text:style-name="T367">crear</text:span><text:span text:style-name="T365"> </text:span><text:span text:style-name="T368">scripts</text:span><text:span text:style-name="T365"> </text:span><text:span text:style-name="T369">para</text:span><text:span text:style-name="T365"> </text:span><text:span text:style-name="T370">bash</text:span><text:span text:style-name="T365"> </text:span><text:span text:style-name="T370">utilizando</text:span><text:span text:style-name="T365"> </text:span><text:span text:style-name="T371">el</text:span><text:span text:style-name="T365"> </text:span><text:span text:style-name="T372">interprete</text:span><text:span text:style-name="T365"> </text:span></text:p>
              <text:p text:style-name="P282"><text:span text:style-name="T373">de</text:span><text:span text:style-name="T365"> </text:span><text:span text:style-name="T371">la</text:span><text:span text:style-name="T365"> </text:span><text:span text:style-name="T366">consola.</text:span><text:span text:style-name="T365"> </text:span></text:p>
              <text:p text:style-name="P282"><text:span text:style-name="T374">En</text:span><text:span text:style-name="T365"> </text:span><text:span text:style-name="T371">el <text:s/></text:span><text:span text:style-name="T373">caso </text:span><text:span text:style-name="T366">del </text:span><text:span text:style-name="T375">HelloWorld </text:span><text:span text:style-name="T371">el </text:span><text:span text:style-name="T376">código </text:span><text:span text:style-name="T364">sería </text:span><text:span text:style-name="T371">el</text:span><text:span text:style-name="T377"> </text:span><text:span text:style-name="T378">siguiente.</text:span></text:p>
            </text:list-item>
          </text:list>
          <text:p text:style-name="P283"><text:span text:style-name="T379">#!/bin/sh</text:span></text:p>
          <text:p text:style-name="P284"><text:span text:style-name="T379">exec</text:span><text:span text:style-name="T380"> </text:span><text:span text:style-name="T379">scala</text:span><text:span text:style-name="T379"><text:tab/></text:span><text:span text:style-name="T379">"$0"</text:span><text:span text:style-name="T381"> </text:span><text:span text:style-name="T379">"$@"</text:span></text:p>
          <text:p text:style-name="P284"><text:span text:style-name="T379">!#</text:span></text:p>
          <text:p text:style-name="P285"><text:span text:style-name="T379">object</text:span><text:span text:style-name="T380"> </text:span><text:span text:style-name="T379">HelloWorld</text:span><text:span text:style-name="T379"><text:tab/></text:span><text:span text:style-name="T379">extends</text:span><text:span text:style-name="T382"> </text:span><text:span text:style-name="T379">App</text:span><text:span text:style-name="T382"> </text:span><text:span text:style-name="T379">{ <text:s/>println("Hello,</text:span><text:span text:style-name="T381"> </text:span><text:span text:style-name="T379">world!")</text:span></text:p>
          <text:p text:style-name="P286"><text:span text:style-name="T379">}</text:span></text:p>
          <text:p text:style-name="P286"><text:span text:style-name="T379">HelloWorld.main(args)</text:span></text:p>
          <text:p text:style-name="P287"><text:span text:style-name="T383"/></text:p>
          <text:p text:style-name="P288"><text:span text:style-name="T379">&gt;./script.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6" svg:font-family="Arial" style:font-adornments="Semibold"/>
    <style:font-face style:name="Arial8" svg:font-family="Arial" style:font-adornments="標準"/>
    <style:font-face style:name="Arial4" svg:font-family="Arial" style:font-adornments="細字"/>
    <style:font-face style:name="Arial1" svg:font-family="Arial" style:font-adornments="黒"/>
    <style:font-face style:name="Calibri2" svg:font-family="Calibri"/>
    <style:font-face style:name="Calibri1" svg:font-family="Calibri" style:font-adornments="Semibold"/>
    <style:font-face style:name="Calibri4" svg:font-family="Calibri" style:font-adornments="標準"/>
    <style:font-face style:name="Consolas2" svg:font-family="Consolas"/>
    <style:font-face style:name="Consolas1" svg:font-family="Consolas" style:font-adornments="Semibold"/>
    <style:font-face style:name="Consolas4" svg:font-family="Consolas" style:font-adornments="標準"/>
    <style:font-face style:name="Times New Roman2" svg:font-family="'Times New Roman'"/>
    <style:font-face style:name="Times New Roman1" svg:font-family="'Times New Roman'" style:font-adornments="Semibold"/>
    <style:font-face style:name="Times New Roman4" svg:font-family="'Times New Roman'" style:font-adornments="標準"/>
    <style:font-face style:name="LM Mono 101" svg:font-family="'LM Mono 10'" style:font-pitch="fixed"/>
    <style:font-face style:name="LM Mono 103" svg:font-family="'LM Mono 10'" style:font-adornments="標準" style:font-pitch="fixed"/>
    <style:font-face style:name="Arial9" svg:font-family="Arial" style:font-pitch="variable"/>
    <style:font-face style:name="Arial5" svg:font-family="Arial" style:font-adornments="Semibold" style:font-pitch="variable"/>
    <style:font-face style:name="Arial7" svg:font-family="Arial" style:font-adornments="標準" style:font-pitch="variable"/>
    <style:font-face style:name="Arial3" svg:font-family="Arial" style:font-adornments="細字" style:font-pitch="variable"/>
    <style:font-face style:name="Arial" svg:font-family="Arial" style:font-adornments="黒" style:font-pitch="variable"/>
    <style:font-face style:name="Calibri5" svg:font-family="Calibri" style:font-pitch="variable"/>
    <style:font-face style:name="Calibri" svg:font-family="Calibri" style:font-adornments="Semibold" style:font-pitch="variable"/>
    <style:font-face style:name="Calibri3" svg:font-family="Calibri" style:font-adornments="標準" style:font-pitch="variable"/>
    <style:font-face style:name="Consolas5" svg:font-family="Consolas" style:font-pitch="variable"/>
    <style:font-face style:name="Consolas" svg:font-family="Consolas" style:font-adornments="Semibold" style:font-pitch="variable"/>
    <style:font-face style:name="Consolas3" svg:font-family="Consolas" style:font-adornments="標準" style:font-pitch="variable"/>
    <style:font-face style:name="FreeSans1" svg:font-family="FreeSans" style:font-pitch="variable"/>
    <style:font-face style:name="LM Mono 10" svg:font-family="'LM Mono 10'" style:font-pitch="variable"/>
    <style:font-face style:name="LM Mono 102" svg:font-family="'LM Mono 10'" style:font-adornments="標準" style:font-pitch="variable"/>
    <style:font-face style:name="Liberation Serif1" svg:font-family="'Liberation Serif'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Times New Roman5" svg:font-family="'Times New Roman'" style:font-pitch="variable"/>
    <style:font-face style:name="Times New Roman" svg:font-family="'Times New Roman'" style:font-adornments="Semibold" style:font-pitch="variable"/>
    <style:font-face style:name="Times New Roman3" svg:font-family="'Times New Roman'" style:font-adornments="標準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msFillBitmap_20_52" draw:display-name="msFillBitmap 52" xlink:href="Pictures/1000020100000248000002CDAC48BCEA86A6C534.png" xlink:type="simple" xlink:show="embed" xlink:actuate="onLoad"/>
    <draw:fill-image draw:name="msFillBitmap_20_53" draw:display-name="msFillBitmap 53" xlink:href="Pictures/10000000000002090000023D9662A1949EEFFBFB.jpg" xlink:type="simple" xlink:show="embed" xlink:actuate="onLoad"/>
    <draw:fill-image draw:name="msFillBitmap_20_54" draw:display-name="msFillBitmap 54" xlink:href="Pictures/1000020100000244000002C9D954DFBCD31FFB59.png" xlink:type="simple" xlink:show="embed" xlink:actuate="onLoad"/>
    <draw:fill-image draw:name="msFillBitmap_20_55" draw:display-name="msFillBitmap 55" xlink:href="Pictures/10000000000001B30000023789DC241A5381EE1F.jpg" xlink:type="simple" xlink:show="embed" xlink:actuate="onLoad"/>
    <draw:fill-image draw:name="msFillBitmap_20_56" draw:display-name="msFillBitmap 56" xlink:href="Pictures/1000020100000249000002CD062A51BD4F2D732D.png" xlink:type="simple" xlink:show="embed" xlink:actuate="onLoad"/>
    <draw:fill-image draw:name="msFillBitmap_20_57" draw:display-name="msFillBitmap 57" xlink:href="Pictures/10000000000001B3000002374BB8A0A44FE947FA.jpg" xlink:type="simple" xlink:show="embed" xlink:actuate="onLoad"/>
    <draw:fill-image draw:name="msFillBitmap_20_58" draw:display-name="msFillBitmap 58" xlink:href="Pictures/1000020100000249000002D226FB22B2F76ACCEE.png" xlink:type="simple" xlink:show="embed" xlink:actuate="onLoad"/>
    <draw:fill-image draw:name="msFillBitmap_20_59" draw:display-name="msFillBitmap 59" xlink:href="Pictures/10000000000001C700000259E9D54C245B866225.jpg" xlink:type="simple" xlink:show="embed" xlink:actuate="onLoad"/>
    <draw:fill-image draw:name="msFillBitmap_20_6" draw:display-name="msFillBitmap 6" xlink:href="Pictures/10000000000001AC0000023A101DA4C7875F05C2.jpg" xlink:type="simple" xlink:show="embed" xlink:actuate="onLoad"/>
    <draw:fill-image draw:name="msFillBitmap_20_60" draw:display-name="msFillBitmap 60" xlink:href="Pictures/1000020100000248000002D35657E365B7F521D6.png" xlink:type="simple" xlink:show="embed" xlink:actuate="onLoad"/>
    <draw:fill-image draw:name="msFillBitmap_20_61" draw:display-name="msFillBitmap 61" xlink:href="Pictures/10000000000001D300000255439CD69676F5737A.jpg" xlink:type="simple" xlink:show="embed" xlink:actuate="onLoad"/>
    <draw:fill-image draw:name="msFillBitmap_20_62" draw:display-name="msFillBitmap 62" xlink:href="Pictures/1000020100000248000002D316CB6A04B542E927.png" xlink:type="simple" xlink:show="embed" xlink:actuate="onLoad"/>
    <draw:fill-image draw:name="msFillBitmap_20_63" draw:display-name="msFillBitmap 63" xlink:href="Pictures/10000000000001DF00000257B26A10B56B2878A5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3:13:10.984769556</meta:creation-date>
    <meta:editing-duration>PT2H49M44S</meta:editing-duration>
    <meta:editing-cycles>55</meta:editing-cycles>
    <meta:generator>LibreOffice/5.0.5.2$Linux_X86_64 LibreOffice_project/00m0$Build-2</meta:generator>
    <meta:initial-creator>David Suarez</meta:initial-creator>
    <dc:date>2016-03-28T18:32:33.572428449</dc:date>
    <dc:creator>David Suarez</dc:creator>
    <meta:document-statistic meta:object-count="303"/>
    <meta:template xlink:type="simple" xlink:actuate="onRequest" xlink:title="Alizarin" xlink:href="../../../../../usr/lib/libreoffice/share/template/common/presnt/Alizarin.otp" meta:date="2016-03-28T13:13:10.92264698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